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DejaVu Sans" svg:font-family="'DejaVu Sans'" style:font-pitch="variable"/>
    <style:font-face style:name="Angsana New" svg:font-family="'Angsana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kaoPGothic" svg:font-family="TakaoPGothic" style:font-family-generic="system" style:font-pitch="variable"/>
    <style:font-face style:name="Umpush" svg:font-family="Umpush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fill-color="#ffffff" draw:textarea-horizontal-align="left" draw:textarea-vertical-align="middle" draw:auto-grow-height="false" fo:min-height="11.17cm" fo:min-width="14.74cm" fo:padding-top="0.13cm" fo:padding-bottom="0.13cm" fo:padding-left="0.25cm" fo:padding-right="0.25cm" fo:wrap-option="no-wrap" draw:shadow-color="#808080"/>
    </style:style>
    <style:style style:name="gr3" style:family="graphic" style:parent-style-name="standard">
      <style:graphic-properties draw:stroke="solid" svg:stroke-color="#000080" draw:fill="none" draw:fill-color="#ffffff" draw:auto-grow-height="true" draw:auto-grow-width="false" fo:max-height="0cm" fo:min-height="11.688cm"/>
    </style:style>
    <style:style style:name="gr4" style:family="graphic" style:parent-style-name="standard">
      <style:graphic-properties draw:stroke="none" draw:fill="none" draw:fill-color="#ffffff" draw:textarea-horizontal-align="left" draw:textarea-vertical-align="middle" draw:auto-grow-height="false" fo:min-height="12.043cm" fo:min-width="13.263cm" fo:padding-top="0.13cm" fo:padding-bottom="0.13cm" fo:padding-left="0.25cm" fo:padding-right="0.25cm" fo:wrap-option="no-wrap" draw:shadow-color="#808080"/>
    </style:style>
    <style:style style:name="gr5" style:family="graphic" style:parent-style-name="standard">
      <style:graphic-properties draw:stroke="solid" svg:stroke-color="#000080" draw:fill="none" draw:fill-color="#ffffff" draw:auto-grow-height="true" draw:auto-grow-width="false" fo:max-height="0cm" fo:min-height="11.545cm"/>
    </style:style>
    <style:style style:name="gr6" style:family="graphic" style:parent-style-name="standard" style:list-style-name="L3">
      <style:graphic-properties draw:stroke="solid" svg:stroke-color="#000000" draw:fill="none" draw:fill-color="#ffffff" draw:auto-grow-height="true" draw:auto-grow-width="false" fo:max-height="0cm" fo:min-height="9.184cm"/>
    </style:style>
    <style:style style:name="gr7" style:family="graphic" style:parent-style-name="standard">
      <style:graphic-properties draw:stroke="solid" svg:stroke-color="#000080" draw:fill="none" draw:fill-color="#ffffff" draw:auto-grow-height="true" draw:auto-grow-width="false" fo:max-height="0cm" fo:min-height="3.306cm"/>
    </style:style>
    <style:style style:name="gr8" style:family="graphic" style:parent-style-name="standard" style:list-style-name="L3">
      <style:graphic-properties draw:stroke="solid" svg:stroke-color="#000080" draw:fill="none" draw:fill-color="#ffffff" draw:auto-grow-height="true" draw:auto-grow-width="false" fo:max-height="0cm" fo:min-height="5.036cm"/>
    </style:style>
    <style:style style:name="gr9" style:family="graphic" style:parent-style-name="standard">
      <style:graphic-properties draw:stroke="solid" svg:stroke-color="#000000" draw:fill="none" draw:fill-color="#ffffff" draw:auto-grow-height="true" draw:auto-grow-width="false" fo:max-height="0cm" fo:min-height="3.56cm"/>
    </style:style>
    <style:style style:name="gr10" style:family="graphic" style:parent-style-name="objectwithoutfill">
      <style:graphic-properties draw:stroke="dash" draw:stroke-dash="Fine_20_Dashed" svg:stroke-width="0.05cm" svg:stroke-color="#000000" draw:marker-start-width="0.355cm" draw:marker-end="Triangle_20_unfilled" draw:marker-end-width="0.6cm" draw:fill="none" draw:textarea-vertical-align="middle" fo:padding-top="0.15cm" fo:padding-bottom="0.15cm" fo:padding-left="0.275cm" fo:padding-right="0.275cm"/>
    </style:style>
    <style:style style:name="gr11" style:family="graphic" style:parent-style-name="standard">
      <style:graphic-properties draw:stroke="solid" svg:stroke-color="#000000" draw:fill="none" draw:fill-color="#ffffff" draw:auto-grow-height="true" draw:auto-grow-width="false" fo:max-height="0cm" fo:min-height="2.371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6.9cm"/>
    </style:style>
    <style:style style:name="gr13" style:family="graphic" style:parent-style-name="objectwithoutfill">
      <style:graphic-properties draw:marker-end="Arrow" draw:marker-end-width="0.3cm" draw:fill="none" draw:textarea-vertical-align="middle"/>
    </style:style>
    <style:style style:name="gr14" style:family="graphic" style:parent-style-name="standard">
      <style:graphic-properties draw:stroke="solid" svg:stroke-color="#000000" draw:fill="none" draw:fill-color="#ffffff" draw:auto-grow-height="true" draw:auto-grow-width="false" fo:max-height="0cm" fo:min-height="3.556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.186cm"/>
    </style:style>
    <style:style style:name="gr16" style:family="graphic" style:parent-style-name="standard" style:list-style-name="L3">
      <style:graphic-properties draw:stroke="solid" svg:stroke-color="#000080" draw:fill="none" draw:fill-color="#ffffff" draw:auto-grow-height="true" draw:auto-grow-width="false" fo:max-height="0cm" fo:min-height="3.811cm"/>
    </style:style>
    <style:style style:name="gr17" style:family="graphic" style:parent-style-name="standard" style:list-style-name="L3">
      <style:graphic-properties draw:stroke="solid" svg:stroke-color="#000080" draw:fill="none" draw:fill-color="#ffffff" draw:auto-grow-height="true" draw:auto-grow-width="false" fo:max-height="0cm" fo:min-height="3.811cm"/>
    </style:style>
    <style:style style:name="gr18" style:family="graphic" style:parent-style-name="standard" style:list-style-name="L3">
      <style:graphic-properties draw:stroke="solid" svg:stroke-color="#000080" draw:fill="none" draw:fill-color="#ffffff" draw:auto-grow-height="true" draw:auto-grow-width="false" fo:max-height="0cm" fo:min-height="7.199cm"/>
    </style:style>
    <style:style style:name="pr1" style:family="presentation" style:parent-style-name="Title1-title">
      <style:graphic-properties draw:stroke="none" draw:fill="none" draw:fill-color="#ffffff" draw:textarea-horizontal-align="justify" draw:textarea-vertical-align="bottom" draw:auto-grow-height="false" draw:auto-grow-width="false" fo:min-height="3.802cm" fo:min-width="0cm" fo:padding-top="0.13cm" fo:padding-bottom="0.13cm" fo:padding-left="0.25cm" fo:padding-right="0.25cm" fo:wrap-option="wrap" draw:shadow-color="#808080"/>
    </style:style>
    <style:style style:name="pr2" style:family="presentation" style:parent-style-name="Default-title">
      <style:graphic-properties fo:min-height="2.095cm"/>
    </style:style>
    <style:style style:name="pr3" style:family="presentation" style:parent-style-name="Default-outline1">
      <style:graphic-properties fo:min-height="12.102cm"/>
    </style:style>
    <style:style style:name="pr4" style:family="presentation" style:parent-style-name="Default-notes">
      <style:graphic-properties draw:fill-color="#ffffff" fo:min-height="11.381cm"/>
    </style:style>
    <style:style style:name="pr5" style:family="presentation" style:parent-style-name="Default-title">
      <style:graphic-properties draw:stroke="none" draw:fill="none" draw:fill-color="#ffffff" draw:textarea-horizontal-align="justify" draw:textarea-vertical-align="bottom" draw:auto-grow-height="false" draw:auto-grow-width="false" fo:min-height="2.493cm" fo:min-width="0cm" fo:padding-top="0.13cm" fo:padding-bottom="0.13cm" fo:padding-left="0.25cm" fo:padding-right="0.25cm" fo:wrap-option="wrap" draw:shadow-color="#808080"/>
    </style:style>
    <style:style style:name="pr6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12.142cm" fo:min-width="0cm" fo:padding-top="0.13cm" fo:padding-bottom="0.13cm" fo:padding-left="0.25cm" fo:padding-right="0.25cm" fo:wrap-option="wrap" draw:shadow-color="#808080"/>
    </style:style>
    <style:style style:name="pr7" style:family="presentation" style:parent-style-name="Default-title">
      <style:graphic-properties fo:min-height="3.049cm"/>
    </style:style>
    <style:style style:name="pr8" style:family="presentation" style:parent-style-name="Default-outline1">
      <style:graphic-properties draw:stroke="dash" draw:stroke-dash="Fine_20_Dashed" svg:stroke-color="#3465a4" fo:min-height="12.102cm"/>
    </style:style>
    <style:style style:name="P1" style:family="paragraph">
      <style:paragraph-properties fo:margin-left="0cm" fo:margin-right="0cm" fo:text-indent="0cm" style:punctuation-wrap="hanging" style:line-break="strict"/>
    </style:style>
    <style:style style:name="P2" style:family="paragraph">
      <loext:graphic-properties draw:fill="none" draw:fill-color="#ffffff"/>
      <style:paragraph-properties style:writing-mode="lr-tb" style:font-independent-line-spacing="true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margin-top="0.5cm" fo:margin-bottom="0cm" fo:text-indent="0cm"/>
    </style:style>
    <style:style style:name="P5" style:family="paragraph">
      <loext:graphic-properties draw:fill-color="#ffffff"/>
    </style:style>
    <style:style style:name="P6" style:family="paragraph">
      <style:paragraph-properties fo:margin-top="1cm" fo:margin-bottom="0cm"/>
    </style:style>
    <style:style style:name="P7" style:family="paragraph">
      <style:paragraph-properties fo:margin-top="0.5cm" fo:margin-bottom="0cm" fo:text-align="center"/>
    </style:style>
    <style:style style:name="P8" style:family="paragraph">
      <style:paragraph-properties fo:margin-left="0cm" fo:margin-right="0cm" fo:margin-top="0.5cm" fo:margin-bottom="0cm" fo:text-align="center" fo:text-indent="0cm"/>
    </style:style>
    <style:style style:name="P9" style:family="paragraph">
      <style:paragraph-properties fo:margin-left="0cm" fo:margin-right="0cm" fo:margin-top="0.529cm" fo:margin-bottom="0cm" fo:text-indent="0cm" style:punctuation-wrap="hanging" style:line-break="strict"/>
    </style:style>
    <style:style style:name="P10" style:family="paragraph">
      <style:paragraph-properties fo:margin-left="0.952cm" fo:margin-right="0cm" fo:margin-top="0.529cm" fo:margin-bottom="0cm" fo:text-indent="-0.913cm" style:punctuation-wrap="hanging" style:line-break="strict"/>
    </style:style>
    <style:style style:name="P11" style:family="paragraph">
      <loext:graphic-properties draw:fill="none" draw:fill-color="#ffffff"/>
    </style:style>
    <style:style style:name="P12" style:family="paragraph">
      <style:paragraph-properties fo:margin-top="0.8cm" fo:margin-bottom="0cm"/>
    </style:style>
    <style:style style:name="P13" style:family="paragraph">
      <style:paragraph-properties fo:margin-top="0.3cm" fo:margin-bottom="0cm"/>
    </style:style>
    <style:style style:name="P14" style:family="paragraph">
      <style:paragraph-properties fo:margin-left="0cm" fo:margin-right="0cm" fo:margin-top="0.8cm" fo:margin-bottom="0cm" fo:text-indent="0cm"/>
    </style:style>
    <style:style style:name="P15" style:family="paragraph">
      <style:paragraph-properties fo:margin-left="0.952cm" fo:margin-right="0cm" fo:margin-top="0.211cm" fo:margin-bottom="0cm" fo:line-height="100%" fo:text-align="start" fo:text-indent="-0.952cm" style:punctuation-wrap="hanging" style:line-break="strict">
        <style:tab-stops>
          <style:tab-stop style:position="0cm"/>
          <style:tab-stop style:position="0.044cm"/>
          <style:tab-stop style:position="1.04cm"/>
          <style:tab-stop style:position="2.037cm"/>
          <style:tab-stop style:position="3.033cm"/>
          <style:tab-stop style:position="4.03cm"/>
          <style:tab-stop style:position="5.027cm"/>
          <style:tab-stop style:position="6.023cm"/>
          <style:tab-stop style:position="7.02cm"/>
          <style:tab-stop style:position="8.016cm"/>
          <style:tab-stop style:position="9.013cm"/>
          <style:tab-stop style:position="10.01cm"/>
          <style:tab-stop style:position="11.006cm"/>
          <style:tab-stop style:position="12.003cm"/>
          <style:tab-stop style:position="12.999cm"/>
          <style:tab-stop style:position="13.996cm"/>
          <style:tab-stop style:position="14.993cm"/>
          <style:tab-stop style:position="15.989cm"/>
          <style:tab-stop style:position="16.986cm"/>
          <style:tab-stop style:position="17.982cm"/>
          <style:tab-stop style:position="18.979cm"/>
        </style:tab-stops>
      </style:paragraph-properties>
    </style:style>
    <style:style style:name="P16" style:family="paragraph">
      <loext:graphic-properties draw:fill="none" draw:fill-color="#ffffff"/>
      <style:paragraph-properties fo:margin-left="0.952cm" fo:margin-right="0cm" fo:margin-top="0.211cm" fo:margin-bottom="0cm" fo:line-height="100%" fo:text-align="start" fo:text-indent="-0.952cm" style:punctuation-wrap="hanging" style:line-break="strict">
        <style:tab-stops>
          <style:tab-stop style:position="0cm"/>
          <style:tab-stop style:position="0.044cm"/>
          <style:tab-stop style:position="1.04cm"/>
          <style:tab-stop style:position="2.037cm"/>
          <style:tab-stop style:position="3.033cm"/>
          <style:tab-stop style:position="4.03cm"/>
          <style:tab-stop style:position="5.027cm"/>
          <style:tab-stop style:position="6.023cm"/>
          <style:tab-stop style:position="7.02cm"/>
          <style:tab-stop style:position="8.016cm"/>
          <style:tab-stop style:position="9.013cm"/>
          <style:tab-stop style:position="10.01cm"/>
          <style:tab-stop style:position="11.006cm"/>
          <style:tab-stop style:position="12.003cm"/>
          <style:tab-stop style:position="12.999cm"/>
          <style:tab-stop style:position="13.996cm"/>
          <style:tab-stop style:position="14.993cm"/>
          <style:tab-stop style:position="15.989cm"/>
          <style:tab-stop style:position="16.986cm"/>
          <style:tab-stop style:position="17.982cm"/>
          <style:tab-stop style:position="18.979cm"/>
        </style:tab-stops>
      </style:paragraph-properties>
    </style:style>
    <style:style style:name="P17" style:family="paragraph">
      <style:paragraph-properties fo:margin-left="0cm" fo:margin-right="0cm" fo:margin-top="0cm" fo:margin-bottom="0cm" fo:text-indent="0cm"/>
    </style:style>
    <style:style style:name="P18" style:family="paragraph">
      <style:paragraph-properties fo:margin-left="0cm" fo:margin-right="0cm" fo:margin-top="0.2cm" fo:margin-bottom="0cm" fo:text-indent="0cm"/>
    </style:style>
    <style:style style:name="P19" style:family="paragraph">
      <style:paragraph-properties fo:margin-left="0cm" fo:margin-right="0cm" fo:margin-top="0.3cm" fo:margin-bottom="0cm" fo:text-indent="0cm"/>
    </style:style>
    <style:style style:name="P20" style:family="paragraph">
      <loext:graphic-properties draw:fill="none" draw:fill-color="#ffffff"/>
      <style:text-properties fo:font-size="24pt" style:font-size-asian="24pt" style:font-size-complex="24pt"/>
    </style:style>
    <style:style style:name="P21" style:family="paragraph">
      <loext:graphic-properties draw:fill-color="#ffffff"/>
      <style:text-properties fo:font-size="12pt"/>
    </style:style>
    <style:style style:name="P22" style:family="paragraph">
      <style:paragraph-properties fo:margin-left="1cm" fo:margin-right="0cm" fo:margin-top="0.5cm" fo:margin-bottom="0cm" fo:text-indent="-1cm"/>
    </style:style>
    <style:style style:name="P23" style:family="paragraph">
      <style:paragraph-properties fo:margin-top="0.5cm" fo:margin-bottom="0cm"/>
    </style:style>
    <style:style style:name="P24" style:family="paragraph">
      <style:paragraph-properties fo:text-align="center"/>
    </style:style>
    <style:style style:name="P25" style:family="paragraph">
      <style:paragraph-properties fo:margin-left="0.952cm" fo:margin-right="0cm" fo:margin-top="0.2cm" fo:margin-bottom="0cm" fo:line-height="100%" fo:text-align="start" fo:text-indent="-0.952cm" style:punctuation-wrap="hanging" style:line-break="strict">
        <style:tab-stops>
          <style:tab-stop style:position="0cm"/>
          <style:tab-stop style:position="0.044cm"/>
          <style:tab-stop style:position="1.04cm"/>
          <style:tab-stop style:position="2.037cm"/>
          <style:tab-stop style:position="3.033cm"/>
          <style:tab-stop style:position="4.03cm"/>
          <style:tab-stop style:position="5.027cm"/>
          <style:tab-stop style:position="6.023cm"/>
          <style:tab-stop style:position="7.02cm"/>
          <style:tab-stop style:position="8.016cm"/>
          <style:tab-stop style:position="9.013cm"/>
          <style:tab-stop style:position="10.01cm"/>
          <style:tab-stop style:position="11.006cm"/>
          <style:tab-stop style:position="12.003cm"/>
          <style:tab-stop style:position="12.999cm"/>
          <style:tab-stop style:position="13.996cm"/>
          <style:tab-stop style:position="14.993cm"/>
          <style:tab-stop style:position="15.989cm"/>
          <style:tab-stop style:position="16.986cm"/>
          <style:tab-stop style:position="17.982cm"/>
          <style:tab-stop style:position="18.979cm"/>
        </style:tab-stops>
      </style:paragraph-properties>
    </style:style>
    <style:style style:name="P26" style:family="paragraph">
      <style:paragraph-properties fo:margin-top="0.2cm" fo:margin-bottom="0cm"/>
    </style:style>
    <style:style style:name="P27" style:family="paragraph">
      <loext:graphic-properties draw:fill="none" draw:fill-color="#ffffff"/>
      <style:paragraph-properties fo:margin-left="0.952cm" fo:margin-right="0cm" fo:margin-top="0.2cm" fo:margin-bottom="0cm" fo:line-height="100%" fo:text-align="start" fo:text-indent="-0.952cm" style:punctuation-wrap="hanging" style:line-break="strict">
        <style:tab-stops>
          <style:tab-stop style:position="0cm"/>
          <style:tab-stop style:position="0.044cm"/>
          <style:tab-stop style:position="1.04cm"/>
          <style:tab-stop style:position="2.037cm"/>
          <style:tab-stop style:position="3.033cm"/>
          <style:tab-stop style:position="4.03cm"/>
          <style:tab-stop style:position="5.027cm"/>
          <style:tab-stop style:position="6.023cm"/>
          <style:tab-stop style:position="7.02cm"/>
          <style:tab-stop style:position="8.016cm"/>
          <style:tab-stop style:position="9.013cm"/>
          <style:tab-stop style:position="10.01cm"/>
          <style:tab-stop style:position="11.006cm"/>
          <style:tab-stop style:position="12.003cm"/>
          <style:tab-stop style:position="12.999cm"/>
          <style:tab-stop style:position="13.996cm"/>
          <style:tab-stop style:position="14.993cm"/>
          <style:tab-stop style:position="15.989cm"/>
          <style:tab-stop style:position="16.986cm"/>
          <style:tab-stop style:position="17.982cm"/>
          <style:tab-stop style:position="18.979cm"/>
        </style:tab-stops>
      </style:paragraph-properties>
      <style:text-properties fo:font-size="20pt" style:font-size-asian="20pt" style:font-size-complex="20pt"/>
    </style:style>
    <style:style style:name="P28" style:family="paragraph">
      <loext:graphic-properties draw:fill="none" draw:fill-color="#ffffff"/>
      <style:paragraph-properties fo:text-align="center"/>
    </style:style>
    <style:style style:name="P29" style:family="paragraph">
      <loext:graphic-properties draw:fill="none"/>
    </style:style>
    <style:style style:name="P30" style:family="paragraph">
      <loext:graphic-properties draw:fill="none" draw:fill-color="#ffffff"/>
      <style:paragraph-properties fo:text-align="center"/>
      <style:text-properties fo:font-style="italic" style:font-style-asian="italic" style:font-style-complex="italic"/>
    </style:style>
    <style:style style:name="P31" style:family="paragraph">
      <style:paragraph-properties fo:margin-top="0.4cm" fo:margin-bottom="0cm" fo:text-align="start"/>
    </style:style>
    <style:style style:name="P32" style:family="paragraph">
      <loext:graphic-properties draw:fill="none" draw:fill-color="#ffffff"/>
      <style:text-properties fo:font-style="italic" style:font-style-asian="italic" style:font-style-complex="italic"/>
    </style:style>
    <style:style style:name="P33" style:family="paragraph">
      <loext:graphic-properties draw:fill="none" draw:fill-color="#ffffff"/>
      <style:paragraph-properties fo:margin-left="0.952cm" fo:margin-right="0cm" fo:margin-top="0.211cm" fo:margin-bottom="0cm" fo:line-height="100%" fo:text-align="start" fo:text-indent="-0.952cm" style:punctuation-wrap="hanging" style:line-break="strict">
        <style:tab-stops>
          <style:tab-stop style:position="0cm"/>
          <style:tab-stop style:position="0.044cm"/>
          <style:tab-stop style:position="1.04cm"/>
          <style:tab-stop style:position="2.037cm"/>
          <style:tab-stop style:position="3.033cm"/>
          <style:tab-stop style:position="4.03cm"/>
          <style:tab-stop style:position="5.027cm"/>
          <style:tab-stop style:position="6.023cm"/>
          <style:tab-stop style:position="7.02cm"/>
          <style:tab-stop style:position="8.016cm"/>
          <style:tab-stop style:position="9.013cm"/>
          <style:tab-stop style:position="10.01cm"/>
          <style:tab-stop style:position="11.006cm"/>
          <style:tab-stop style:position="12.003cm"/>
          <style:tab-stop style:position="12.999cm"/>
          <style:tab-stop style:position="13.996cm"/>
          <style:tab-stop style:position="14.993cm"/>
          <style:tab-stop style:position="15.989cm"/>
          <style:tab-stop style:position="16.986cm"/>
          <style:tab-stop style:position="17.982cm"/>
          <style:tab-stop style:position="18.979cm"/>
        </style:tab-stops>
      </style:paragraph-properties>
      <style:text-properties fo:font-size="28pt"/>
    </style:style>
    <style:style style:name="T1" style:family="text">
      <style:text-properties fo:language="en" fo:country="US" style:language-asian="en" style:country-asian="US" style:language-complex="en" style:country-complex="US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style:font-name="Arial" fo:font-size="24pt" fo:font-weight="normal" style:font-size-asian="24pt" style:font-weight-asian="normal" style:font-size-complex="24pt" style:font-weight-complex="normal"/>
    </style:style>
    <style:style style:name="T4" style:family="text">
      <style:text-properties style:font-name="Courier New" fo:font-size="24pt" fo:font-weight="bold" style:font-size-asian="24pt" style:font-weight-asian="bold" style:font-size-complex="24pt" style:font-weight-complex="bold"/>
    </style:style>
    <style:style style:name="T5" style:family="text">
      <style:text-properties fo:color="#800080" style:font-name="Courier New" fo:font-size="24pt" fo:font-weight="bold" style:font-size-asian="24pt" style:font-weight-asian="bold" style:font-size-complex="24pt" style:font-weight-complex="bold"/>
    </style:style>
    <style:style style:name="T6" style:family="text">
      <style:text-properties fo:color="#ff0000" style:font-name="Courier New" fo:font-size="24pt" fo:font-weight="bold" style:font-size-asian="24pt" style:font-weight-asian="bold" style:font-size-complex="24pt" style:font-weight-complex="bold"/>
    </style:style>
    <style:style style:name="T7" style:family="text">
      <style:text-properties fo:font-variant="normal" fo:text-transform="none" fo:color="#000000" style:text-outline="false" style:text-line-through-style="none" style:text-line-through-type="none" style:text-position="0% 100%" style:font-name="Courier New" fo:font-size="24pt" fo:font-style="normal" fo:text-shadow="none" style:text-underline-style="none" fo:font-weight="bold" fo:background-color="transparent" style:font-name-asian="Arial" style:font-size-asian="24pt" style:font-style-asian="normal" style:font-weight-asian="bold" style:font-name-complex="Arial" style:font-size-complex="24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ff0000" style:text-outline="false" style:text-line-through-style="none" style:text-line-through-type="none" style:text-position="0% 100%" style:font-name="Courier New" fo:font-size="24pt" fo:font-style="normal" fo:text-shadow="none" style:text-underline-style="none" fo:font-weight="bold" fo:background-color="transparent" style:font-name-asian="Arial" style:font-size-asian="24pt" style:font-style-asian="normal" style:font-weight-asian="bold" style:font-name-complex="Arial" style:font-size-complex="24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color="#000000" style:font-name="Courier New" fo:font-size="24pt" fo:font-weight="bold" style:font-size-asian="24pt" style:font-weight-asian="bold" style:font-size-complex="24pt" style:font-weight-complex="bold"/>
    </style:style>
    <style:style style:name="T10" style:family="text">
      <style:text-properties fo:color="#000080" fo:font-size="28pt" fo:font-weight="bold" style:font-size-asian="28pt" style:font-weight-asian="bold" style:font-size-complex="28pt" style:font-weight-complex="bold"/>
    </style:style>
    <style:style style:name="T11" style:family="text">
      <style:text-properties fo:color="#000080" fo:font-size="28pt" fo:font-style="italic" style:font-size-asian="28pt" style:font-style-asian="italic" style:font-size-complex="28pt" style:font-style-complex="italic"/>
    </style:style>
    <style:style style:name="T12" style:family="text">
      <style:text-properties fo:color="#000080" fo:font-size="28pt" fo:font-style="italic" style:text-underline-style="solid" style:text-underline-width="auto" style:text-underline-color="font-color" style:font-size-asian="28pt" style:font-style-asian="italic" style:font-size-complex="28pt" style:font-style-complex="italic"/>
    </style:style>
    <style:style style:name="T13" style:family="text">
      <style:text-properties fo:color="#000080" fo:font-size="28pt" style:font-size-asian="28pt" style:font-size-complex="28pt"/>
    </style:style>
    <style:style style:name="T14" style:family="text">
      <style:text-properties fo:color="#000080"/>
    </style:style>
    <style:style style:name="T15" style:family="text">
      <style:text-properties fo:color="#000080" fo:font-weight="bold" style:font-weight-asian="bold" style:font-weight-complex="bold"/>
    </style:style>
    <style:style style:name="T16" style:family="text">
      <style:text-properties fo:color="#ce181e"/>
    </style:style>
    <style:style style:name="T17" style:family="text">
      <style:text-properties fo:language="en" fo:country="US" fo:font-style="normal" style:language-asian="en" style:country-asian="US" style:font-style-asian="normal" style:language-complex="en" style:country-complex="US" style:font-style-complex="normal"/>
    </style:style>
    <style:style style:name="T18" style:family="text">
      <style:text-properties fo:color="#008000" style:font-name="Courier New" fo:font-size="24pt" fo:font-weight="bold" style:font-size-asian="24pt" style:font-weight-asian="bold" style:font-size-complex="24pt" style:font-weight-complex="bold"/>
    </style:style>
    <style:style style:name="T19" style:family="text">
      <style:text-properties fo:color="#000080" fo:font-style="italic" style:font-style-asian="italic" style:font-style-complex="italic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fo:font-style="normal" style:font-style-asian="normal" style:font-style-complex="normal"/>
    </style:style>
    <style:style style:name="T22" style:family="text">
      <style:text-properties style:text-underline-style="solid" style:text-underline-width="auto" style:text-underline-color="font-color"/>
    </style:style>
    <style:style style:name="T23" style:family="text">
      <style:text-properties style:text-underline-style="none"/>
    </style:style>
    <style:style style:name="T24" style:family="text">
      <style:text-properties fo:color="#008000" style:font-name="Courier New"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T25" style:family="text">
      <style:text-properties fo:color="#000080" fo:font-style="normal" style:font-style-asian="normal" style:font-style-complex="normal"/>
    </style:style>
    <style:style style:name="T26" style:family="text">
      <style:text-properties style:font-name="Liberation Mono"/>
    </style:style>
    <style:style style:name="T27" style:family="text">
      <style:text-properties style:font-name="Liberation Mono" fo:font-weight="bold" style:font-weight-asian="bold" style:font-weight-complex="bold"/>
    </style:style>
    <style:style style:name="T28" style:family="text">
      <style:text-properties fo:color="#000080" style:text-underline-style="solid" style:text-underline-width="auto" style:text-underline-color="font-color"/>
    </style:style>
    <style:style style:name="T29" style:family="text">
      <style:text-properties fo:color="#ff0000"/>
    </style:style>
    <style:style style:name="T30" style:family="text">
      <style:text-properties fo:color="#000000"/>
    </style:style>
    <style:style style:name="T31" style:family="text">
      <style:text-properties fo:color="#800080" style:font-name="Liberation Mono"/>
    </style:style>
    <style:style style:name="T32" style:family="text">
      <style:text-properties style:font-name="Courier New" fo:font-weight="bold" style:font-weight-asian="bold" style:font-weight-complex="bold"/>
    </style:style>
    <style:style style:name="T33" style:family="text">
      <style:text-properties style:font-name="Liberation Mono" fo:font-size="24pt" style:font-size-asian="24pt" style:font-size-complex="24pt"/>
    </style:style>
    <style:style style:name="T34" style:family="text">
      <style:text-properties style:font-name="Liberation Mono" fo:font-size="24pt" fo:font-weight="bold" style:font-size-asian="24pt" style:font-weight-asian="bold" style:font-size-complex="24pt" style:font-weight-complex="bold"/>
    </style:style>
    <style:style style:name="T35" style:family="text">
      <style:text-properties fo:color="#000080" style:font-name="Liberation Mono" fo:font-size="24pt" style:font-size-asian="24pt" style:font-size-complex="24pt"/>
    </style:style>
    <style:style style:name="T36" style:family="text">
      <style:text-properties fo:font-variant="normal" fo:text-transform="none" style:text-outline="false" style:text-line-through-style="none" style:text-line-through-type="none" style:text-position="0% 100%" style:font-name="Liberation Mono" fo:font-size="24pt" fo:font-style="normal" fo:text-shadow="none" style:text-underline-style="none" fo:font-weight="normal" style:font-name-asian="Angsana New" style:font-size-asian="24pt" style:font-style-asian="normal" style:font-weight-asian="normal" style:font-name-complex="Angsana New" style:font-size-complex="24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000080" style:text-outline="false" style:text-line-through-style="none" style:text-line-through-type="none" style:text-position="0% 100%" style:font-name="Liberation Mono" fo:font-size="24pt" fo:font-style="normal" fo:text-shadow="none" style:text-underline-style="none" fo:font-weight="normal" style:font-name-asian="Angsana New" style:font-size-asian="24pt" style:font-style-asian="normal" style:font-weight-asian="normal" style:font-name-complex="Angsana New" style:font-size-complex="24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font-size="28pt" style:text-underline-style="none" style:font-size-asian="28pt" style:font-size-complex="28pt"/>
    </style:style>
    <style:style style:name="T39" style:family="text">
      <style:text-properties fo:font-size="28pt" style:text-underline-style="solid" style:text-underline-width="auto" style:text-underline-color="font-color" style:font-size-asian="28pt" style:font-size-complex="28pt"/>
    </style:style>
    <style:style style:name="T40" style:family="text">
      <style:text-properties fo:color="#000080" fo:font-size="28pt" fo:font-style="italic" style:text-underline-style="none" style:font-size-asian="28pt" style:font-style-asian="italic" style:font-size-complex="28pt" style:font-style-complex="italic"/>
    </style:style>
    <style:style style:name="T41" style:family="text">
      <style:text-properties fo:font-size="28pt" fo:font-style="normal" style:text-underline-style="none" style:font-size-asian="28pt" style:font-style-asian="normal" style:font-size-complex="28pt" style:font-style-complex="normal"/>
    </style:style>
    <style:style style:name="T42" style:family="text">
      <style:text-properties fo:color="#000080" style:font-name="Liberation Mono" fo:font-weight="bold" style:font-weight-asian="bold" style:font-weight-complex="bold"/>
    </style:style>
    <style:style style:name="T43" style:family="text">
      <style:text-properties style:font-name="Arial"/>
    </style:style>
    <style:style style:name="T44" style:family="text">
      <style:text-properties fo:color="#ff0000" style:font-name="Liberation Mono"/>
    </style:style>
    <style:style style:name="T45" style:family="text">
      <style:text-properties style:font-name="Liberation Mono" fo:font-size="22pt" style:font-size-asian="22pt" style:font-size-complex="22pt"/>
    </style:style>
    <style:style style:name="T46" style:family="text">
      <style:text-properties style:font-name="Courier New"/>
    </style:style>
    <style:style style:name="T47" style:family="text">
      <style:text-properties fo:color="#ff0000" style:font-name="Arial"/>
    </style:style>
    <style:style style:name="T48" style:family="text">
      <style:text-properties style:font-name="Arial" fo:font-style="italic" style:font-style-asian="italic" style:font-style-complex="italic"/>
    </style:style>
    <style:style style:name="T49" style:family="text">
      <style:text-properties fo:color="#000080" style:font-name="Liberation Mono" fo:font-size="22pt" style:font-size-asian="22pt" style:font-size-complex="22pt"/>
    </style:style>
    <style:style style:name="T50" style:family="text">
      <style:text-properties style:font-name="Liberation Mono" fo:font-style="normal" style:font-style-asian="normal" style:font-style-complex="normal"/>
    </style:style>
    <style:style style:name="T51" style:family="text">
      <style:text-properties fo:font-variant="normal" fo:text-transform="none" fo:color="#000000" style:text-outline="false" style:text-line-through-style="none" style:text-line-through-type="none" style:text-position="0% 100%" style:font-name="Liberation Mono" fo:font-size="24pt" fo:font-style="normal" fo:text-shadow="none" style:text-underline-style="none" fo:font-weight="normal" fo:background-color="transparent" style:font-name-asian="Arial" style:font-size-asian="24pt" style:font-style-asian="normal" style:font-weight-asian="normal" style:font-name-complex="Ari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52" style:family="text">
      <style:text-properties fo:font-size="24pt" style:font-size-asian="24pt" style:font-size-complex="24pt"/>
    </style:style>
    <style:style style:name="T53" style:family="text">
      <style:text-properties fo:font-style="normal" fo:font-weight="bold" style:font-style-asian="normal" style:font-weight-asian="bold" style:font-style-complex="normal" style:font-weight-complex="bold"/>
    </style:style>
    <style:style style:name="T54" style:family="text">
      <style:text-properties fo:color="#ff0000" fo:font-style="normal" style:font-style-asian="normal" style:font-style-complex="normal"/>
    </style:style>
    <style:style style:name="T55" style:family="text">
      <style:text-properties fo:font-weight="bold" style:font-weight-asian="bold" style:font-weight-complex="bold"/>
    </style:style>
    <style:style style:name="T56" style:family="text">
      <style:text-properties fo:color="#ff0000" style:font-name="Liberation Mono" fo:font-style="normal" style:font-style-asian="normal" style:font-style-complex="normal"/>
    </style:style>
    <style:style style:name="T57" style:family="text">
      <style:text-properties style:font-name="Liberation Mono" fo:font-size="20pt" style:font-size-asian="20pt" style:font-size-complex="20pt"/>
    </style:style>
    <style:style style:name="T58" style:family="text">
      <style:text-properties fo:color="#008000" style:font-name="Liberation Mono" fo:font-size="20pt" style:font-size-asian="20pt" style:font-size-complex="20pt"/>
    </style:style>
    <style:style style:name="T59" style:family="text">
      <style:text-properties fo:color="#008000" style:font-name="Liberation Mono" fo:font-size="20pt" style:text-underline-style="solid" style:text-underline-width="auto" style:text-underline-color="font-color" style:font-size-asian="20pt" style:font-size-complex="20pt"/>
    </style:style>
    <style:style style:name="T60" style:family="text">
      <style:text-properties fo:color="#008000" style:font-name="Liberation Mono" fo:font-size="20pt" style:text-underline-style="none" style:font-size-asian="20pt" style:font-size-complex="20pt"/>
    </style:style>
    <style:style style:name="T61" style:family="text">
      <style:text-properties style:font-name="Liberation Mono" fo:font-size="20pt" fo:font-weight="bold" style:font-size-asian="20pt" style:font-weight-asian="bold" style:font-size-complex="20pt" style:font-weight-complex="bold"/>
    </style:style>
    <style:style style:name="T62" style:family="text">
      <style:text-properties fo:color="#000080" fo:font-style="italic" fo:font-weight="bold" style:font-style-asian="italic" style:font-weight-asian="bold" style:font-style-complex="italic" style:font-weight-complex="bold"/>
    </style:style>
    <style:style style:name="T63" style:family="text">
      <style:text-properties style:font-name="Liberation Mono" fo:font-style="normal" style:text-underline-style="solid" style:text-underline-width="auto" style:text-underline-color="font-color" style:font-style-asian="normal" style:font-style-complex="normal"/>
    </style:style>
    <style:style style:name="T64" style:family="text">
      <style:text-properties style:font-name="Liberation Mono" style:text-underline-style="solid" style:text-underline-width="auto" style:text-underline-color="font-color" fo:font-weight="bold" style:font-weight-asian="bold" style:font-weight-complex="bold"/>
    </style:style>
    <style:style style:name="T65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66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67" style:family="text">
      <style:text-properties fo:color="#000080" style:font-name="Liberation Mono"/>
    </style:style>
    <style:style style:name="T68" style:family="text">
      <style:text-properties fo:color="#008000" style:font-name="Liberation Mono" fo:font-style="normal" style:font-style-asian="normal" style:font-style-complex="normal"/>
    </style:style>
    <style:style style:name="T69" style:family="text">
      <style:text-properties fo:color="#008000" style:font-name="Liberation Mono" fo:font-style="italic" fo:font-weight="bold" style:font-style-asian="italic" style:font-weight-asian="bold" style:font-style-complex="italic" style:font-weight-complex="bold"/>
    </style:style>
    <style:style style:name="T70" style:family="text">
      <style:text-properties fo:color="#008000" style:font-name="Liberation Mono" fo:font-style="normal" fo:font-weight="normal" style:font-style-asian="normal" style:font-weight-asian="normal" style:font-style-complex="normal" style:font-weight-complex="normal"/>
    </style:style>
    <style:style style:name="T71" style:family="text">
      <style:text-properties style:font-name="Liberation Mono" fo:font-style="normal" fo:font-weight="normal" style:font-style-asian="normal" style:font-weight-asian="normal" style:font-style-complex="normal" style:font-weight-complex="normal"/>
    </style:style>
    <style:style style:name="T72" style:family="text">
      <style:text-properties style:font-name="Liberation Mono" fo:font-style="normal" fo:font-weight="bold" style:font-style-asian="normal" style:font-weight-asian="bold" style:font-style-complex="normal" style:font-weight-complex="bold"/>
    </style:style>
    <style:style style:name="T73" style:family="text">
      <style:text-properties fo:color="#ff0000" style:font-name="Liberation Mono" fo:font-style="normal" fo:font-weight="bold" style:font-style-asian="normal" style:font-weight-asian="bold" style:font-style-complex="normal" style:font-weight-complex="bold"/>
    </style:style>
    <style:style style:name="T74" style:family="text">
      <style:text-properties style:font-name="Liberation Mono" style:text-underline-style="none" fo:font-weight="bold" style:font-weight-asian="bold" style:font-weight-complex="bold"/>
    </style:style>
    <style:style style:name="T75" style:family="text">
      <style:text-properties style:font-name="Liberation Mono" fo:font-size="26pt" style:font-size-asian="26pt" style:font-size-complex="26pt"/>
    </style:style>
    <style:style style:name="T76" style:family="text">
      <style:text-properties style:font-name="Arial" fo:font-size="28pt" fo:font-style="normal" style:font-size-asian="28pt" style:font-style-asian="normal" style:font-size-complex="28pt" style:font-style-complex="normal"/>
    </style:style>
    <style:style style:name="T77" style:family="text">
      <style:text-properties style:font-name="Liberation Mono" fo:font-size="28pt" fo:font-style="normal" style:font-size-asian="28pt" style:font-style-asian="normal" style:font-size-complex="28pt" style:font-style-complex="normal"/>
    </style:style>
    <style:style style:name="T78" style:family="text">
      <style:text-properties fo:color="#ff0000" style:font-name="Liberation Mono"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79" style:family="text">
      <style:text-properties fo:color="#000080" style:font-name="Liberation Mono" fo:font-style="italic" style:font-style-asian="italic" style:font-style-complex="italic"/>
    </style:style>
    <style:style style:name="T80" style:family="text">
      <style:text-properties fo:color="#008000"/>
    </style:style>
    <style:style style:name="T81" style:family="text">
      <style:text-properties fo:color="#008000" style:font-name="Liberation Mono" fo:font-style="italic" style:font-style-asian="italic" style:font-style-complex="italic"/>
    </style:style>
    <style:style style:name="T82" style:family="text">
      <style:text-properties fo:color="#008000" fo:font-style="normal" style:font-style-asian="normal" style:font-style-complex="normal"/>
    </style:style>
    <style:style style:name="T83" style:family="text">
      <style:text-properties fo:color="#000000" style:font-name="Liberation Mono"/>
    </style:style>
    <style:style style:name="T84" style:family="text">
      <style:text-properties fo:color="#008000" style:font-name="Liberation Mono"/>
    </style:style>
    <style:style style:name="T85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86" style:family="text">
      <style:text-properties fo:color="#000080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87" style:family="text">
      <style:text-properties fo:color="#008000" fo:font-style="italic" style:font-style-asian="italic" style:font-style-complex="italic"/>
    </style:style>
    <style:style style:name="T88" style:family="text">
      <style:text-properties fo:font-variant="normal" fo:text-transform="none" style:text-outline="false" style:text-line-through-style="none" style:text-line-through-type="none" style:text-position="0% 100%" style:font-name="Liberation Mono" fo:font-size="24pt" fo:font-style="normal" fo:text-shadow="none" style:text-underline-style="none" fo:font-weight="normal" fo:background-color="transparent" style:font-name-asian="Arial" style:font-size-asian="24pt" style:font-style-asian="normal" style:font-weight-asian="normal" style:font-name-complex="Ari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89" style:family="text">
      <style:text-properties fo:font-variant="normal" fo:text-transform="none" fo:color="#000080" style:text-outline="false" style:text-line-through-style="none" style:text-line-through-type="none" style:text-position="0% 100%" style:font-name="Liberation Mono" fo:font-size="24pt" fo:font-style="normal" fo:text-shadow="none" style:text-underline-style="none" fo:font-weight="normal" fo:background-color="transparent" style:font-name-asian="Arial" style:font-size-asian="24pt" style:font-style-asian="normal" style:font-weight-asian="normal" style:font-name-complex="Ari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90" style:family="text">
      <style:text-properties fo:color="#000080" style:font-name="Arial" style:text-underline-style="solid" style:text-underline-width="auto" style:text-underline-color="font-color"/>
    </style:style>
    <style:style style:name="T91" style:family="text">
      <style:text-properties style:font-name="Liberation Mono" fo:font-style="italic" style:font-style-asian="italic" style:font-style-complex="italic"/>
    </style:style>
    <style:style style:name="T92" style:family="text">
      <style:text-properties fo:color="#000080" style:font-name="Arial"/>
    </style:style>
    <style:style style:name="T93" style:family="text">
      <style:text-properties fo:color="#000080" style:font-name="Arial" fo:font-weight="bold" style:font-weight-asian="bold" style:font-weight-complex="bold"/>
    </style:style>
    <style:style style:name="T94" style:family="text">
      <style:text-properties style:font-name="Arial" fo:font-size="22pt" style:font-size-asian="22pt" style:font-size-complex="22pt"/>
    </style:style>
    <style:style style:name="T95" style:family="text">
      <style:text-properties style:font-name="Liberation Mono" fo:font-size="22pt" fo:font-weight="bold" style:font-size-asian="22pt" style:font-weight-asian="bold" style:font-size-complex="22pt" style:font-weight-complex="bold"/>
    </style:style>
    <style:style style:name="T96" style:family="text">
      <style:text-properties fo:color="#000080" style:font-name="Liberation Mono" fo:font-size="20pt" fo:font-weight="bold" style:font-size-asian="20pt" style:font-weight-asian="bold" style:font-size-complex="20pt" style:font-weight-complex="bold"/>
    </style:style>
    <style:style style:name="T97" style:family="text">
      <style:text-properties style:font-name="Liberation Mono" fo:font-size="22pt" style:text-underline-style="solid" style:text-underline-width="auto" style:text-underline-color="font-color" style:font-size-asian="22pt" style:font-size-complex="22pt"/>
    </style:style>
    <style:style style:name="T98" style:family="text">
      <style:text-properties fo:color="#ce181e" style:font-name="Liberation Mono" fo:font-size="20pt" style:font-size-asian="20pt" style:font-size-complex="20pt"/>
    </style:style>
    <style:style style:name="T99" style:family="text">
      <style:text-properties fo:color="#000080" style:font-name="Courier New" fo:font-weight="bold" style:font-weight-asian="bold" style:font-weight-complex="bold"/>
    </style:style>
    <text:list-style style:name="L1">
      <text:list-level-style-number text:level="1" style:num-format="">
        <style:list-level-properties/>
        <style:text-properties fo:color="#33339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000000" fo:font-size="9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1" presentation:presentation-page-layout-name="AL1T0">
        <office:forms form:automatic-focus="false" form:apply-design-mode="false"/>
        <draw:frame presentation:style-name="pr1" draw:text-style-name="P2" draw:layer="layout" svg:width="20.32cm" svg:height="4.061cm" svg:x="2.54cm" svg:y="4.656cm" presentation:class="title" presentation:user-transformed="true">
          <draw:text-box>
            <text:list text:style-name="L1">
              <text:list-header>
                <text:p text:style-name="P1"><text:span text:style-name="T1">Type Checking</text:span></text:p>
              </text:list-header>
            </text:list>
          </draw:text-box>
        </draw:frame>
        <presentation:notes draw:style-name="dp2">
          <draw:page-thumbnail draw:style-name="gr1" draw:layer="layout" svg:width="12.7cm" svg:height="9.525cm" svg:x="3.175cm" svg:y="1.905cm" draw:page-number="1" presentation:class="page"/>
          <draw:custom-shape draw:style-name="gr2" draw:text-style-name="P2" draw:layer="layout" svg:width="15.24cm" svg:height="11.43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2" draw:layer="layout" svg:width="21.956cm" svg:height="2.355cm" svg:x="1.698cm" svg:y="0.722cm" presentation:class="title" presentation:user-transformed="true">
          <draw:text-box>
            <text:p>Type Checking</text:p>
          </draw:text-box>
        </draw:frame>
        <draw:frame presentation:style-name="pr3" draw:layer="layout" svg:width="21.956cm" svg:height="13.891cm" svg:x="1.874cm" svg:y="3.889cm" presentation:class="outline" presentation:user-transformed="true">
          <draw:text-box>
            <text:list text:style-name="L3">
              <text:list-item>
                <text:p text:style-name="P3"><text:span text:style-name="T2">Verify that the rules for using data types are </text:span><text:span text:style-name="T2">obeyed, and that the correct types are used in </text:span><text:span text:style-name="T2">function calls, assignments, and other program </text:span><text:span text:style-name="T2">elements.</text:span></text:p>
              </text:list-item>
              <text:list-item>
                <text:p text:style-name="P4"><text:span text:style-name="T3">Examples:</text:span></text:p>
              </text:list-item>
              <text:list-item>
                <text:p text:style-name="P3"><text:span text:style-name="T4">lst = [</text:span><text:span text:style-name="T5">"cat", "dog", "rat"</text:span><text:span text:style-name="T4">]</text:span></text:p>
              </text:list-item>
              <text:list-item>
                <text:p text:style-name="P3"><text:span text:style-name="T4">sum( lst ) <text:s text:c="14"/># </text:span><text:span text:style-name="T6">type error</text:span></text:p>
              </text:list-item>
              <text:list-item>
                <text:p text:style-name="P3"><text:span text:style-name="T7"/></text:p>
              </text:list-item>
              <text:list-item>
                <text:p text:style-name="P3"><text:span text:style-name="T7">for x in range(1.0,4.0): </text:span><text:span text:style-name="T4">#</text:span><text:span text:style-name="T6"> type error: </text:span></text:p>
              </text:list-item>
              <text:list-item>
                <text:p text:style-name="P3"><text:span text:style-name="T8"><text:s text:c="4"/></text:span><text:span text:style-name="T9">print(x) </text:span><text:span text:style-name="T6"><text:s text:c="12"/></text:span><text:span text:style-name="T9">#</text:span><text:span text:style-name="T6"> int required</text:span><text:span text:style-name="T4"> <text:s text:c="3"/></text:span></text:p>
              </text:list-item>
              <text:list-item>
                <text:p text:style-name="P3"><text:span text:style-name="T4"><text:s text:c="4"/></text:span></text:p>
              </text:list-item>
            </text:list>
          </draw:text-box>
        </draw:frame>
        <presentation:notes draw:style-name="dp2">
          <draw:page-thumbnail draw:style-name="gr1" draw:layer="layout" svg:width="12.651cm" svg:height="9.476cm" svg:x="3.174cm" svg:y="1.905cm" draw:page-number="2" presentation:class="page"/>
          <draw:frame presentation:style-name="pr4" draw:text-style-name="P5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2" draw:layer="layout" svg:width="21.956cm" svg:height="2.355cm" svg:x="1.698cm" svg:y="0.722cm" presentation:class="title" presentation:user-transformed="true">
          <draw:text-box>
            <text:p>Static</text:p>
          </draw:text-box>
        </draw:frame>
        <draw:frame presentation:style-name="pr3" draw:layer="layout" svg:width="21.956cm" svg:height="13.383cm" svg:x="1.874cm" svg:y="3.889cm" presentation:class="outline" presentation:user-transformed="true">
          <draw:text-box>
            <text:list text:style-name="L3">
              <text:list-item>
                <text:p><text:span text:style-name="T10">static</text:span><text:span text:style-name="T2"> - </text:span><text:span text:style-name="T11">fixed, unchanging, immobile</text:span></text:p>
              </text:list-item>
              <text:list-item>
                <text:p text:style-name="P6">In computer programming:</text:p>
              </text:list-item>
              <text:list-item>
                <text:p text:style-name="P7"><text:span text:style-name="T11">anything that is done or known </text:span><text:span text:style-name="T12">before</text:span><text:span text:style-name="T11"> run-time</text:span><text:span text:style-name="T13">.</text:span></text:p>
              </text:list-item>
              <text:list-item>
                <text:p text:style-name="P6">"<text:span text:style-name="T14">static content</text:span>" - fixed content in a web application, such as images, fonts, CSS files, fixed web pages.</text:p>
              </text:list-item>
              <text:list-item>
                <text:p text:style-name="P6">"<text:span text:style-name="T15">static type checking</text:span>" - type checking done <text:span text:style-name="T16">before</text:span> the program is run.</text:p>
              </text:list-item>
              <text:list-item>
                <text:p><text:s text:c="4"/>- done by a compiler or static type checking tool.</text:p>
              </text:list-item>
            </text:list>
          </draw:text-box>
        </draw:frame>
        <presentation:notes draw:style-name="dp2">
          <draw:page-thumbnail draw:style-name="gr1" draw:layer="layout" svg:width="12.651cm" svg:height="9.476cm" svg:x="3.174cm" svg:y="1.905cm" draw:page-number="3" presentation:class="page"/>
          <draw:frame presentation:style-name="pr4" draw:text-style-name="P5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2" draw:layer="layout" svg:width="21.956cm" svg:height="2.355cm" svg:x="1.698cm" svg:y="0.722cm" presentation:class="title" presentation:user-transformed="true">
          <draw:text-box>
            <text:p>Dynamic</text:p>
          </draw:text-box>
        </draw:frame>
        <draw:frame presentation:style-name="pr3" draw:layer="layout" svg:width="21.956cm" svg:height="13.383cm" svg:x="1.874cm" svg:y="3.889cm" presentation:class="outline" presentation:user-transformed="true">
          <draw:text-box>
            <text:list text:style-name="L3">
              <text:list-item>
                <text:p><text:span text:style-name="T10">dynamic</text:span><text:span text:style-name="T2"> - </text:span><text:span text:style-name="T11">characterized by change or activity</text:span></text:p>
              </text:list-item>
              <text:list-item>
                <text:p text:style-name="P6">In computer programming:</text:p>
                <text:p text:style-name="P8"><text:span text:style-name="T11">anything that is done, created, or known</text:span><text:span text:style-name="T11"><text:line-break/></text:span><text:span text:style-name="T11">only when the code is run</text:span><text:span text:style-name="T2">.</text:span></text:p>
              </text:list-item>
              <text:list-item>
                <text:p text:style-name="P6">"<text:span text:style-name="T14">dynamic content</text:span>" - web pages generated at run-time from a template. Content that changes over time.</text:p>
              </text:list-item>
              <text:list-item>
                <text:p text:style-name="P6">"<text:span text:style-name="T15">dynamic type checking</text:span>" - verify type rules <text:span text:style-name="T16">while</text:span> the program is <text:span text:style-name="T16">running</text:span>.</text:p>
              </text:list-item>
            </text:list>
          </draw:text-box>
        </draw:frame>
        <presentation:notes draw:style-name="dp2">
          <draw:page-thumbnail draw:style-name="gr1" draw:layer="layout" svg:width="12.651cm" svg:height="9.476cm" svg:x="3.174cm" svg:y="1.905cm" draw:page-number="4" presentation:class="page"/>
          <draw:frame presentation:style-name="pr4" draw:text-style-name="P5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5" draw:text-style-name="P2" draw:layer="layout" svg:width="23.706cm" svg:height="2.752cm" svg:x="0.847cm" svg:y="0.635cm" presentation:class="title" presentation:user-transformed="true">
          <draw:text-box>
            <text:list text:style-name="L1">
              <text:list-header>
                <text:p text:style-name="P1"><text:span text:style-name="T1">Java is </text:span><text:span text:style-name="T17">Statically Typed</text:span></text:p>
              </text:list-header>
            </text:list>
          </draw:text-box>
        </draw:frame>
        <draw:frame presentation:style-name="pr6" draw:text-style-name="P2" draw:layer="layout" svg:width="22.005cm" svg:height="2.97cm" svg:x="1.873cm" svg:y="3.888cm" presentation:class="outline" presentation:user-transformed="true">
          <draw:text-box>
            <text:p text:style-name="P9"><text:span text:style-name="T1">The types of all variables are known to the compiler. <text:s/></text:span><text:span text:style-name="T1"><text:line-break/></text:span><text:span text:style-name="T1">The compiler catches type errors.</text:span></text:p>
            <text:list text:style-name="L4">
              <text:list-header>
                <text:p text:style-name="P10"><text:span text:style-name="T1"/></text:p>
              </text:list-header>
            </text:list>
          </draw:text-box>
        </draw:frame>
        <draw:frame draw:style-name="gr3" draw:text-style-name="P11" draw:layer="layout" svg:width="22.606cm" svg:height="11.938cm" svg:x="1.27cm" svg:y="6.096cm">
          <draw:text-box>
            <text:p><text:span text:style-name="T9">List&lt;String&gt; names = new ArrayList&lt;&gt;();</text:span></text:p>
            <text:p><text:span text:style-name="T9"/></text:p>
            <text:p><text:span text:style-name="T9">names.add("John");</text:span></text:p>
            <text:p><text:span text:style-name="T9">names.add( 3.0 ); </text:span><text:span text:style-name="T6">// error. wrong type</text:span></text:p>
            <text:p><text:span text:style-name="T18"/></text:p>
            <text:p><text:span text:style-name="T18">// type inference: </text:span><text:span text:style-name="T9">first</text:span><text:span text:style-name="T18"> is a String var</text:span></text:p>
            <text:p><text:span text:style-name="T9">var first = names.get(1); </text:span><text:span text:style-name="T18">// must be String</text:span></text:p>
            <text:p><text:span text:style-name="T9"/></text:p>
            <text:p><text:span text:style-name="T9">int sum = 1; <text:s/></text:span></text:p>
            <text:p><text:span text:style-name="T9">sum += Math.sqrt(3); // </text:span><text:span text:style-name="T6">type error</text:span></text:p>
          </draw:text-box>
        </draw:frame>
        <presentation:notes draw:style-name="dp2">
          <draw:page-thumbnail draw:style-name="gr1" draw:layer="layout" svg:width="13.67cm" svg:height="10.252cm" svg:x="2.549cm" svg:y="2.051cm" draw:page-number="5" presentation:class="page"/>
          <draw:custom-shape draw:style-name="gr4" draw:text-style-name="P2" draw:layer="layout" svg:width="13.763cm" svg:height="12.303cm" svg:x="2.5cm" svg:y="12.98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2" draw:layer="layout" svg:width="21.956cm" svg:height="2.355cm" svg:x="1.698cm" svg:y="0.722cm" presentation:class="title">
          <draw:text-box>
            <text:p>Benefits of Static Typing</text:p>
          </draw:text-box>
        </draw:frame>
        <draw:frame presentation:style-name="pr3" draw:layer="layout" svg:width="21.956cm" svg:height="12.352cm" svg:x="1.874cm" svg:y="3.889cm" presentation:class="outline">
          <draw:text-box>
            <text:list text:style-name="L3">
              <text:list-item>
                <text:p text:style-name="P12">1. Compiler finds syntax errors</text:p>
              </text:list-item>
              <text:list-item>
                <text:p text:style-name="P12">2. Also finds semantic (usage) and some logic errors</text:p>
              </text:list-item>
              <text:list-item>
                <text:p text:style-name="P12">3. Promotes better refactoring -- refactoring tools can find <text:span text:style-name="T19">every instance</text:span><text:span text:style-name="T20"> </text:span><text:span text:style-name="T21">of a thing that is being refactored</text:span></text:p>
              </text:list-item>
            </text:list>
          </draw:text-box>
        </draw:frame>
        <presentation:notes draw:style-name="dp2">
          <draw:page-thumbnail draw:style-name="gr1" draw:layer="layout" svg:width="12.651cm" svg:height="9.476cm" svg:x="3.174cm" svg:y="1.905cm" draw:page-number="6" presentation:class="page"/>
          <draw:frame presentation:style-name="pr4" draw:text-style-name="P5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2" draw:layer="layout" svg:width="21.956cm" svg:height="3.309cm" svg:x="1.698cm" svg:y="-0.232cm" presentation:class="title" presentation:user-transformed="true">
          <draw:text-box>
            <text:p>Does Python do <text:line-break/>Static Type Checking?</text:p>
          </draw:text-box>
        </draw:frame>
        <draw:frame presentation:style-name="pr3" draw:layer="layout" svg:width="21.956cm" svg:height="12.352cm" svg:x="1.874cm" svg:y="3.889cm" presentation:class="outline">
          <draw:text-box>
            <text:list text:style-name="L3">
              <text:list-item>
                <text:p>Meaning: </text:p>
              </text:list-item>
              <text:list-item>
                <text:p><text:s text:c="4"/>does the Python interpretter check the types of variables and expressions <text:span text:style-name="T22">before</text:span><text:span text:style-name="T23"> executing the code?</text:span></text:p>
              </text:list-item>
            </text:list>
          </draw:text-box>
        </draw:frame>
        <presentation:notes draw:style-name="dp2">
          <draw:page-thumbnail draw:style-name="gr1" draw:layer="layout" svg:width="12.651cm" svg:height="9.476cm" svg:x="3.174cm" svg:y="1.905cm" draw:page-number="7" presentation:class="page"/>
          <draw:frame presentation:style-name="pr4" draw:text-style-name="P5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5" draw:text-style-name="P2" draw:layer="layout" svg:width="23.706cm" svg:height="2.752cm" svg:x="0.847cm" svg:y="0.635cm" presentation:class="title" presentation:user-transformed="true">
          <draw:text-box>
            <text:list text:style-name="L1">
              <text:list-header>
                <text:p text:style-name="P1"><text:span text:style-name="T1">Does Python do </text:span><text:span text:style-name="T1"><text:line-break/></text:span><text:span text:style-name="T1">Dynamic Type Checking?</text:span></text:p>
              </text:list-header>
            </text:list>
          </draw:text-box>
        </draw:frame>
        <draw:frame presentation:style-name="pr6" draw:text-style-name="P2" draw:layer="layout" svg:width="22.005cm" svg:height="3.986cm" svg:x="1.873cm" svg:y="3.888cm" presentation:class="outline" presentation:user-transformed="true">
          <draw:text-box>
            <text:p text:style-name="P9"><text:span text:style-name="T1">Answer is not obvious.</text:span></text:p>
            <text:p text:style-name="P9"><text:span text:style-name="T1">Consider this:</text:span></text:p>
            <text:list text:style-name="L4">
              <text:list-header>
                <text:p text:style-name="P10"><text:span text:style-name="T1"/></text:p>
              </text:list-header>
            </text:list>
          </draw:text-box>
        </draw:frame>
        <draw:frame draw:style-name="gr5" draw:text-style-name="P11" draw:layer="layout" svg:width="20.574cm" svg:height="11.795cm" svg:x="2.286cm" svg:y="6.858cm">
          <draw:text-box>
            <text:p><text:span text:style-name="T18"># what </text:span><text:span text:style-name="T24">type</text:span><text:span text:style-name="T18"> is required for x and y?</text:span></text:p>
            <text:p text:style-name="P13"><text:span text:style-name="T9">def add(x, y):</text:span></text:p>
            <text:p text:style-name="P13"><text:span text:style-name="T9"><text:s text:c="4"/></text:span><text:span text:style-name="T9">return x + y</text:span></text:p>
            <text:p text:style-name="P13"><text:span text:style-name="T18"># add accepts many different types</text:span></text:p>
            <text:p text:style-name="P13"><text:span text:style-name="T9">add(2, 3)</text:span></text:p>
            <text:p text:style-name="P13"><text:span text:style-name="T9">add("hi", "bye")</text:span></text:p>
            <text:p text:style-name="P13"><text:span text:style-name="T9">add(Fraction(1,2), Fraction(2,3))</text:span></text:p>
            <text:p text:style-name="P13"><text:span text:style-name="T6"># but this fails</text:span></text:p>
            <text:p text:style-name="P13"><text:span text:style-name="T9">add(2, "hi")</text:span></text:p>
          </draw:text-box>
        </draw:frame>
        <presentation:notes draw:style-name="dp2">
          <draw:page-thumbnail draw:style-name="gr1" draw:layer="layout" svg:width="13.67cm" svg:height="10.252cm" svg:x="2.549cm" svg:y="2.051cm" draw:page-number="8" presentation:class="page"/>
          <draw:custom-shape draw:style-name="gr4" draw:text-style-name="P2" draw:layer="layout" svg:width="13.763cm" svg:height="12.303cm" svg:x="2.5cm" svg:y="12.98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presentation:style-name="pr2" draw:layer="layout" svg:width="21.956cm" svg:height="2.355cm" svg:x="1.698cm" svg:y="0.722cm" presentation:class="title">
          <draw:text-box>
            <text:p>What People Say</text:p>
          </draw:text-box>
        </draw:frame>
        <draw:frame presentation:style-name="pr3" draw:layer="layout" svg:width="21.956cm" svg:height="12.352cm" svg:x="1.874cm" svg:y="3.889cm" presentation:class="outline">
          <draw:text-box>
            <text:list text:style-name="L3">
              <text:list-item>
                <text:p text:style-name="P4">Python does dynamic type checking.</text:p>
              </text:list-item>
              <text:list-item>
                <text:p text:style-name="P14">Python associates types with <text:span text:style-name="T19">values</text:span><text:span text:style-name="T21"> rather than </text:span><text:span text:style-name="T19">variables</text:span><text:span text:style-name="T21">.</text:span></text:p>
              </text:list-item>
              <text:list-item>
                <text:p text:style-name="P14"><text:span text:style-name="T21">Type checking is done on </text:span><text:span text:style-name="T25">values</text:span><text:span text:style-name="T21">.</text:span></text:p>
              </text:list-item>
            </text:list>
          </draw:text-box>
        </draw:frame>
        <presentation:notes draw:style-name="dp2">
          <draw:page-thumbnail draw:style-name="gr1" draw:layer="layout" svg:width="12.651cm" svg:height="9.476cm" svg:x="3.174cm" svg:y="1.905cm" draw:page-number="9" presentation:class="page"/>
          <draw:frame presentation:style-name="pr4" draw:text-style-name="P5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presentation:style-name="pr2" draw:layer="layout" svg:width="21.956cm" svg:height="2.355cm" svg:x="1.698cm" svg:y="0.722cm" presentation:class="title">
          <draw:text-box>
            <text:p>Static versus Dynamic Binding</text:p>
          </draw:text-box>
        </draw:frame>
        <draw:frame presentation:style-name="pr3" draw:layer="layout" svg:width="21.956cm" svg:height="12.352cm" svg:x="1.874cm" svg:y="3.889cm" presentation:class="outline">
          <draw:text-box>
            <text:list text:style-name="L3">
              <text:list-item>
                <text:p>"<text:span text:style-name="T15">Binding</text:span>" refers to association of names with particular pieces of code.</text:p>
              </text:list-item>
            </text:list>
            <text:list text:style-name="L5">
              <text:list-item>
                <text:p>binding of function names to function implementation</text:p>
              </text:list-item>
              <text:list-item>
                <text:p>binding of variable references to memory locations</text:p>
              </text:list-item>
            </text:list>
            <text:list text:style-name="L3">
              <text:list-item>
                <text:p/>
              </text:list-item>
              <text:list-item>
                <text:p><text:span text:style-name="T14">Static Binding</text:span> - a name is "bound" to particular code in an unchanging (static) way.</text:p>
              </text:list-item>
              <text:list-item>
                <text:p/>
              </text:list-item>
              <text:list-item>
                <text:p><text:span text:style-name="T14">Dynamic Binding</text:span> - a name is "bound" to code in a dynamic, changing way (at run-time).</text:p>
              </text:list-item>
            </text:list>
          </draw:text-box>
        </draw:frame>
        <presentation:notes draw:style-name="dp2">
          <draw:page-thumbnail draw:style-name="gr1" draw:layer="layout" svg:width="12.651cm" svg:height="9.476cm" svg:x="3.174cm" svg:y="1.905cm" draw:page-number="10" presentation:class="page"/>
          <draw:frame presentation:style-name="pr4" draw:text-style-name="P5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frame presentation:style-name="pr2" draw:layer="layout" svg:width="21.956cm" svg:height="2.355cm" svg:x="1.698cm" svg:y="0.722cm" presentation:class="title">
          <draw:text-box>
            <text:p>@staticmethod</text:p>
          </draw:text-box>
        </draw:frame>
        <draw:frame presentation:style-name="pr3" draw:layer="layout" svg:width="21.956cm" svg:height="12.352cm" svg:x="1.874cm" svg:y="3.889cm" presentation:class="outline">
          <draw:text-box>
            <text:list text:style-name="L3">
              <text:list-item>
                <text:p><text:span text:style-name="T26">class Fraction:</text:span></text:p>
              </text:list-item>
              <text:list-item>
                <text:p><text:span text:style-name="T26"><text:s text:c="4"/></text:span><text:span text:style-name="T27">@staticmethod</text:span></text:p>
              </text:list-item>
              <text:list-item>
                <text:p><text:span text:style-name="T26"><text:s text:c="4"/></text:span><text:span text:style-name="T26">def gcd( m, n):</text:span></text:p>
              </text:list-item>
              <text:list-item>
                <text:p><text:span text:style-name="T26"><text:s text:c="8"/></text:span><text:span text:style-name="T26">"""greatest common divisor"""</text:span></text:p>
              </text:list-item>
              <text:list-item>
                <text:p><text:span text:style-name="T26"><text:s text:c="8"/></text:span><text:span text:style-name="T26"># use Euclid's algorithm</text:span></text:p>
              </text:list-item>
              <text:list-item>
                <text:p/>
              </text:list-item>
              <text:list-item>
                <text:p>gcd can be <text:span text:style-name="T28">statically bound</text:span>. <text:s/>We know <text:span text:style-name="T22">exactly</text:span> <text:span text:style-name="T29">what </text:span><text:span text:style-name="T29">code</text:span> will be <text:span text:style-name="T30">invoked</text:span> even <text:span text:style-name="T29">before</text:span> the program is run!</text:p>
              </text:list-item>
              <text:list-item>
                <text:p text:style-name="P6"><text:span text:style-name="T26">x = Fraction.gcd(60, 75)</text:span></text:p>
              </text:list-item>
            </text:list>
          </draw:text-box>
        </draw:frame>
        <presentation:notes draw:style-name="dp2">
          <draw:page-thumbnail draw:style-name="gr1" draw:layer="layout" svg:width="12.651cm" svg:height="9.476cm" svg:x="3.174cm" svg:y="1.905cm" draw:page-number="11" presentation:class="page"/>
          <draw:frame presentation:style-name="pr4" draw:text-style-name="P5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frame presentation:style-name="pr2" draw:layer="layout" svg:width="21.956cm" svg:height="2.355cm" svg:x="1.698cm" svg:y="0.722cm" presentation:class="title" presentation:user-transformed="true">
          <draw:text-box>
            <text:p>Dynamic binding</text:p>
          </draw:text-box>
        </draw:frame>
        <draw:frame presentation:style-name="pr3" draw:layer="layout" svg:width="23.114cm" svg:height="14.399cm" svg:x="1.27cm" svg:y="3.889cm" presentation:class="outline" presentation:user-transformed="true">
          <draw:text-box>
            <text:list text:style-name="L3">
              <text:list-item>
                <text:p text:style-name="P15"><text:span text:style-name="T26">lst = [Fraction(2,3), "hello", </text:span><text:span text:style-name="T26">date.today()]</text:span></text:p>
              </text:list-item>
              <text:list-item>
                <text:p text:style-name="P15"><text:span text:style-name="T26">for x in lst:</text:span></text:p>
              </text:list-item>
              <text:list-item>
                <text:p><text:span text:style-name="T26"><text:s text:c="4"/></text:span><text:span text:style-name="T26">print(</text:span><text:span text:style-name="T27">str(x)</text:span><text:span text:style-name="T26">)</text:span></text:p>
              </text:list-item>
              <text:list-item>
                <text:p><text:span text:style-name="T31">2/3</text:span></text:p>
              </text:list-item>
              <text:list-item>
                <text:p><text:span text:style-name="T31">hello</text:span></text:p>
              </text:list-item>
              <text:list-item>
                <text:p><text:span text:style-name="T31">2021-11-01</text:span></text:p>
              </text:list-item>
              <text:list-item>
                <text:p/>
              </text:list-item>
              <text:list-item>
                <text:p><text:span text:style-name="T32">str(x)</text:span> is <text:span text:style-name="T29">dynamically bound</text:span> to the __str__() method of a particular class (Fraction, string, datetime).</text:p>
              </text:list-item>
              <text:list-item>
                <text:p>We <text:span text:style-name="T16">don't know</text:span> <text:span text:style-name="T29">until run-time</text:span> what kind of object x refers to, or which class's __str__() method will be invoked. </text:p>
              </text:list-item>
            </text:list>
          </draw:text-box>
        </draw:frame>
        <presentation:notes draw:style-name="dp2">
          <draw:page-thumbnail draw:style-name="gr1" draw:layer="layout" svg:width="12.651cm" svg:height="9.476cm" svg:x="3.174cm" svg:y="1.905cm" draw:page-number="12" presentation:class="page"/>
          <draw:frame presentation:style-name="pr4" draw:text-style-name="P5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draw:frame presentation:style-name="pr2" draw:layer="layout" svg:width="21.956cm" svg:height="2.355cm" svg:x="1.698cm" svg:y="0.722cm" presentation:class="title">
          <draw:text-box>
            <text:p>Dynamic Binding and Polymorphism</text:p>
          </draw:text-box>
        </draw:frame>
        <draw:frame presentation:style-name="pr3" draw:layer="layout" svg:width="21.956cm" svg:height="12.352cm" svg:x="1.874cm" svg:y="3.889cm" presentation:class="outline">
          <draw:text-box>
            <text:list text:style-name="L3">
              <text:list-item>
                <text:p>Dynamic binding is needed to enable polymorphism.</text:p>
              </text:list-item>
              <text:list-item>
                <text:p/>
              </text:list-item>
              <text:list-item>
                <text:p>The example from previous slide uses polymorphism.</text:p>
              </text:list-item>
            </text:list>
          </draw:text-box>
        </draw:frame>
        <draw:frame draw:style-name="gr6" draw:text-style-name="P16" draw:layer="layout" svg:width="21.798cm" svg:height="9.434cm" svg:x="2.032cm" svg:y="8.128cm">
          <draw:text-box>
            <text:p text:style-name="P15"><text:span text:style-name="T33">lst = [Fraction(2,3), "hello",</text:span><text:span text:style-name="T33"><text:line-break/></text:span><text:span text:style-name="T33"> <text:s text:c="4"/>datetime.now()]</text:span></text:p>
            <text:p text:style-name="P15"><text:span text:style-name="T33">for x in lst:</text:span></text:p>
            <text:p text:style-name="P15"><text:span text:style-name="T33"><text:s text:c="4"/></text:span><text:span text:style-name="T33">print( </text:span><text:span text:style-name="T34">str(x)</text:span><text:span text:style-name="T33"> )</text:span></text:p>
            <text:p text:style-name="P15"><text:span text:style-name="T33">2/3 <text:s text:c="11"/></text:span><text:span text:style-name="T35"><text:s text:c="2"/>__str__ of Fraction</text:span></text:p>
            <text:p text:style-name="P15"><text:span text:style-name="T36">hello <text:s text:c="9"/></text:span><text:span text:style-name="T37"><text:s text:c="2"/></text:span><text:span text:style-name="T35">__str__ of string</text:span></text:p>
            <text:p text:style-name="P15"><text:span text:style-name="T33">2019-11-17 15:50:34 </text:span></text:p>
            <text:p><text:span text:style-name="T37"><text:s text:c="17"/></text:span><text:span text:style-name="T35">__str__ of datetime</text:span></text:p>
          </draw:text-box>
        </draw:frame>
        <presentation:notes draw:style-name="dp2">
          <draw:page-thumbnail draw:style-name="gr1" draw:layer="layout" svg:width="12.651cm" svg:height="9.476cm" svg:x="3.174cm" svg:y="1.905cm" draw:page-number="13" presentation:class="page"/>
          <draw:frame presentation:style-name="pr4" draw:text-style-name="P5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frame presentation:style-name="pr7" draw:layer="layout" svg:width="23.114cm" svg:height="3.309cm" svg:x="1.27cm" svg:y="-0.232cm" presentation:class="title" presentation:user-transformed="true">
          <draw:text-box>
            <text:p>Static Checking &amp; Software Correctness</text:p>
          </draw:text-box>
        </draw:frame>
        <draw:frame presentation:style-name="pr3" draw:layer="layout" svg:width="21.956cm" svg:height="12.352cm" svg:x="1.874cm" svg:y="3.889cm" presentation:class="outline">
          <draw:text-box>
            <text:list text:style-name="L3">
              <text:list-item>
                <text:p><text:span text:style-name="T2">We want our software to be correct.</text:span></text:p>
              </text:list-item>
              <text:list-item>
                <text:p><text:span text:style-name="T2"/></text:p>
              </text:list-item>
              <text:list-item>
                <text:p><text:span text:style-name="T38">Static type checking finds many programming </text:span><text:span text:style-name="T38">errors </text:span><text:span text:style-name="T39">before</text:span><text:span text:style-name="T38"> the program is run.</text:span></text:p>
              </text:list-item>
              <text:list-item>
                <text:p><text:span text:style-name="T38"/></text:p>
              </text:list-item>
              <text:list-item>
                <text:p><text:span text:style-name="T38">Some type errors may also indicate </text:span><text:span text:style-name="T40">logic errors</text:span><text:span text:style-name="T41">.</text:span><text:span text:style-name="T38"> </text:span></text:p>
              </text:list-item>
              <text:list-item>
                <text:p><text:span text:style-name="T23"/></text:p>
              </text:list-item>
              <text:list-item>
                <text:p><text:span text:style-name="T23"/></text:p>
              </text:list-item>
            </text:list>
          </draw:text-box>
        </draw:frame>
        <presentation:notes draw:style-name="dp2">
          <draw:page-thumbnail draw:style-name="gr1" draw:layer="layout" svg:width="12.651cm" svg:height="9.476cm" svg:x="3.174cm" svg:y="1.905cm" draw:page-number="14" presentation:class="page"/>
          <draw:frame presentation:style-name="pr4" draw:text-style-name="P5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office:forms form:automatic-focus="false" form:apply-design-mode="false"/>
        <draw:frame presentation:style-name="pr2" draw:layer="layout" svg:width="21.956cm" svg:height="2.355cm" svg:x="1.698cm" svg:y="0.722cm" presentation:class="title">
          <draw:text-box>
            <text:p>Simple Static Type Checking</text:p>
          </draw:text-box>
        </draw:frame>
        <draw:frame presentation:style-name="pr3" draw:layer="layout" svg:width="21.956cm" svg:height="14.399cm" svg:x="1.874cm" svg:y="3.889cm" presentation:class="outline" presentation:user-transformed="true">
          <draw:text-box>
            <text:list text:style-name="L3">
              <text:list-item>
                <text:p>Specify that "join" only accepts string parameters:</text:p>
              </text:list-item>
              <text:list-item>
                <text:p/>
              </text:list-item>
              <text:list-item>
                <text:p text:style-name="P17"><text:span text:style-name="T26"><text:s text:c="3"/></text:span><text:span text:style-name="T26">def join(x: </text:span><text:span text:style-name="T42">str</text:span><text:span text:style-name="T26">, y: </text:span><text:span text:style-name="T42">str</text:span><text:span text:style-name="T26">) -&gt; </text:span><text:span text:style-name="T42">str</text:span><text:span text:style-name="T26">:</text:span></text:p>
              </text:list-item>
              <text:list-item>
                <text:p text:style-name="P17"><text:span text:style-name="T26"><text:s text:c="7"/></text:span><text:span text:style-name="T26">return x + y</text:span></text:p>
              </text:list-item>
              <text:list-item>
                <text:p text:style-name="P17"><text:span text:style-name="T26"/></text:p>
              </text:list-item>
              <text:list-item>
                <text:p text:style-name="P17"><text:span text:style-name="T26"><text:s text:c="3"/></text:span><text:span text:style-name="T26">if __name__ == '__main__':</text:span></text:p>
              </text:list-item>
              <text:list-item>
                <text:p text:style-name="P17"><text:span text:style-name="T26"><text:s text:c="7"/></text:span><text:span text:style-name="T26">a = 2</text:span></text:p>
              </text:list-item>
              <text:list-item>
                <text:p text:style-name="P17"><text:span text:style-name="T26"><text:s text:c="7"/></text:span><text:span text:style-name="T26">b = "hello"</text:span></text:p>
              </text:list-item>
              <text:list-item>
                <text:p text:style-name="P17"><text:span text:style-name="T26"><text:s text:c="7"/></text:span><text:span text:style-name="T26">print( join(a,b) )</text:span></text:p>
              </text:list-item>
              <text:list-item>
                <text:p text:style-name="P17"><text:span text:style-name="T26"/></text:p>
              </text:list-item>
              <text:list-item>
                <text:p text:style-name="P17"><text:span text:style-name="T26">"mypy"</text:span><text:span text:style-name="T43"> is a static type checking tool. <text:s/>Run it:</text:span></text:p>
              </text:list-item>
              <text:list-item>
                <text:p text:style-name="P18"><text:span text:style-name="T26">cmd&gt; </text:span><text:span text:style-name="T27">mypy join.py</text:span></text:p>
              </text:list-item>
              <text:list-item>
                <text:p text:style-name="P19"><text:span text:style-name="T44">Line 7: error: Argument 1 to "join" has </text:span><text:span text:style-name="T44">incompatible type "int"; expected "str"</text:span></text:p>
              </text:list-item>
              <text:list-item>
                <text:p text:style-name="P17"><text:span text:style-name="T26"/></text:p>
              </text:list-item>
              <text:list-item>
                <text:p text:style-name="P17"><text:span text:style-name="T26"/></text:p>
              </text:list-item>
            </text:list>
          </draw:text-box>
        </draw:frame>
        <presentation:notes draw:style-name="dp2">
          <draw:page-thumbnail draw:style-name="gr1" draw:layer="layout" svg:width="12.651cm" svg:height="9.476cm" svg:x="3.174cm" svg:y="1.905cm" draw:page-number="15" presentation:class="page"/>
          <draw:frame presentation:style-name="pr4" draw:text-style-name="P5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office:forms form:automatic-focus="false" form:apply-design-mode="false"/>
        <draw:frame presentation:style-name="pr2" draw:layer="layout" svg:width="21.956cm" svg:height="2.355cm" svg:x="1.698cm" svg:y="0.722cm" presentation:class="title">
          <draw:text-box>
            <text:p>Simple Example</text:p>
          </draw:text-box>
        </draw:frame>
        <draw:frame presentation:style-name="pr3" draw:layer="layout" svg:width="21.956cm" svg:height="14.478cm" svg:x="1.666cm" svg:y="3.81cm" presentation:class="outline" presentation:user-transformed="true">
          <draw:text-box>
            <text:list text:style-name="L3">
              <text:list-item>
                <text:p><text:span text:style-name="T45">def print_full_name(first, last):</text:span></text:p>
              </text:list-item>
              <text:list-item>
                <text:p><text:span text:style-name="T45"><text:s text:c="4"/></text:span><text:span text:style-name="T45">full_name = first + " " + last</text:span></text:p>
              </text:list-item>
              <text:list-item>
                <text:p><text:span text:style-name="T45"><text:s text:c="4"/></text:span><text:span text:style-name="T45">print(full_name)</text:span></text:p>
              </text:list-item>
              <text:list-item>
                <text:p/>
              </text:list-item>
              <text:list-item>
                <text:p text:style-name="P3">We want to convert the first char to uppercase, so that <text:span text:style-name="T45">print_full_name("joe", "biden")</text:span> will print:<text:line-break/> '<text:span text:style-name="T46">Joe Biden'</text:span></text:p>
              </text:list-item>
              <text:list-item>
                <text:p>You type "<text:span text:style-name="T26">.</text:span>" after "<text:span text:style-name="T26">first</text:span>":</text:p>
              </text:list-item>
              <text:list-item>
                <text:p><text:span text:style-name="T26"><text:s text:c="4"/></text:span><text:span text:style-name="T26">full_name = first.</text:span></text:p>
              </text:list-item>
              <text:list-item>
                <text:p>then press <text:span text:style-name="T46">CTRL + SPACEBAR.</text:span></text:p>
              </text:list-item>
              <text:list-item>
                <text:p><text:span text:style-name="T47">What methods does the IDE suggest?</text:span></text:p>
              </text:list-item>
              <text:list-item>
                <text:p><text:span text:style-name="T48">Nothing!</text:span>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2.651cm" svg:height="9.476cm" svg:x="3.174cm" svg:y="1.905cm" draw:page-number="16" presentation:class="page"/>
          <draw:frame presentation:style-name="pr4" draw:text-style-name="P5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>
        <office:forms form:automatic-focus="false" form:apply-design-mode="false"/>
        <draw:frame presentation:style-name="pr2" draw:layer="layout" svg:width="21.956cm" svg:height="2.355cm" svg:x="1.698cm" svg:y="0.722cm" presentation:class="title">
          <draw:text-box>
            <text:p>Simple Example with Type Hints</text:p>
          </draw:text-box>
        </draw:frame>
        <draw:frame presentation:style-name="pr3" draw:layer="layout" svg:width="21.956cm" svg:height="14.478cm" svg:x="1.666cm" svg:y="3.81cm" presentation:class="outline" presentation:user-transformed="true">
          <draw:text-box>
            <text:list text:style-name="L3">
              <text:list-item>
                <text:p><text:span text:style-name="T45">def print_full_name(first: </text:span><text:span text:style-name="T49">str</text:span><text:span text:style-name="T45">, last: </text:span><text:span text:style-name="T49">str</text:span><text:span text:style-name="T45">):</text:span></text:p>
              </text:list-item>
              <text:list-item>
                <text:p><text:span text:style-name="T45"><text:s text:c="4"/></text:span><text:span text:style-name="T45">full_name = first + " " + last</text:span></text:p>
              </text:list-item>
              <text:list-item>
                <text:p><text:span text:style-name="T45"><text:s text:c="4"/></text:span><text:span text:style-name="T45">print(full_name)</text:span></text:p>
              </text:list-item>
              <text:list-item>
                <text:p/>
              </text:list-item>
              <text:list-item>
                <text:p text:style-name="P3">Now type "<text:span text:style-name="T26">.</text:span>" after "<text:span text:style-name="T26">first</text:span>":</text:p>
              </text:list-item>
              <text:list-item>
                <text:p><text:span text:style-name="T26"><text:s text:c="4"/></text:span><text:span text:style-name="T26">full_name = first.</text:span></text:p>
              </text:list-item>
              <text:list-item>
                <text:p/>
              </text:list-item>
              <text:list-item>
                <text:p>then press <text:span text:style-name="T46">CTRL + SPACEBAR.</text:span></text:p>
              </text:list-item>
              <text:list-item>
                <text:p><text:span text:style-name="T48"/></text:p>
              </text:list-item>
              <text:list-item>
                <text:p><text:span text:style-name="T48">Now the IDE suggests string methods.</text:span></text:p>
              </text:list-item>
              <text:list-item>
                <text:p><text:span text:style-name="T48">The method you want is <text:s/>.</text:span><text:span text:style-name="T50">title()</text:span></text:p>
              </text:list-item>
              <text:list-item>
                <text:p><text:span text:style-name="T48"/>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2.651cm" svg:height="9.476cm" svg:x="3.174cm" svg:y="1.905cm" draw:page-number="17" presentation:class="page"/>
          <draw:frame presentation:style-name="pr4" draw:text-style-name="P5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>
        <office:forms form:automatic-focus="false" form:apply-design-mode="false"/>
        <draw:frame presentation:style-name="pr2" draw:layer="layout" svg:width="21.956cm" svg:height="2.355cm" svg:x="1.698cm" svg:y="0.722cm" presentation:class="title">
          <draw:text-box>
            <text:p>Example</text:p>
          </draw:text-box>
        </draw:frame>
        <draw:frame presentation:style-name="pr3" draw:layer="layout" svg:width="21.956cm" svg:height="15.24cm" svg:x="1.874cm" svg:y="3.302cm" presentation:class="outline" presentation:user-transformed="true">
          <draw:text-box>
            <text:list text:style-name="L3">
              <text:list-item>
                <text:p><text:span text:style-name="T26">class Scorecard:</text:span></text:p>
              </text:list-item>
              <text:list-item>
                <text:p><text:span text:style-name="T26"><text:s text:c="4"/></text:span><text:span text:style-name="T26">"""Accumulate scores and compute their </text:span><text:span text:style-name="T26">average."""</text:span></text:p>
              </text:list-item>
              <text:list-item>
                <text:p><text:span text:style-name="T26"><text:s text:c="4"/></text:span><text:span text:style-name="T26">def __init__(self):</text:span></text:p>
              </text:list-item>
              <text:list-item>
                <text:p><text:span text:style-name="T26"><text:s text:c="8"/></text:span><text:span text:style-name="T26">self.scores = []</text:span></text:p>
              </text:list-item>
              <text:list-item>
                <text:p><text:span text:style-name="T26"/></text:p>
              </text:list-item>
              <text:list-item>
                <text:p><text:span text:style-name="T26"><text:s text:c="4"/></text:span><text:span text:style-name="T26">def add_score(self, score):</text:span></text:p>
              </text:list-item>
              <text:list-item>
                <text:p><text:span text:style-name="T26"><text:s text:c="8"/></text:span><text:span text:style-name="T26">self.scores.append(score)</text:span></text:p>
              </text:list-item>
              <text:list-item>
                <text:p><text:span text:style-name="T26"/></text:p>
              </text:list-item>
              <text:list-item>
                <text:p><text:span text:style-name="T26"><text:s text:c="4"/></text:span><text:span text:style-name="T26">def average(self):</text:span></text:p>
              </text:list-item>
              <text:list-item>
                <text:p><text:span text:style-name="T26"><text:s text:c="8"/></text:span><text:span text:style-name="T26">"""return average of all scores"""</text:span></text:p>
              </text:list-item>
              <text:list-item>
                <text:p><text:span text:style-name="T26"><text:s text:c="8"/></text:span><text:span text:style-name="T26">return </text:span><text:span text:style-name="T26">sum(self.scores)/max(1,len(self.scores))</text:span></text:p>
              </text:list-item>
              <text:list-item>
                <text:p><text:span text:style-name="T26"/></text:p>
              </text:list-item>
              <text:list-item>
                <text:p><text:span text:style-name="T26">if __name__ == "__main__":</text:span></text:p>
              </text:list-item>
              <text:list-item>
                <text:p><text:span text:style-name="T26"><text:s text:c="4"/></text:span><text:span text:style-name="T26">scores = Scorecard()</text:span></text:p>
              </text:list-item>
              <text:list-item>
                <text:p><text:span text:style-name="T26"><text:s text:c="4"/></text:span><text:span text:style-name="T26">n = input("input a score: ")</text:span></text:p>
              </text:list-item>
              <text:list-item>
                <text:p><text:span text:style-name="T51"><text:s text:c="4"/></text:span><text:span text:style-name="T51">scores.</text:span><text:span text:style-name="T26">add_score(n)</text:span></text:p>
              </text:list-item>
              <text:list-item>
                <text:p><text:span text:style-name="T26"><text:s text:c="4"/></text:span><text:span text:style-name="T26">n = input("input another score: ")</text:span></text:p>
              </text:list-item>
              <text:list-item>
                <text:p><text:span text:style-name="T51"><text:s text:c="4"/></text:span><text:span text:style-name="T51">scores.</text:span><text:span text:style-name="T26">add_score(n)</text:span></text:p>
              </text:list-item>
              <text:list-item>
                <text:p><text:span text:style-name="T26"><text:s text:c="4"/></text:span><text:span text:style-name="T26">print("The average is " + </text:span><text:span text:style-name="T26">scores.average())</text:span></text:p>
              </text:list-item>
              <text:list-item>
                <text:p/>
              </text:list-item>
            </text:list>
          </draw:text-box>
        </draw:frame>
        <draw:frame draw:style-name="gr7" draw:text-style-name="P20" draw:layer="layout" svg:width="8.636cm" svg:height="3.556cm" svg:x="16.002cm" svg:y="5.334cm">
          <draw:text-box>
            <text:p><text:span text:style-name="T52">This code contains 2 distinct errors. <text:s/>Most IDE won't detect them.</text:span></text:p>
          </draw:text-box>
        </draw:frame>
        <presentation:notes draw:style-name="dp2">
          <draw:page-thumbnail draw:style-name="gr1" draw:layer="layout" svg:width="12.651cm" svg:height="9.476cm" svg:x="3.174cm" svg:y="1.905cm" draw:page-number="18" presentation:class="page"/>
          <draw:frame presentation:style-name="pr4" draw:text-style-name="P5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>
        <office:forms form:automatic-focus="false" form:apply-design-mode="false"/>
        <draw:frame presentation:style-name="pr2" draw:layer="layout" svg:width="21.956cm" svg:height="2.355cm" svg:x="1.698cm" svg:y="0.722cm" presentation:class="title">
          <draw:text-box>
            <text:p>Exercise - part 1</text:p>
          </draw:text-box>
        </draw:frame>
        <draw:frame presentation:style-name="pr3" draw:layer="layout" svg:width="21.956cm" svg:height="13.891cm" svg:x="1.874cm" svg:y="3.889cm" presentation:class="outline" presentation:user-transformed="true">
          <draw:text-box>
            <text:list text:style-name="L3">
              <text:list-item>
                <text:p text:style-name="P12">1. Download <text:span text:style-name="T46">scorecard.py</text:span> to an empty directory.</text:p>
              </text:list-item>
              <text:list-item>
                <text:p text:style-name="P12">2. Open it in your favorite IDE.</text:p>
              </text:list-item>
              <text:list-item>
                <text:p text:style-name="P12">3. Does the IDE show any errors?</text:p>
              </text:list-item>
              <text:list-item>
                <text:p text:style-name="P12">4. Add <text:span text:style-name="T19">type hints</text:span><text:span text:style-name="T21"> -- </text:span><text:span text:style-name="T53">one at a time</text:span><text:span text:style-name="T21"> so you can see the </text:span><text:span text:style-name="T21">effect.</text:span></text:p>
              </text:list-item>
              <text:list-item>
                <text:p text:style-name="P12"><text:span text:style-name="T53">Hint 1</text:span><text:span text:style-name="T21">: "hint" the parameter: add_score(self, score: </text:span><text:span text:style-name="T54">float</text:span><text:span text:style-name="T21">)</text:span></text:p>
              </text:list-item>
              <text:list-item>
                <text:p><text:span text:style-name="T21"><text:s text:c="3"/></text:span><text:span text:style-name="T21">- What happens?</text:span></text:p>
              </text:list-item>
              <text:list-item>
                <text:p><text:span text:style-name="T21"><text:s text:c="3"/></text:span><text:span text:style-name="T21">- Does the IDE suggest there is an error in __main__ ?</text:span></text:p>
              </text:list-item>
              <text:list-item>
                <text:p><text:span text:style-name="T21"><text:s text:c="3"/></text:span></text:p>
              </text:list-item>
            </text:list>
          </draw:text-box>
        </draw:frame>
        <presentation:notes draw:style-name="dp2">
          <draw:page-thumbnail draw:style-name="gr1" draw:layer="layout" svg:width="12.651cm" svg:height="9.476cm" svg:x="3.174cm" svg:y="1.905cm" draw:page-number="19" presentation:class="page"/>
          <draw:frame presentation:style-name="pr4" draw:text-style-name="P5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>
        <office:forms form:automatic-focus="false" form:apply-design-mode="false"/>
        <draw:frame presentation:style-name="pr2" draw:layer="layout" svg:width="21.956cm" svg:height="2.355cm" svg:x="1.698cm" svg:y="0.722cm" presentation:class="title">
          <draw:text-box>
            <text:p>Exercise - part 2</text:p>
          </draw:text-box>
        </draw:frame>
        <draw:frame presentation:style-name="pr3" draw:layer="layout" svg:width="21.956cm" svg:height="13.891cm" svg:x="1.874cm" svg:y="3.889cm" presentation:class="outline" presentation:user-transformed="true">
          <draw:text-box>
            <text:list text:style-name="L3">
              <text:list-item>
                <text:p><text:span text:style-name="T55">Hint 2</text:span>: <text:span text:style-name="T21">"hint" the return type:</text:span></text:p>
              </text:list-item>
              <text:list-item>
                <text:p><text:span text:style-name="T50"><text:s text:c="4"/></text:span><text:span text:style-name="T50">def average(self) -&gt; </text:span><text:span text:style-name="T56">float</text:span><text:span text:style-name="T50">:</text:span></text:p>
              </text:list-item>
              <text:list-item>
                <text:p><text:span text:style-name="T50"/></text:p>
              </text:list-item>
              <text:list-item>
                <text:p><text:span text:style-name="T21"><text:s text:c="3"/></text:span><text:span text:style-name="T21">- What happens? <text:s/></text:span></text:p>
              </text:list-item>
              <text:list-item>
                <text:p><text:span text:style-name="T21"><text:s text:c="3"/></text:span><text:span text:style-name="T21">- Does IDE detect an error in code?</text:span></text:p>
                <text:p><text:span text:style-name="T21"/></text:p>
              </text:list-item>
            </text:list>
          </draw:text-box>
        </draw:frame>
        <presentation:notes draw:style-name="dp2">
          <draw:page-thumbnail draw:style-name="gr1" draw:layer="layout" svg:width="12.651cm" svg:height="9.476cm" svg:x="3.174cm" svg:y="1.905cm" draw:page-number="20" presentation:class="page"/>
          <draw:frame presentation:style-name="pr4" draw:text-style-name="P21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>
        <office:forms form:automatic-focus="false" form:apply-design-mode="false"/>
        <draw:frame presentation:style-name="pr2" draw:layer="layout" svg:width="21.956cm" svg:height="2.355cm" svg:x="1.698cm" svg:y="0.722cm" presentation:class="title">
          <draw:text-box>
            <text:p>Exercise - part 3</text:p>
          </draw:text-box>
        </draw:frame>
        <draw:frame presentation:style-name="pr3" draw:layer="layout" svg:width="21.956cm" svg:height="13.891cm" svg:x="1.874cm" svg:y="3.889cm" presentation:class="outline" presentation:user-transformed="true">
          <draw:text-box>
            <text:list text:style-name="L3">
              <text:list-item>
                <text:p><text:span text:style-name="T53">Hint 3</text:span><text:span text:style-name="T21">: <text:s/>Hint the type of items in the list</text:span></text:p>
              </text:list-item>
              <text:list-item>
                <text:p><text:span text:style-name="T50"><text:s text:c="4"/></text:span><text:span text:style-name="T56">from typing import List</text:span><text:span text:style-name="T50"> </text:span></text:p>
              </text:list-item>
              <text:list-item>
                <text:p><text:span text:style-name="T50"><text:s text:c="4"/></text:span><text:span text:style-name="T50">...</text:span></text:p>
              </text:list-item>
              <text:list-item>
                <text:p><text:span text:style-name="T50"><text:s text:c="4"/></text:span><text:span text:style-name="T50">self.scores: </text:span><text:span text:style-name="T56">List[float]</text:span><text:span text:style-name="T50"> = []</text:span></text:p>
              </text:list-item>
              <text:list-item>
                <text:p><text:span text:style-name="T21"><text:s text:c="3"/></text:span></text:p>
              </text:list-item>
              <text:list-item>
                <text:p><text:span text:style-name="T21">Does the IDE detect another error?</text:span></text:p>
              </text:list-item>
              <text:list-item>
                <text:p><text:span text:style-name="T21"/></text:p>
              </text:list-item>
              <text:list-item>
                <text:p><text:span text:style-name="T21">When you add a </text:span><text:span text:style-name="T50">List[float]</text:span><text:span text:style-name="T21"> hint to </text:span><text:span text:style-name="T50">self.scores</text:span><text:span text:style-name="T21">, </text:span><text:span text:style-name="T21">the IDE detects errors even without Hint 2 (return </text:span><text:span text:style-name="T21">type)!</text:span></text:p>
              </text:list-item>
            </text:list>
          </draw:text-box>
        </draw:frame>
        <presentation:notes draw:style-name="dp2">
          <draw:page-thumbnail draw:style-name="gr1" draw:layer="layout" svg:width="12.651cm" svg:height="9.476cm" svg:x="3.174cm" svg:y="1.905cm" draw:page-number="21" presentation:class="page"/>
          <draw:frame presentation:style-name="pr4" draw:text-style-name="P21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>
        <office:forms form:automatic-focus="false" form:apply-design-mode="false"/>
        <draw:frame presentation:style-name="pr2" draw:layer="layout" svg:width="21.956cm" svg:height="2.355cm" svg:x="1.698cm" svg:y="0.722cm" presentation:class="title">
          <draw:text-box>
            <text:p>Tools for Static Type Checking</text:p>
          </draw:text-box>
        </draw:frame>
        <draw:frame presentation:style-name="pr3" draw:layer="layout" svg:width="22.51cm" svg:height="13.383cm" svg:x="1.874cm" svg:y="3.889cm" presentation:class="outline" presentation:user-transformed="true">
          <draw:text-box>
            <text:list text:style-name="L3">
              <text:list-item>
                <text:p>1. <text:span text:style-name="T14">mypy</text:span> - https://mypy.readthedocs.io/</text:p>
                <text:list>
                  <text:list-item>
                    <text:p text:style-name="P22">installation: <text:s text:c="7"/><text:span text:style-name="T26">pip install mypy</text:span></text:p>
                  </text:list-item>
                  <text:list-item>
                    <text:p text:style-name="P22">check a file: <text:s text:c="6"/><text:span text:style-name="T26">mypy filename.py</text:span></text:p>
                  </text:list-item>
                  <text:list-item>
                    <text:p text:style-name="P22">strict checking: <text:s/><text:span text:style-name="T26">mypy --strict filename.py</text:span></text:p>
                  </text:list-item>
                  <text:list-item>
                    <text:p text:style-name="P4"><text:span text:style-name="T14">Getting Started Guide has many examples</text:span>: <text:s/><text:line-break/>https://mypy.readthedocs.io/en/latest/getting_started.html</text:p>
                  </text:list-item>
                </text:list>
              </text:list-item>
              <text:list-item>
                <text:p text:style-name="P23">2. <text:span text:style-name="T14">PyCharm</text:span> has built-in static type checking</text:p>
              </text:list-item>
              <text:list-item>
                <text:p text:style-name="P23">3. <text:span text:style-name="T14">VS Code</text:span> - <text:span text:style-name="T15">Pylance</text:span> extension does static type checking</text:p>
              </text:list-item>
            </text:list>
          </draw:text-box>
        </draw:frame>
        <presentation:notes draw:style-name="dp2">
          <draw:page-thumbnail draw:style-name="gr1" draw:layer="layout" svg:width="12.651cm" svg:height="9.476cm" svg:x="3.174cm" svg:y="1.905cm" draw:page-number="22" presentation:class="page"/>
          <draw:frame presentation:style-name="pr4" draw:text-style-name="P5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>
        <office:forms form:automatic-focus="false" form:apply-design-mode="false"/>
        <draw:frame presentation:style-name="pr2" draw:layer="layout" svg:width="21.956cm" svg:height="2.355cm" svg:x="1.698cm" svg:y="0.722cm" presentation:class="title">
          <draw:text-box>
            <text:p>Typing and Encapsulation</text:p>
          </draw:text-box>
        </draw:frame>
        <draw:frame presentation:style-name="pr3" draw:layer="layout" svg:width="21.956cm" svg:height="6.779cm" svg:x="1.874cm" svg:y="3.889cm" presentation:class="outline" presentation:user-transformed="true">
          <draw:text-box>
            <text:list text:style-name="L3">
              <text:list-item>
                <text:p>In Scorecard, the scores are assumed to be numbers.</text:p>
              </text:list-item>
              <text:list-item>
                <text:p><text:span text:style-name="T55">Can we allow scores to be objects?</text:span></text:p>
              </text:list-item>
              <text:list-item>
                <text:p text:style-name="P24">score = Score("Quiz 1", 10.0)</text:p>
              </text:list-item>
              <text:list-item>
                <text:p/>
              </text:list-item>
              <text:list-item>
                <text:p>In <text:span text:style-name="T26">Scorecard</text:span> we could write:</text:p>
              </text:list-item>
            </text:list>
          </draw:text-box>
        </draw:frame>
        <draw:frame draw:style-name="gr8" draw:text-style-name="P27" draw:layer="layout" svg:width="21.082cm" svg:height="5.286cm" svg:x="2.032cm" svg:y="10.667cm">
          <draw:text-box>
            <text:p text:style-name="P25"><text:span text:style-name="T57">def average(self):</text:span></text:p>
            <text:p text:style-name="P25"><text:span text:style-name="T57"><text:s text:c="4"/></text:span><text:span text:style-name="T58"># add the </text:span><text:span text:style-name="T59">values</text:span><text:span text:style-name="T60"> of the score objects</text:span></text:p>
            <text:p text:style-name="P25"><text:span text:style-name="T57"><text:s text:c="4"/></text:span><text:span text:style-name="T57">total = sum(</text:span><text:span text:style-name="T61">float(x)</text:span><text:span text:style-name="T57"> for x in self.scores)</text:span></text:p>
            <text:p text:style-name="P25"><text:span text:style-name="T57"><text:s text:c="4"/></text:span><text:span text:style-name="T58"># don't divide by zero if no scores</text:span></text:p>
            <text:p text:style-name="P26"><text:span text:style-name="T57"><text:s text:c="4"/></text:span><text:span text:style-name="T57">return total/max(1, len(self.scores))</text:span></text:p>
          </draw:text-box>
        </draw:frame>
        <presentation:notes draw:style-name="dp2">
          <draw:page-thumbnail draw:style-name="gr1" draw:layer="layout" svg:width="12.651cm" svg:height="9.476cm" svg:x="3.174cm" svg:y="1.905cm" draw:page-number="23" presentation:class="page"/>
          <draw:frame presentation:style-name="pr4" draw:text-style-name="P5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>
        <office:forms form:automatic-focus="false" form:apply-design-mode="false"/>
        <draw:frame presentation:style-name="pr2" draw:layer="layout" svg:width="21.956cm" svg:height="2.355cm" svg:x="1.698cm" svg:y="0.722cm" presentation:class="title">
          <draw:text-box>
            <text:p>Typing and Encapsulation</text:p>
          </draw:text-box>
        </draw:frame>
        <draw:frame presentation:style-name="pr3" draw:layer="layout" svg:width="23.526cm" svg:height="6.779cm" svg:x="1.874cm" svg:y="3.889cm" presentation:class="outline" presentation:user-transformed="true">
          <draw:text-box>
            <text:list text:style-name="L3">
              <text:list-item>
                <text:p>What is the <text:span text:style-name="T62">required behavior</text:span><text:span text:style-name="T21"> of a </text:span><text:span text:style-name="T50">Score</text:span><text:span text:style-name="T21"> object,</text:span></text:p>
              </text:list-item>
              <text:list-item>
                <text:p><text:span text:style-name="T21">so that Scorecard can call </text:span><text:span text:style-name="T50">float(score)</text:span><text:span text:style-name="T21"> for any </text:span><text:span text:style-name="T21">score?</text:span></text:p>
              </text:list-item>
              <text:list-item>
                <text:p><text:span text:style-name="T21"/></text:p>
              </text:list-item>
              <text:list-item>
                <text:p><text:span text:style-name="T50">def add_score(self, score: </text:span><text:span text:style-name="T63"><text:s text:c="4"/>? <text:s text:c="3"/></text:span><text:span text:style-name="T50">):</text:span></text:p>
              </text:list-item>
              <text:list-item>
                <text:p/>
              </text:list-item>
            </text:list>
          </draw:text-box>
        </draw:frame>
        <draw:frame draw:style-name="gr9" draw:text-style-name="P28" draw:layer="layout" svg:width="7.874cm" svg:height="3.81cm" svg:x="16.002cm" svg:y="13.692cm">
          <draw:text-box>
            <text:p text:style-name="P24"><text:span text:style-name="T64">Score</text:span></text:p>
            <text:p><text:span text:style-name="T26">name: string</text:span></text:p>
            <text:p><text:span text:style-name="T26">score: float</text:span></text:p>
          </draw:text-box>
        </draw:frame>
        <draw:line draw:style-name="gr10" draw:text-style-name="P29" draw:layer="layout" svg:x1="20.066cm" svg:y1="13.692cm" svg:x2="20.066cm" svg:y2="11.984cm">
          <text:p/>
        </draw:line>
        <draw:frame draw:style-name="gr11" draw:text-style-name="P30" draw:layer="layout" svg:width="7.874cm" svg:height="2.621cm" svg:x="16.002cm" svg:y="9.279cm">
          <draw:text-box>
            <text:p text:style-name="P24"><text:span text:style-name="T65"><text:s text:c="8"/></text:span><text:span text:style-name="T66">???</text:span><text:span text:style-name="T65"> <text:s text:c="8"/></text:span></text:p>
            <text:p><text:span text:style-name="T20">Has a float value</text:span></text:p>
          </draw:text-box>
        </draw:frame>
        <draw:frame draw:style-name="gr12" draw:text-style-name="P30" draw:layer="layout" svg:width="10.668cm" svg:height="7.15cm" svg:x="1.524cm" svg:y="10.884cm">
          <draw:text-box>
            <text:p text:style-name="P24"><text:span text:style-name="T20">What "</text:span><text:span text:style-name="T65">type</text:span><text:span text:style-name="T20">" specifies: "this object has a float value, and you can call </text:span><text:span text:style-name="T50">float(x)</text:span><text:span text:style-name="T20"> to get it"?</text:span></text:p>
            <text:p text:style-name="P31"><text:span text:style-name="T20">See: </text:span><text:span text:style-name="T50">typing</text:span><text:span text:style-name="T20"> package.</text:span></text:p>
          </draw:text-box>
        </draw:frame>
        <draw:line draw:style-name="gr13" draw:text-style-name="P29" draw:layer="layout" svg:x1="11.684cm" svg:y1="12.408cm" svg:x2="16.002cm" svg:y2="10.63cm">
          <text:p/>
        </draw:line>
        <presentation:notes draw:style-name="dp2">
          <draw:page-thumbnail draw:style-name="gr1" draw:layer="layout" svg:width="12.651cm" svg:height="9.476cm" svg:x="3.174cm" svg:y="1.905cm" draw:page-number="24" presentation:class="page"/>
          <draw:frame presentation:style-name="pr4" draw:text-style-name="P5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>
        <office:forms form:automatic-focus="false" form:apply-design-mode="false"/>
        <draw:frame presentation:style-name="pr2" draw:layer="layout" svg:width="21.956cm" svg:height="2.355cm" svg:x="1.698cm" svg:y="0.722cm" presentation:class="title">
          <draw:text-box>
            <text:p>Float-able Type?</text:p>
          </draw:text-box>
        </draw:frame>
        <draw:frame presentation:style-name="pr3" draw:layer="layout" svg:width="21.956cm" svg:height="12.352cm" svg:x="1.874cm" svg:y="3.889cm" presentation:class="outline">
          <draw:text-box>
            <text:list text:style-name="L3">
              <text:list-item>
                <text:p>Answer: </text:p>
              </text:list-item>
              <text:list-item>
                <text:p/>
              </text:list-item>
              <text:list-item>
                <text:p><text:span text:style-name="T26">from typing import </text:span><text:span text:style-name="T67">SupportsFloat</text:span></text:p>
              </text:list-item>
              <text:list-item>
                <text:p><text:span text:style-name="T26"/></text:p>
              </text:list-item>
              <text:list-item>
                <text:p><text:span text:style-name="T26">class Score(</text:span><text:span text:style-name="T67">SupportsFloat</text:span><text:span text:style-name="T26">):</text:span> </text:p>
              </text:list-item>
            </text:list>
          </draw:text-box>
        </draw:frame>
        <presentation:notes draw:style-name="dp2">
          <draw:page-thumbnail draw:style-name="gr1" draw:layer="layout" svg:width="12.651cm" svg:height="9.476cm" svg:x="3.174cm" svg:y="1.905cm" draw:page-number="25" presentation:class="page"/>
          <draw:frame presentation:style-name="pr4" draw:text-style-name="P5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>
        <office:forms form:automatic-focus="false" form:apply-design-mode="false"/>
        <draw:frame presentation:style-name="pr2" draw:layer="layout" svg:width="21.956cm" svg:height="2.355cm" svg:x="1.698cm" svg:y="0.722cm" presentation:class="title">
          <draw:text-box>
            <text:p>Typing and Behavior</text:p>
          </draw:text-box>
        </draw:frame>
        <draw:frame presentation:style-name="pr3" draw:layer="layout" svg:width="21.956cm" svg:height="12.367cm" svg:x="1.874cm" svg:y="3.889cm" presentation:class="outline" presentation:user-transformed="true">
          <draw:text-box>
            <text:list text:style-name="L3">
              <text:list-item>
                <text:p>What is the <text:span text:style-name="T62">required behavior</text:span><text:span text:style-name="T21"> of a Scorecard so that</text:span></text:p>
              </text:list-item>
              <text:list-item>
                <text:p><text:span text:style-name="T21">we can use Scorecard as data source in a for loop?</text:span></text:p>
              </text:list-item>
              <text:list-item>
                <text:p><text:span text:style-name="T21"/></text:p>
              </text:list-item>
              <text:list-item>
                <text:p><text:span text:style-name="T50">scorecard = Scorecard()</text:span></text:p>
              </text:list-item>
              <text:list-item>
                <text:p><text:span text:style-name="T50">... <text:s/></text:span><text:span text:style-name="T68"># add some scores</text:span></text:p>
              </text:list-item>
              <text:list-item>
                <text:p><text:span text:style-name="T50"/></text:p>
              </text:list-item>
              <text:list-item>
                <text:p><text:span text:style-name="T68"># can this </text:span><text:span text:style-name="T69">possibly</text:span><text:span text:style-name="T70"> work?</text:span></text:p>
              </text:list-item>
              <text:list-item>
                <text:p><text:span text:style-name="T71">for </text:span><text:span text:style-name="T72">score</text:span><text:span text:style-name="T71"> in </text:span><text:span text:style-name="T73">scorecard</text:span><text:span text:style-name="T71">:</text:span></text:p>
              </text:list-item>
              <text:list-item>
                <text:p><text:span text:style-name="T71"><text:s text:c="4"/></text:span><text:span text:style-name="T71">print(</text:span><text:span text:style-name="T72">score</text:span><text:span text:style-name="T71">)</text:span></text:p>
              </text:list-item>
              <text:list-item>
                <text:p><text:span text:style-name="T71"/></text:p>
              </text:list-item>
              <text:list-item>
                <text:p/>
              </text:list-item>
            </text:list>
          </draw:text-box>
        </draw:frame>
        <draw:frame draw:style-name="gr9" draw:text-style-name="P28" draw:layer="layout" svg:width="8.382cm" svg:height="3.81cm" svg:x="16.002cm" svg:y="13.192cm">
          <draw:text-box>
            <text:p><text:span text:style-name="T74"><text:s text:c="2"/></text:span><text:span text:style-name="T64">Scorecard</text:span></text:p>
            <text:p><text:span text:style-name="T75">scores:</text:span></text:p>
            <text:p><text:span text:style-name="T75"><text:s text:c="3"/></text:span><text:span text:style-name="T75">List[Score]</text:span></text:p>
          </draw:text-box>
        </draw:frame>
        <draw:line draw:style-name="gr10" draw:text-style-name="P29" draw:layer="layout" svg:x1="20.066cm" svg:y1="13.192cm" svg:x2="20.066cm" svg:y2="11.185cm">
          <text:p/>
        </draw:line>
        <draw:frame draw:style-name="gr14" draw:text-style-name="P30" draw:layer="layout" svg:width="8.89cm" svg:height="3.806cm" svg:x="15.494cm" svg:y="7.379cm">
          <draw:text-box>
            <text:p text:style-name="P24"><text:span text:style-name="T65"><text:s text:c="4"/></text:span><text:span text:style-name="T66">???</text:span><text:span text:style-name="T65"> <text:s text:c="4"/></text:span></text:p>
            <text:p><text:span text:style-name="T76">__iter__():</text:span><text:span text:style-name="T77"> </text:span></text:p>
            <text:p><text:span text:style-name="T20"><text:s text:c="3"/></text:span><text:span text:style-name="T20">creates an iterator</text:span></text:p>
          </draw:text-box>
        </draw:frame>
        <presentation:notes draw:style-name="dp2">
          <draw:page-thumbnail draw:style-name="gr1" draw:layer="layout" svg:width="12.651cm" svg:height="9.476cm" svg:x="3.174cm" svg:y="1.905cm" draw:page-number="26" presentation:class="page"/>
          <draw:frame presentation:style-name="pr4" draw:text-style-name="P5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>
        <office:forms form:automatic-focus="false" form:apply-design-mode="false"/>
        <draw:frame presentation:style-name="pr2" draw:layer="layout" svg:width="21.956cm" svg:height="2.355cm" svg:x="1.698cm" svg:y="0.722cm" presentation:class="title">
          <draw:text-box>
            <text:p>for loop</text:p>
          </draw:text-box>
        </draw:frame>
        <draw:frame presentation:style-name="pr3" draw:layer="layout" svg:width="21.956cm" svg:height="14.145cm" svg:x="1.874cm" svg:y="3.889cm" presentation:class="outline" presentation:user-transformed="true">
          <draw:text-box>
            <text:list text:style-name="L3">
              <text:list-item>
                <text:p>What kind of objects can be used as data in a "for" loop?</text:p>
              </text:list-item>
              <text:list-item>
                <text:p><text:span text:style-name="T21"/></text:p>
              </text:list-item>
              <text:list-item>
                <text:p><text:span text:style-name="T71">for </text:span><text:span text:style-name="T72">x</text:span><text:span text:style-name="T71"> in </text:span><text:span text:style-name="T78">data</text:span><text:span text:style-name="T71">:</text:span></text:p>
              </text:list-item>
              <text:list-item>
                <text:p><text:span text:style-name="T71"><text:s text:c="4"/></text:span><text:span text:style-name="T71">print(</text:span><text:span text:style-name="T72">x</text:span><text:span text:style-name="T71">)</text:span></text:p>
              </text:list-item>
              <text:list-item>
                <text:p><text:span text:style-name="T71"/></text:p>
              </text:list-item>
              <text:list-item>
                <text:p><text:span text:style-name="T78">data</text:span><text:span text:style-name="T71"> can be:</text:span></text:p>
              </text:list-item>
              <text:list-item>
                <text:p><text:span text:style-name="T71">string (str)</text:span></text:p>
              </text:list-item>
              <text:list-item>
                <text:p><text:span text:style-name="T71">list</text:span></text:p>
              </text:list-item>
              <text:list-item>
                <text:p><text:span text:style-name="T71">dict</text:span></text:p>
              </text:list-item>
              <text:list-item>
                <text:p><text:span text:style-name="T71">range</text:span></text:p>
              </text:list-item>
              <text:list-item>
                <text:p><text:span text:style-name="T71">set</text:span></text:p>
              </text:list-item>
              <text:list-item>
                <text:p><text:span text:style-name="T71">tuple</text:span></text:p>
              </text:list-item>
              <text:list-item>
                <text:p/>
              </text:list-item>
            </text:list>
          </draw:text-box>
        </draw:frame>
        <draw:frame draw:style-name="gr9" draw:text-style-name="P28" draw:layer="layout" svg:width="7.874cm" svg:height="3.81cm" svg:x="15.502cm" svg:y="13.192cm">
          <draw:text-box>
            <text:p><text:span text:style-name="T74"><text:s text:c="4"/></text:span><text:span text:style-name="T64">data</text:span></text:p>
            <text:p><text:span text:style-name="T26"/></text:p>
            <text:p><text:span text:style-name="T26"/></text:p>
          </draw:text-box>
        </draw:frame>
        <draw:line draw:style-name="gr10" draw:text-style-name="P29" draw:layer="layout" svg:x1="19.566cm" svg:y1="13.192cm" svg:x2="19.566cm" svg:y2="11.185cm">
          <text:p/>
        </draw:line>
        <draw:frame draw:style-name="gr14" draw:text-style-name="P30" draw:layer="layout" svg:width="8.844cm" svg:height="3.806cm" svg:x="14.986cm" svg:y="7.379cm">
          <draw:text-box>
            <text:p text:style-name="P24"><text:span text:style-name="T65">Iterable</text:span></text:p>
            <text:p><text:span text:style-name="T21">__iter__():</text:span><text:span text:style-name="T20"> Iterator</text:span></text:p>
          </draw:text-box>
        </draw:frame>
        <draw:line draw:style-name="gr13" draw:text-style-name="P29" draw:layer="layout" svg:x1="8.89cm" svg:y1="5.08cm" svg:x2="7.874cm" svg:y2="6.604cm">
          <text:p/>
        </draw:line>
        <presentation:notes draw:style-name="dp2">
          <draw:page-thumbnail draw:style-name="gr1" draw:layer="layout" svg:width="12.651cm" svg:height="9.476cm" svg:x="3.174cm" svg:y="1.905cm" draw:page-number="27" presentation:class="page"/>
          <draw:frame presentation:style-name="pr4" draw:text-style-name="P5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>
        <office:forms form:automatic-focus="false" form:apply-design-mode="false"/>
        <draw:frame presentation:style-name="pr2" draw:layer="layout" svg:width="21.956cm" svg:height="2.355cm" svg:x="1.698cm" svg:y="0.722cm" presentation:class="title">
          <draw:text-box>
            <text:p>Iterable</text:p>
          </draw:text-box>
        </draw:frame>
        <draw:frame presentation:style-name="pr8" draw:layer="layout" svg:width="21.956cm" svg:height="14.399cm" svg:x="1.874cm" svg:y="3.889cm" presentation:class="outline" presentation:user-transformed="true">
          <draw:text-box>
            <text:list text:style-name="L3">
              <text:list-item>
                <text:p><text:span text:style-name="T42">Iterable</text:span> - a type of object (usually a collection) that provides a method for <text:span text:style-name="T22">creating</text:span> an <text:span text:style-name="T79">Iterator</text:span><text:span text:style-name="T20">.</text:span></text:p>
              </text:list-item>
              <text:list-item>
                <text:p/>
              </text:list-item>
              <text:list-item>
                <text:p>Example:</text:p>
              </text:list-item>
              <text:list-item>
                <text:p text:style-name="P23"><text:span text:style-name="T80"># stuff is an </text:span><text:span text:style-name="T81">Iterable</text:span><text:span text:style-name="T82"> collection</text:span></text:p>
              </text:list-item>
              <text:list-item>
                <text:p text:style-name="P23">stuff = ("first", "second", "third")</text:p>
              </text:list-item>
              <text:list-item>
                <text:p text:style-name="P23"><text:span text:style-name="T26">iterator = </text:span><text:span text:style-name="T67">iter</text:span><text:span text:style-name="T26">(stuff)</text:span></text:p>
              </text:list-item>
              <text:list-item>
                <text:p text:style-name="P23"><text:span text:style-name="T83">iterator.next()</text:span><text:span text:style-name="T84"> <text:s/></text:span><text:span text:style-name="T80"># "first"</text:span></text:p>
              </text:list-item>
              <text:list-item>
                <text:p text:style-name="P23"><text:span text:style-name="T83">iterator.next()</text:span><text:span text:style-name="T84"> <text:s/></text:span><text:span text:style-name="T80"># "second"</text:span></text:p>
              </text:list-item>
              <text:list-item>
                <text:p text:style-name="P23"><text:span text:style-name="T83">iterator.next()</text:span><text:span text:style-name="T84"> <text:s/></text:span><text:span text:style-name="T80"># "third"</text:span></text:p>
              </text:list-item>
              <text:list-item>
                <text:p><text:span text:style-name="T80"/></text:p>
              </text:list-item>
              <text:list-item>
                <text:p/>
              </text:list-item>
            </text:list>
          </draw:text-box>
        </draw:frame>
        <draw:frame draw:style-name="gr14" draw:text-style-name="P30" draw:layer="layout" svg:width="8.844cm" svg:height="3.806cm" svg:x="14.986cm" svg:y="13.879cm">
          <draw:text-box>
            <text:p text:style-name="P24"><text:span text:style-name="T65">Iterator</text:span></text:p>
            <text:p><text:span text:style-name="T85">__</text:span><text:span text:style-name="T21">next__():</text:span></text:p>
            <text:p><text:span text:style-name="T21"><text:s text:c="8"/></text:span><text:span text:style-name="T21">next_element</text:span></text:p>
          </draw:text-box>
        </draw:frame>
        <draw:frame draw:style-name="gr14" draw:text-style-name="P30" draw:layer="layout" svg:width="8.844cm" svg:height="3.806cm" svg:x="14.986cm" svg:y="7.42cm">
          <draw:text-box>
            <text:p text:style-name="P24"><text:span text:style-name="T86">Iterable</text:span></text:p>
            <text:p><text:span text:style-name="T21">__iter__(): </text:span><text:span text:style-name="T20">Iterator</text:span></text:p>
          </draw:text-box>
        </draw:frame>
        <draw:line draw:style-name="gr13" draw:text-style-name="P29" draw:layer="layout" svg:x1="19.358cm" svg:y1="11.222cm" svg:x2="19.358cm" svg:y2="13.879cm">
          <text:p/>
        </draw:line>
        <draw:frame draw:style-name="gr15" draw:text-style-name="P32" draw:layer="layout" svg:width="3.81cm" svg:height="1.436cm" svg:x="19.328cm" svg:y="11.638cm">
          <draw:text-box>
            <text:p><text:span text:style-name="T20">creates</text:span></text:p>
          </draw:text-box>
        </draw:frame>
        <presentation:notes draw:style-name="dp2">
          <draw:page-thumbnail draw:style-name="gr1" draw:layer="layout" svg:width="12.651cm" svg:height="9.476cm" svg:x="3.174cm" svg:y="1.905cm" draw:page-number="28" presentation:class="page"/>
          <draw:frame presentation:style-name="pr4" draw:text-style-name="P5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>
        <office:forms form:automatic-focus="false" form:apply-design-mode="false"/>
        <draw:frame presentation:style-name="pr2" draw:layer="layout" svg:width="21.956cm" svg:height="2.355cm" svg:x="1.698cm" svg:y="0.722cm" presentation:class="title">
          <draw:text-box>
            <text:p>Iterator</text:p>
          </draw:text-box>
        </draw:frame>
        <draw:frame presentation:style-name="pr8" draw:layer="layout" svg:width="21.956cm" svg:height="14.399cm" svg:x="1.874cm" svg:y="3.889cm" presentation:class="outline" presentation:user-transformed="true">
          <draw:text-box>
            <text:list text:style-name="L3">
              <text:list-item>
                <text:p><text:span text:style-name="T42">Iterator</text:span> - an object that lets you sequentially access elements from some source by calling next(iterator). </text:p>
              </text:list-item>
              <text:list-item>
                <text:p/>
              </text:list-item>
              <text:list-item>
                <text:p>Example:</text:p>
              </text:list-item>
              <text:list-item>
                <text:p><text:span text:style-name="T80"># stuff is an </text:span><text:span text:style-name="T87">Iterable</text:span><text:span text:style-name="T82"> collection</text:span></text:p>
              </text:list-item>
              <text:list-item>
                <text:p>stuff = ("first", "second", "third")</text:p>
              </text:list-item>
              <text:list-item>
                <text:p><text:span text:style-name="T26">myiter = </text:span><text:span text:style-name="T67">iter</text:span><text:span text:style-name="T26">(stuff)</text:span></text:p>
              </text:list-item>
              <text:list-item>
                <text:p><text:span text:style-name="T84"># iterate over elements</text:span></text:p>
              </text:list-item>
              <text:list-item>
                <text:p><text:span text:style-name="T26">print( </text:span><text:span text:style-name="T67">next(myiter)</text:span><text:span text:style-name="T26"> )</text:span></text:p>
              </text:list-item>
              <text:list-item>
                <text:p><text:span text:style-name="T88">print( </text:span><text:span text:style-name="T89">next(</text:span><text:span text:style-name="T67">myiter)</text:span><text:span text:style-name="T26"> )</text:span></text:p>
              </text:list-item>
              <text:list-item>
                <text:p><text:span text:style-name="T88">print( </text:span><text:span text:style-name="T89">next(</text:span><text:span text:style-name="T67">myiter)</text:span><text:span text:style-name="T26"> )</text:span></text:p>
              </text:list-item>
              <text:list-item>
                <text:p/>
              </text:list-item>
            </text:list>
          </draw:text-box>
        </draw:frame>
        <draw:frame draw:style-name="gr14" draw:text-style-name="P30" draw:layer="layout" svg:width="8.844cm" svg:height="3.806cm" svg:x="14.986cm" svg:y="13.879cm">
          <draw:text-box>
            <text:p text:style-name="P24"><text:span text:style-name="T86">Iterator</text:span></text:p>
            <text:p><text:span text:style-name="T85">__</text:span><text:span text:style-name="T21">next__():</text:span></text:p>
            <text:p><text:span text:style-name="T21"><text:s text:c="8"/></text:span><text:span text:style-name="T21">next_element</text:span></text:p>
          </draw:text-box>
        </draw:frame>
        <draw:frame draw:style-name="gr14" draw:text-style-name="P30" draw:layer="layout" svg:width="8.844cm" svg:height="3.806cm" svg:x="14.986cm" svg:y="7.42cm">
          <draw:text-box>
            <text:p text:style-name="P24"><text:span text:style-name="T65">Iterable</text:span></text:p>
            <text:p><text:span text:style-name="T21">__iter__(): </text:span><text:span text:style-name="T20">Iterator</text:span></text:p>
          </draw:text-box>
        </draw:frame>
        <draw:line draw:style-name="gr13" draw:text-style-name="P29" draw:layer="layout" svg:x1="19.358cm" svg:y1="11.222cm" svg:x2="19.358cm" svg:y2="13.879cm">
          <text:p/>
        </draw:line>
        <draw:frame draw:style-name="gr15" draw:text-style-name="P32" draw:layer="layout" svg:width="3.81cm" svg:height="1.436cm" svg:x="19.328cm" svg:y="11.638cm">
          <draw:text-box>
            <text:p><text:span text:style-name="T20">creates</text:span></text:p>
          </draw:text-box>
        </draw:frame>
        <presentation:notes draw:style-name="dp2">
          <draw:page-thumbnail draw:style-name="gr1" draw:layer="layout" svg:width="12.651cm" svg:height="9.476cm" svg:x="3.174cm" svg:y="1.905cm" draw:page-number="29" presentation:class="page"/>
          <draw:frame presentation:style-name="pr4" draw:text-style-name="P5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>
        <office:forms form:automatic-focus="false" form:apply-design-mode="false"/>
        <draw:frame presentation:style-name="pr2" draw:layer="layout" svg:width="21.956cm" svg:height="2.355cm" svg:x="1.698cm" svg:y="0.722cm" presentation:class="title">
          <draw:text-box>
            <text:p>Declare a Class "is" a Type</text:p>
          </draw:text-box>
        </draw:frame>
        <draw:frame presentation:style-name="pr3" draw:layer="layout" svg:width="22.86cm" svg:height="10.335cm" svg:x="1.27cm" svg:y="3.889cm" presentation:class="outline" presentation:user-transformed="true">
          <draw:text-box>
            <text:list text:style-name="L3">
              <text:list-item>
                <text:p><text:span text:style-name="T26">A Type specifies </text:span><text:span text:style-name="T67">some behavior</text:span><text:span text:style-name="T26"> (methods).</text:span></text:p>
              </text:list-item>
              <text:list-item>
                <text:p text:style-name="P4"><text:span text:style-name="T43">To declare that your class </text:span><text:span text:style-name="T90">provides</text:span><text:span text:style-name="T43"> this behavior, write </text:span><text:span text:style-name="T43">the Type name as a parent type.</text:span></text:p>
              </text:list-item>
              <text:list-item>
                <text:p text:style-name="P23"><text:span text:style-name="T26">Example:</text:span></text:p>
              </text:list-item>
              <text:list-item>
                <text:p text:style-name="P3"><text:span text:style-name="T91">Declare that Scorecard can create an </text:span><text:span text:style-name="T91">Iterator, and the Iterator returns floats.</text:span></text:p>
              </text:list-item>
              <text:list-item>
                <text:p><text:span text:style-name="T57"/></text:p>
              </text:list-item>
            </text:list>
          </draw:text-box>
        </draw:frame>
        <draw:frame draw:style-name="gr16" draw:text-style-name="P33" draw:layer="layout" svg:width="22.098cm" svg:height="4.061cm" svg:x="1.224cm" svg:y="11.87cm">
          <draw:text-box>
            <text:p text:style-name="P15"><text:span text:style-name="T57">class Scorecard( </text:span><text:span text:style-name="T61">Iterable[float]</text:span><text:span text:style-name="T57"> )</text:span></text:p>
            <text:p text:style-name="P15"><text:span text:style-name="T57"><text:s text:c="4"/></text:span><text:span text:style-name="T58">"""scorecard creates an iterator for scores"""</text:span></text:p>
            <text:p text:style-name="P15"><text:span text:style-name="T57"><text:s text:c="3"/></text:span><text:span text:style-name="T57">def </text:span><text:span text:style-name="T61">__iter__</text:span><text:span text:style-name="T57">(self):</text:span></text:p>
            <text:p><text:span text:style-name="T57"><text:s text:c="7"/></text:span><text:span text:style-name="T57">return iter(self.scores)</text:span></text:p>
          </draw:text-box>
        </draw:frame>
        <presentation:notes draw:style-name="dp2">
          <draw:page-thumbnail draw:style-name="gr1" draw:layer="layout" svg:width="12.651cm" svg:height="9.476cm" svg:x="3.174cm" svg:y="1.905cm" draw:page-number="30" presentation:class="page"/>
          <draw:frame presentation:style-name="pr4" draw:text-style-name="P21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>
        <office:forms form:automatic-focus="false" form:apply-design-mode="false"/>
        <draw:frame presentation:style-name="pr2" draw:layer="layout" svg:width="21.956cm" svg:height="2.355cm" svg:x="1.698cm" svg:y="0.722cm" presentation:class="title">
          <draw:text-box>
            <text:p>Types You Should Know</text:p>
          </draw:text-box>
        </draw:frame>
        <draw:frame presentation:style-name="pr3" draw:layer="layout" svg:width="22.86cm" svg:height="14.399cm" svg:x="1.27cm" svg:y="3.889cm" presentation:class="outline" presentation:user-transformed="true">
          <draw:text-box>
            <text:list text:style-name="L3">
              <text:list-item>
                <text:p text:style-name="P24">These types specify that a class provides some behavior.</text:p>
              </text:list-item>
              <text:list-item>
                <text:p text:style-name="P24"><text:span text:style-name="T19">What behavior (methods) does each one guarantee?</text:span></text:p>
              </text:list-item>
              <text:list-item>
                <text:p><text:span text:style-name="T26">Container</text:span></text:p>
              </text:list-item>
              <text:list-item>
                <text:p text:style-name="P15"><text:span text:style-name="T26">Collection</text:span></text:p>
              </text:list-item>
              <text:list-item>
                <text:p><text:span text:style-name="T26">Iterable</text:span></text:p>
              </text:list-item>
              <text:list-item>
                <text:p><text:span text:style-name="T26">Iterator</text:span></text:p>
              </text:list-item>
              <text:list-item>
                <text:p><text:span text:style-name="T26">Dict</text:span></text:p>
              </text:list-item>
              <text:list-item>
                <text:p><text:span text:style-name="T26">Mapping</text:span></text:p>
              </text:list-item>
              <text:list-item>
                <text:p><text:span text:style-name="T26">List</text:span></text:p>
              </text:list-item>
              <text:list-item>
                <text:p><text:span text:style-name="T26">Set</text:span></text:p>
              </text:list-item>
              <text:list-item>
                <text:p><text:span text:style-name="T26">Sequence</text:span></text:p>
              </text:list-item>
              <text:list-item>
                <text:p text:style-name="P24"><text:span text:style-name="T92">Start by reading the collections.abc document page.</text:span></text:p>
              </text:list-item>
            </text:list>
          </draw:text-box>
        </draw:frame>
        <presentation:notes draw:style-name="dp2">
          <draw:page-thumbnail draw:style-name="gr1" draw:layer="layout" svg:width="12.651cm" svg:height="9.476cm" svg:x="3.174cm" svg:y="1.905cm" draw:page-number="31" presentation:class="page"/>
          <draw:frame presentation:style-name="pr4" draw:text-style-name="P5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2T1">
        <office:forms form:automatic-focus="false" form:apply-design-mode="false"/>
        <draw:frame presentation:style-name="pr2" draw:layer="layout" svg:width="21.956cm" svg:height="2.355cm" svg:x="1.698cm" svg:y="0.722cm" presentation:class="title">
          <draw:text-box>
            <text:p>Very specific Types</text:p>
          </draw:text-box>
        </draw:frame>
        <draw:frame presentation:style-name="pr3" draw:layer="layout" svg:width="22.86cm" svg:height="10.081cm" svg:x="1.27cm" svg:y="3.889cm" presentation:class="outline" presentation:user-transformed="true">
          <draw:text-box>
            <text:list text:style-name="L3">
              <text:list-item>
                <text:p text:style-name="P24"><text:span text:style-name="T43">Some types specify a </text:span><text:span text:style-name="T93">single behavior</text:span><text:span text:style-name="T43">.</text:span></text:p>
              </text:list-item>
              <text:list-item>
                <text:p><text:span text:style-name="T67">x: </text:span><text:span text:style-name="T42">Sized</text:span></text:p>
              </text:list-item>
              <text:list-item>
                <text:p><text:span text:style-name="T26"><text:s text:c="3"/></text:span><text:span text:style-name="T26">- can call len(x) or x.__len__()</text:span></text:p>
              </text:list-item>
              <text:list-item>
                <text:p><text:span text:style-name="T67">y: </text:span><text:span text:style-name="T42">SupportsFloat</text:span><text:span text:style-name="T26"> </text:span></text:p>
              </text:list-item>
              <text:list-item>
                <text:p><text:span text:style-name="T51"><text:s text:c="3"/></text:span><text:span text:style-name="T51">- can call </text:span><text:span text:style-name="T26">float(y) or y.__float__() </text:span></text:p>
              </text:list-item>
              <text:list-item>
                <text:p><text:span text:style-name="T26"/></text:p>
              </text:list-item>
              <text:list-item>
                <text:p><text:span text:style-name="T43">Example:</text:span></text:p>
              </text:list-item>
              <text:list-item>
                <text:p><text:span text:style-name="T94"><text:s text:c="3"/></text:span><text:span text:style-name="T94">Declare that </text:span><text:span text:style-name="T45">Scorecard</text:span><text:span text:style-name="T94"> supports </text:span><text:span text:style-name="T95">len</text:span><text:span text:style-name="T45">(scorecard):</text:span></text:p>
              </text:list-item>
            </text:list>
          </draw:text-box>
        </draw:frame>
        <draw:frame draw:style-name="gr17" draw:text-style-name="P16" draw:layer="layout" svg:width="22.098cm" svg:height="4.061cm" svg:x="1.424cm" svg:y="13.77cm">
          <draw:text-box>
            <text:p text:style-name="P15"><text:span text:style-name="T57">class Scorecard( </text:span><text:span text:style-name="T96">Sized</text:span><text:span text:style-name="T57"> )</text:span></text:p>
            <text:p text:style-name="P15"><text:span text:style-name="T57"><text:s text:c="4"/></text:span><text:span text:style-name="T57">def </text:span><text:span text:style-name="T61">__len__</text:span><text:span text:style-name="T57">(self): <text:s text:c="3"/></text:span></text:p>
            <text:p text:style-name="P15"><text:span text:style-name="T58"><text:s text:c="7"/></text:span><text:span text:style-name="T58">"""the size is just the number of scores"""</text:span></text:p>
            <text:p><text:span text:style-name="T57"><text:s text:c="7"/></text:span><text:span text:style-name="T57">return len(self.scores)</text:span></text:p>
          </draw:text-box>
        </draw:frame>
        <presentation:notes draw:style-name="dp2">
          <draw:page-thumbnail draw:style-name="gr1" draw:layer="layout" svg:width="12.651cm" svg:height="9.476cm" svg:x="3.174cm" svg:y="1.905cm" draw:page-number="32" presentation:class="page"/>
          <draw:frame presentation:style-name="pr4" draw:text-style-name="P21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2T1">
        <office:forms form:automatic-focus="false" form:apply-design-mode="false"/>
        <draw:frame presentation:style-name="pr2" draw:layer="layout" svg:width="21.956cm" svg:height="2.355cm" svg:x="1.698cm" svg:y="0.722cm" presentation:class="title">
          <draw:text-box>
            <text:p>Class Can Provide Many Behaviors</text:p>
          </draw:text-box>
        </draw:frame>
        <draw:frame presentation:style-name="pr3" draw:layer="layout" svg:width="22.86cm" svg:height="10.335cm" svg:x="1.27cm" svg:y="3.889cm" presentation:class="outline" presentation:user-transformed="true">
          <draw:text-box>
            <text:list text:style-name="L3">
              <text:list-item>
                <text:p><text:span text:style-name="T43">A class can declare that it provides many different kinds </text:span><text:span text:style-name="T43">of behavior, using types.</text:span></text:p>
              </text:list-item>
              <text:list-item>
                <text:p><text:span text:style-name="T26"/></text:p>
              </text:list-item>
              <text:list-item>
                <text:p><text:span text:style-name="T26">Example:</text:span></text:p>
              </text:list-item>
              <text:list-item>
                <text:p><text:span text:style-name="T45">Scorecard creates Iterators </text:span><text:span text:style-name="T97">and</text:span><text:span text:style-name="T45"> has a length.</text:span></text:p>
              </text:list-item>
            </text:list>
          </draw:text-box>
        </draw:frame>
        <draw:frame draw:style-name="gr18" draw:text-style-name="P16" draw:layer="layout" svg:width="22.098cm" svg:height="7.449cm" svg:x="1.424cm" svg:y="10.77cm">
          <draw:text-box>
            <text:p text:style-name="P15"><text:span text:style-name="T57">class Scorecard( </text:span><text:span text:style-name="T98">Iterable[float], Sized</text:span><text:span text:style-name="T57"> )</text:span></text:p>
            <text:p text:style-name="P15"><text:span text:style-name="T57"><text:s text:c="4"/></text:span><text:span text:style-name="T57">def </text:span><text:span text:style-name="T61">__len__</text:span><text:span text:style-name="T57">(self) -&gt; int: <text:s text:c="3"/></text:span></text:p>
            <text:p text:style-name="P15"><text:span text:style-name="T58"><text:s text:c="7"/></text:span><text:span text:style-name="T58">"""the size is just the number of scores"""</text:span></text:p>
            <text:p><text:span text:style-name="T57"><text:s text:c="7"/></text:span><text:span text:style-name="T57">return len(self.scores)</text:span></text:p>
            <text:p><text:span text:style-name="T57"/></text:p>
            <text:p><text:span text:style-name="T57"><text:s text:c="4"/></text:span><text:span text:style-name="T57">def __iter__(self) -&gt; Iterator[float]:</text:span></text:p>
            <text:p><text:span text:style-name="T57"><text:s text:c="7"/></text:span><text:span text:style-name="T58">"""return an iterator for scores"""</text:span></text:p>
            <text:p><text:span text:style-name="T57"><text:s text:c="7"/></text:span><text:span text:style-name="T57">return iter( self.scores )</text:span></text:p>
          </draw:text-box>
        </draw:frame>
        <presentation:notes draw:style-name="dp2">
          <draw:page-thumbnail draw:style-name="gr1" draw:layer="layout" svg:width="12.651cm" svg:height="9.476cm" svg:x="3.174cm" svg:y="1.905cm" draw:page-number="33" presentation:class="page"/>
          <draw:frame presentation:style-name="pr4" draw:text-style-name="P21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2T1">
        <office:forms form:automatic-focus="false" form:apply-design-mode="false"/>
        <draw:frame presentation:style-name="pr2" draw:layer="layout" svg:width="21.956cm" svg:height="2.355cm" svg:x="1.698cm" svg:y="0.722cm" presentation:class="title">
          <draw:text-box>
            <text:p>Resources</text:p>
          </draw:text-box>
        </draw:frame>
        <draw:frame presentation:style-name="pr3" draw:layer="layout" svg:width="21.956cm" svg:height="14.145cm" svg:x="1.874cm" svg:y="3.889cm" presentation:class="outline" presentation:user-transformed="true">
          <draw:text-box>
            <text:list text:style-name="L3">
              <text:list-item>
                <text:p><text:span text:style-name="T14">Mai's write-up on "type hinting"</text:span> in ISP19/problems </text:p>
              </text:list-item>
              <text:list-item>
                <text:p>https://github.com/ISP19/problems/tree/master/type-hints</text:p>
              </text:list-item>
              <text:list-item>
                <text:p/>
              </text:list-item>
              <text:list-item>
                <text:p><text:span text:style-name="T14">Python </text:span><text:span text:style-name="T99">typing</text:span><text:span text:style-name="T14"> package - defines types</text:span></text:p>
              </text:list-item>
              <text:list-item>
                <text:p><text:s text:c="4"/>https://docs.python.org/3/library/typing.html</text:p>
              </text:list-item>
              <text:list-item>
                <text:p/>
              </text:list-item>
              <text:list-item>
                <text:p><text:span text:style-name="T14">Python abstract base collections</text:span> (abc) package</text:p>
              </text:list-item>
              <text:list-item>
                <text:p><text:s text:c="4"/>https://docs.python.org/3/library/collections.abc.html</text:p>
              </text:list-item>
              <text:list-item>
                <text:p><text:s text:c="4"/>This page explains the behavior and methods each collection type provides. </text:p>
              </text:list-item>
              <text:list-item>
                <text:p>Helps you understand "types" in the typing package.</text:p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2.651cm" svg:height="9.476cm" svg:x="3.174cm" svg:y="1.905cm" draw:page-number="34" presentation:class="page"/>
          <draw:frame presentation:style-name="pr4" draw:text-style-name="P5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2T1">
        <office:forms form:automatic-focus="false" form:apply-design-mode="false"/>
        <draw:frame presentation:style-name="pr2" draw:layer="layout" svg:width="21.956cm" svg:height="2.355cm" svg:x="1.698cm" svg:y="0.722cm" presentation:class="title">
          <draw:text-box>
            <text:p>Another Resource</text:p>
          </draw:text-box>
        </draw:frame>
        <draw:frame presentation:style-name="pr3" draw:layer="layout" svg:width="21.956cm" svg:height="13.637cm" svg:x="1.874cm" svg:y="3.889cm" presentation:class="outline" presentation:user-transformed="true">
          <draw:text-box>
            <text:list text:style-name="L3">
              <text:list-item>
                <text:p><text:span text:style-name="T14">Mypy Getting Started Guide </text:span><text:span text:style-name="T30">many short examples of </text:span><text:span text:style-name="T30">adding type hints to code.</text:span></text:p>
              </text:list-item>
              <text:list-item>
                <text:p><text:span text:style-name="T14"><text:s/></text:span><text:span text:style-name="T30">https://mypy.readthedocs.io/en/latest/getting_started.</text:span><text:span text:style-name="T30">html</text:span></text:p>
              </text:list-item>
              <text:list-item>
                <text:p><text:span text:style-name="T14"/></text:p>
              </text:list-item>
              <text:list-item>
                <text:p><text:span text:style-name="T14">Python Type Checking Guide</text:span> on <text:span text:style-name="T20">RealPython</text:span></text:p>
              </text:list-item>
              <text:list-item>
                <text:p><text:span text:style-name="T20"><text:s text:c="4"/></text:span><text:span text:style-name="T21">https://realpython.com/python-type-checking/</text:span></text:p>
              </text:list-item>
              <text:list-item>
                <text:p><text:span text:style-name="T21"/></text:p>
              </text:list-item>
              <text:list-item>
                <text:p><text:span text:style-name="T21"><text:s text:c="4"/></text:span><text:span text:style-name="T21">Describes dynamic typing, duck typing, and how to </text:span><text:span text:style-name="T21">use type hinting.</text:span></text:p>
              </text:list-item>
            </text:list>
          </draw:text-box>
        </draw:frame>
        <presentation:notes draw:style-name="dp2">
          <draw:page-thumbnail draw:style-name="gr1" draw:layer="layout" svg:width="12.651cm" svg:height="9.476cm" svg:x="3.174cm" svg:y="1.905cm" draw:page-number="35" presentation:class="page"/>
          <draw:frame presentation:style-name="pr4" draw:text-style-name="P5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2T1">
        <office:forms form:automatic-focus="false" form:apply-design-mode="false"/>
        <draw:frame presentation:style-name="pr2" draw:layer="layout" svg:width="21.956cm" svg:height="2.355cm" svg:x="1.698cm" svg:y="0.722cm" presentation:class="title">
          <draw:text-box>
            <text:p>Iterators</text:p>
          </draw:text-box>
        </draw:frame>
        <draw:frame presentation:style-name="pr3" draw:layer="layout" svg:width="21.956cm" svg:height="13.637cm" svg:x="1.874cm" svg:y="3.889cm" presentation:class="outline" presentation:user-transformed="true">
          <draw:text-box>
            <text:list text:style-name="L3">
              <text:list-item>
                <text:p><text:span text:style-name="T14">Python Iterators </text:span><text:span text:style-name="T30">explains difference between Iterable </text:span><text:span text:style-name="T30">and Iterator, with examples</text:span></text:p>
              </text:list-item>
              <text:list-item>
                <text:p text:style-name="P23"><text:span text:style-name="T14"><text:s/></text:span><text:span text:style-name="T30">https://www.w3schools.com/python/python_iterators.a</text:span><text:span text:style-name="T30">sp</text:span></text:p>
              </text:list-item>
              <text:list-item>
                <text:p><text:span text:style-name="T14"/></text:p>
              </text:list-item>
              <text:list-item>
                <text:p><text:span text:style-name="T14">Iterators, Generators, Containers, and itertools</text:span> has more detailed explanation, with code examples.</text:p>
              </text:list-item>
              <text:list-item>
                <text:p text:style-name="P23"><text:span text:style-name="T21">https://www.datacamp.com/community/tutorials/python-</text:span><text:span text:style-name="T21">iterator-tutorial</text:span></text:p>
              </text:list-item>
            </text:list>
          </draw:text-box>
        </draw:frame>
        <presentation:notes draw:style-name="dp2">
          <draw:page-thumbnail draw:style-name="gr1" draw:layer="layout" svg:width="12.651cm" svg:height="9.476cm" svg:x="3.174cm" svg:y="1.905cm" draw:page-number="36" presentation:class="page"/>
          <draw:frame presentation:style-name="pr4" draw:text-style-name="P5" draw:layer="layout" svg:width="15.191cm" svg:height="11.381cm" svg:x="1.904cm" svg:y="12.064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DejaVu Sans" svg:font-family="'DejaVu Sans'" style:font-pitch="variable"/>
    <style:font-face style:name="Angsana New" svg:font-family="'Angsana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kaoPGothic" svg:font-family="TakaoPGothic" style:font-family-generic="system" style:font-pitch="variable"/>
    <style:font-face style:name="Umpush" svg:font-family="Umpush" style:font-family-generic="system" style:font-pitch="variable"/>
  </office:font-face-decls>
  <office:styles>
    <draw:gradient draw:name="Gradient_20_10" draw:display-name="Gradient 10" draw:style="linear" draw:start-color="#ff0000" draw:end-color="#ffffff" draw:start-intensity="100%" draw:end-intensity="100%" draw:angle="3150" draw:border="0%"/>
    <draw:gradient draw:name="Gradient_20_7" draw:display-name="Gradient 7" draw:style="linear" draw:start-color="#ffffff" draw:end-color="#1c1c1c" draw:start-intensity="100%" draw:end-intensity="100%" draw:angle="2700" draw:border="0%"/>
    <draw:gradient draw:name="Gradient_20_8" draw:display-name="Gradient 8" draw:style="linear" draw:start-color="#ffffff" draw:end-color="#3333cc" draw:start-intensity="100%" draw:end-intensity="100%" draw:angle="2700" draw:border="0%"/>
    <draw:gradient draw:name="Gradient_20_9" draw:display-name="Gradient 9" draw:style="linear" draw:start-color="#ffffff" draw:end-color="#ffcf01" draw:start-intensity="100%" draw:end-intensity="100%" draw:angle="2700" draw:border="0%"/>
    <draw:marker draw:name="Arrow" svg:viewBox="0 0 20 30" svg:d="M10 0l-10 30h20z"/>
    <draw:marker draw:name="Triangle_20_unfilled" draw:display-name="Triangle unfilled" svg:viewBox="0 0 3000 3000" svg:d="M1500 0l1500 3000h-3000zM1500 447l-1176 2353h2353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normal" style:font-name-asian="Angsana New" style:font-family-asian="'Angsana New'" style:font-family-generic-asian="roman" style:font-pitch-asian="variable" style:font-size-asian="28pt" style:font-style-asian="normal" style:font-weight-asian="normal" style:font-name-complex="Angsana New" style:font-family-complex="'Angsana New'" style:font-family-generic-complex="roman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normal" style:font-name-asian="Angsana New" style:font-family-asian="'Angsana New'" style:font-family-generic-asian="roman" style:font-pitch-asian="variable" style:font-size-asian="28pt" style:font-style-asian="normal" style:font-weight-asian="normal" style:font-name-complex="Angsana New" style:font-family-complex="'Angsana New'" style:font-family-generic-complex="roman" style:font-pitch-complex="variable" style:font-size-complex="2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fo:background-color="transparent" style:font-name-asian="Noto Sans CJK SC" style:font-family-asian="'Noto Sans CJK SC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11cm" fo:margin-bottom="0cm" fo:line-height="100%" fo:text-align="start" fo:text-indent="-0.952cm" style:punctuation-wrap="hanging" style:line-break="strict" style:font-independent-line-spacing="true">
        <style:tab-stops>
          <style:tab-stop style:position="0cm"/>
          <style:tab-stop style:position="0.044cm"/>
          <style:tab-stop style:position="1.04cm"/>
          <style:tab-stop style:position="2.037cm"/>
          <style:tab-stop style:position="3.033cm"/>
          <style:tab-stop style:position="4.03cm"/>
          <style:tab-stop style:position="5.027cm"/>
          <style:tab-stop style:position="6.023cm"/>
          <style:tab-stop style:position="7.02cm"/>
          <style:tab-stop style:position="8.016cm"/>
          <style:tab-stop style:position="9.013cm"/>
          <style:tab-stop style:position="10.01cm"/>
          <style:tab-stop style:position="11.006cm"/>
          <style:tab-stop style:position="12.003cm"/>
          <style:tab-stop style:position="12.999cm"/>
          <style:tab-stop style:position="13.996cm"/>
          <style:tab-stop style:position="14.993cm"/>
          <style:tab-stop style:position="15.989cm"/>
          <style:tab-stop style:position="16.986cm"/>
          <style:tab-stop style:position="17.982cm"/>
          <style:tab-stop style:position="18.97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4pt" fo:font-style="normal" fo:text-shadow="none" style:text-underline-style="none" fo:font-weight="normal" fo:background-color="transparent" style:font-name-asian="Arial" style:font-family-asian="Arial" style:font-family-generic-asian="swiss" style:font-pitch-asian="variable" style:font-size-asian="24pt" style:font-style-asian="normal" style:font-weight-asian="normal" style:font-name-complex="Arial" style:font-family-complex="Arial" style:font-family-generic-complex="swiss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.211cm" fo:margin-bottom="0cm" fo:line-height="100%" fo:text-align="start" fo:text-indent="-0.793cm" style:punctuation-wrap="hanging" style:line-break="strict" style:font-independent-line-spacing="true">
        <style:tab-stops>
          <style:tab-stop style:position="0cm"/>
          <style:tab-stop style:position="0.926cm"/>
          <style:tab-stop style:position="1.922cm"/>
          <style:tab-stop style:position="2.919cm"/>
          <style:tab-stop style:position="3.915cm"/>
          <style:tab-stop style:position="4.912cm"/>
          <style:tab-stop style:position="5.909cm"/>
          <style:tab-stop style:position="6.905cm"/>
          <style:tab-stop style:position="7.902cm"/>
          <style:tab-stop style:position="8.898cm"/>
          <style:tab-stop style:position="9.895cm"/>
          <style:tab-stop style:position="10.892cm"/>
          <style:tab-stop style:position="11.888cm"/>
          <style:tab-stop style:position="12.885cm"/>
          <style:tab-stop style:position="13.881cm"/>
          <style:tab-stop style:position="14.878cm"/>
          <style:tab-stop style:position="15.875cm"/>
          <style:tab-stop style:position="16.871cm"/>
          <style:tab-stop style:position="17.868cm"/>
          <style:tab-stop style:position="18.864cm"/>
          <style:tab-stop style:position="19.861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4pt" fo:font-style="normal" fo:text-shadow="none" style:text-underline-style="none" fo:font-weight="normal" style:font-name-asian="Arial" style:font-family-asian="Arial" style:font-family-generic-asian="swiss" style:font-pitch-asian="variable" style:font-size-asian="24pt" style:font-style-asian="normal" style:font-weight-asian="normal" style:font-name-complex="Arial" style:font-family-complex="Arial" style:font-family-generic-complex="swiss" style:font-pitch-complex="variable" style:font-size-complex="24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176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811cm"/>
          <style:tab-stop style:position="1.807cm"/>
          <style:tab-stop style:position="2.804cm"/>
          <style:tab-stop style:position="3.801cm"/>
          <style:tab-stop style:position="4.797cm"/>
          <style:tab-stop style:position="5.794cm"/>
          <style:tab-stop style:position="6.79cm"/>
          <style:tab-stop style:position="7.787cm"/>
          <style:tab-stop style:position="8.784cm"/>
          <style:tab-stop style:position="9.78cm"/>
          <style:tab-stop style:position="10.777cm"/>
          <style:tab-stop style:position="11.773cm"/>
          <style:tab-stop style:position="12.77cm"/>
          <style:tab-stop style:position="13.767cm"/>
          <style:tab-stop style:position="14.763cm"/>
          <style:tab-stop style:position="15.76cm"/>
          <style:tab-stop style:position="16.756cm"/>
          <style:tab-stop style:position="17.753cm"/>
          <style:tab-stop style:position="18.75cm"/>
          <style:tab-stop style:position="19.746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537cm"/>
          <style:tab-stop style:position="1.534cm"/>
          <style:tab-stop style:position="2.531cm"/>
          <style:tab-stop style:position="3.527cm"/>
          <style:tab-stop style:position="4.524cm"/>
          <style:tab-stop style:position="5.52cm"/>
          <style:tab-stop style:position="6.517cm"/>
          <style:tab-stop style:position="7.514cm"/>
          <style:tab-stop style:position="8.51cm"/>
          <style:tab-stop style:position="9.507cm"/>
          <style:tab-stop style:position="10.503cm"/>
          <style:tab-stop style:position="11.5cm"/>
          <style:tab-stop style:position="12.497cm"/>
          <style:tab-stop style:position="13.493cm"/>
          <style:tab-stop style:position="14.49cm"/>
          <style:tab-stop style:position="15.486cm"/>
          <style:tab-stop style:position="16.483cm"/>
          <style:tab-stop style:position="17.48cm"/>
          <style:tab-stop style:position="18.476cm"/>
          <style:tab-stop style:position="19.473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58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58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58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58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58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176cm" fo:margin-bottom="0cm" fo:line-height="100%" fo:text-align="center" fo:text-indent="-0.952cm" style:punctuation-wrap="hanging" style:line-break="strict" style:font-independent-line-spacing="true">
        <style:tab-stops>
          <style:tab-stop style:position="0cm"/>
          <style:tab-stop style:position="0.044cm"/>
          <style:tab-stop style:position="1.04cm"/>
          <style:tab-stop style:position="2.037cm"/>
          <style:tab-stop style:position="3.033cm"/>
          <style:tab-stop style:position="4.03cm"/>
          <style:tab-stop style:position="5.027cm"/>
          <style:tab-stop style:position="6.023cm"/>
          <style:tab-stop style:position="7.02cm"/>
          <style:tab-stop style:position="8.016cm"/>
          <style:tab-stop style:position="9.013cm"/>
          <style:tab-stop style:position="10.01cm"/>
          <style:tab-stop style:position="11.006cm"/>
          <style:tab-stop style:position="12.003cm"/>
          <style:tab-stop style:position="12.999cm"/>
          <style:tab-stop style:position="13.996cm"/>
          <style:tab-stop style:position="14.993cm"/>
          <style:tab-stop style:position="15.989cm"/>
          <style:tab-stop style:position="16.986cm"/>
          <style:tab-stop style:position="17.982cm"/>
          <style:tab-stop style:position="18.97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fo:background-color="transparent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font-variant="normal" fo:text-transform="none" fo:color="#333399" style:text-outline="false" style:text-line-through-style="none" style:text-line-through-type="none" style:text-position="0% 100%" style:font-name="Arial" fo:font-family="Arial" style:font-family-generic="swiss" style:font-pitch="variable" fo:font-size="36pt" fo:font-style="normal" fo:text-shadow="none" style:text-underline-style="none" fo:font-weight="normal" fo:background-color="transparent" style:font-name-asian="Arial" style:font-family-asian="Arial" style:font-family-generic-asian="swiss" style:font-pitch-asian="variable" style:font-size-asian="36pt" style:font-style-asian="normal" style:font-weight-asian="normal" style:font-name-complex="Arial" style:font-family-complex="Arial" style:font-family-generic-complex="swiss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auto-grow-height="false" draw:fit-to-size="shrink-to-fit" style:shrink-to-fit="true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176cm" fo:margin-bottom="0cm" fo:line-height="100%" fo:text-align="center" fo:text-indent="-0.952cm" style:punctuation-wrap="hanging" style:line-break="strict" style:font-independent-line-spacing="true">
        <style:tab-stops>
          <style:tab-stop style:position="0cm"/>
          <style:tab-stop style:position="0.044cm"/>
          <style:tab-stop style:position="1.04cm"/>
          <style:tab-stop style:position="2.037cm"/>
          <style:tab-stop style:position="3.033cm"/>
          <style:tab-stop style:position="4.03cm"/>
          <style:tab-stop style:position="5.027cm"/>
          <style:tab-stop style:position="6.023cm"/>
          <style:tab-stop style:position="7.02cm"/>
          <style:tab-stop style:position="8.016cm"/>
          <style:tab-stop style:position="9.013cm"/>
          <style:tab-stop style:position="10.01cm"/>
          <style:tab-stop style:position="11.006cm"/>
          <style:tab-stop style:position="12.003cm"/>
          <style:tab-stop style:position="12.999cm"/>
          <style:tab-stop style:position="13.996cm"/>
          <style:tab-stop style:position="14.993cm"/>
          <style:tab-stop style:position="15.989cm"/>
          <style:tab-stop style:position="16.986cm"/>
          <style:tab-stop style:position="17.982cm"/>
          <style:tab-stop style:position="18.97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letter-kerning="true" fo:background-color="transparent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2.063cm" fo:margin-right="0cm" fo:margin-top="0.211cm" fo:margin-bottom="0cm" fo:line-height="100%" fo:text-align="center" fo:text-indent="-0.793cm" style:punctuation-wrap="hanging" style:line-break="strict" style:font-independent-line-spacing="true">
        <style:tab-stops>
          <style:tab-stop style:position="0cm"/>
          <style:tab-stop style:position="0.926cm"/>
          <style:tab-stop style:position="1.922cm"/>
          <style:tab-stop style:position="2.919cm"/>
          <style:tab-stop style:position="3.915cm"/>
          <style:tab-stop style:position="4.912cm"/>
          <style:tab-stop style:position="5.909cm"/>
          <style:tab-stop style:position="6.905cm"/>
          <style:tab-stop style:position="7.902cm"/>
          <style:tab-stop style:position="8.898cm"/>
          <style:tab-stop style:position="9.895cm"/>
          <style:tab-stop style:position="10.892cm"/>
          <style:tab-stop style:position="11.888cm"/>
          <style:tab-stop style:position="12.885cm"/>
          <style:tab-stop style:position="13.881cm"/>
          <style:tab-stop style:position="14.878cm"/>
          <style:tab-stop style:position="15.875cm"/>
          <style:tab-stop style:position="16.871cm"/>
          <style:tab-stop style:position="17.868cm"/>
          <style:tab-stop style:position="18.864cm"/>
          <style:tab-stop style:position="19.861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4pt" fo:font-style="normal" fo:text-shadow="none" style:text-underline-style="none" fo:font-weight="normal" style:font-name-asian="Arial" style:font-family-asian="Arial" style:font-family-generic-asian="swiss" style:font-pitch-asian="variable" style:font-size-asian="24pt" style:font-style-asian="normal" style:font-weight-asian="normal" style:font-name-complex="Arial" style:font-family-complex="Arial" style:font-family-generic-complex="swiss" style:font-pitch-complex="variable" style:font-size-complex="24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5cm" fo:margin-right="0cm" fo:margin-top="0.176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811cm"/>
          <style:tab-stop style:position="1.807cm"/>
          <style:tab-stop style:position="2.804cm"/>
          <style:tab-stop style:position="3.801cm"/>
          <style:tab-stop style:position="4.797cm"/>
          <style:tab-stop style:position="5.794cm"/>
          <style:tab-stop style:position="6.79cm"/>
          <style:tab-stop style:position="7.787cm"/>
          <style:tab-stop style:position="8.784cm"/>
          <style:tab-stop style:position="9.78cm"/>
          <style:tab-stop style:position="10.777cm"/>
          <style:tab-stop style:position="11.773cm"/>
          <style:tab-stop style:position="12.77cm"/>
          <style:tab-stop style:position="13.767cm"/>
          <style:tab-stop style:position="14.763cm"/>
          <style:tab-stop style:position="15.76cm"/>
          <style:tab-stop style:position="16.756cm"/>
          <style:tab-stop style:position="17.753cm"/>
          <style:tab-stop style:position="18.75cm"/>
          <style:tab-stop style:position="19.746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.176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537cm"/>
          <style:tab-stop style:position="1.534cm"/>
          <style:tab-stop style:position="2.531cm"/>
          <style:tab-stop style:position="3.527cm"/>
          <style:tab-stop style:position="4.524cm"/>
          <style:tab-stop style:position="5.52cm"/>
          <style:tab-stop style:position="6.517cm"/>
          <style:tab-stop style:position="7.514cm"/>
          <style:tab-stop style:position="8.51cm"/>
          <style:tab-stop style:position="9.507cm"/>
          <style:tab-stop style:position="10.503cm"/>
          <style:tab-stop style:position="11.5cm"/>
          <style:tab-stop style:position="12.497cm"/>
          <style:tab-stop style:position="13.493cm"/>
          <style:tab-stop style:position="14.49cm"/>
          <style:tab-stop style:position="15.486cm"/>
          <style:tab-stop style:position="16.483cm"/>
          <style:tab-stop style:position="17.48cm"/>
          <style:tab-stop style:position="18.476cm"/>
          <style:tab-stop style:position="19.473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1-subtitle" style:family="presentation">
      <style:graphic-properties draw:stroke="none" draw:fill="none" draw:fill-color="#ffffff" draw:textarea-horizontal-align="justify" draw:textarea-vertical-align="top" draw:auto-grow-height="false" draw:auto-grow-width="false" fo:min-height="4.561cm" fo:min-width="0cm" fo:padding-top="0.13cm" fo:padding-bottom="0.13cm" fo:padding-left="0.25cm" fo:padding-right="0.25cm" fo:wrap-option="wrap" draw:shadow-color="#808080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176cm" fo:margin-bottom="0cm" fo:line-height="100%" fo:text-align="center" fo:text-indent="-0.952cm" style:punctuation-wrap="hanging" style:line-break="strict" style:font-independent-line-spacing="true">
        <style:tab-stops>
          <style:tab-stop style:position="0cm"/>
          <style:tab-stop style:position="0.044cm"/>
          <style:tab-stop style:position="1.04cm"/>
          <style:tab-stop style:position="2.037cm"/>
          <style:tab-stop style:position="3.033cm"/>
          <style:tab-stop style:position="4.03cm"/>
          <style:tab-stop style:position="5.027cm"/>
          <style:tab-stop style:position="6.023cm"/>
          <style:tab-stop style:position="7.02cm"/>
          <style:tab-stop style:position="8.016cm"/>
          <style:tab-stop style:position="9.013cm"/>
          <style:tab-stop style:position="10.01cm"/>
          <style:tab-stop style:position="11.006cm"/>
          <style:tab-stop style:position="12.003cm"/>
          <style:tab-stop style:position="12.999cm"/>
          <style:tab-stop style:position="13.996cm"/>
          <style:tab-stop style:position="14.993cm"/>
          <style:tab-stop style:position="15.989cm"/>
          <style:tab-stop style:position="16.986cm"/>
          <style:tab-stop style:position="17.982cm"/>
          <style:tab-stop style:position="18.97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letter-kerning="true" fo:background-color="transparent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font-variant="normal" fo:text-transform="none" fo:color="#333399" style:text-outline="false" style:text-line-through-style="none" style:text-line-through-type="none" style:text-position="0% 100%" style:font-name="Arial" fo:font-family="Arial" style:font-family-generic="swiss" style:font-pitch="variable" fo:font-size="36pt" fo:font-style="normal" fo:text-shadow="none" style:text-underline-style="none" fo:font-weight="normal" style:letter-kerning="true" fo:background-color="transparent" style:font-name-asian="Arial" style:font-family-asian="Arial" style:font-family-generic-asian="swiss" style:font-pitch-asian="variable" style:font-size-asian="36pt" style:font-style-asian="normal" style:font-weight-asian="normal" style:font-name-complex="Arial" style:font-family-complex="Arial" style:font-family-generic-complex="swiss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2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2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-outline1" style:family="presentation">
      <style:graphic-properties draw:stroke="none" draw:fill="none" draw:auto-grow-height="false" draw:fit-to-size="shrink-to-fit" style:shrink-to-fit="true">
        <text:list-style style:name="Title2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176cm" fo:margin-bottom="0cm" fo:line-height="100%" fo:text-align="center" fo:text-indent="-0.952cm" style:punctuation-wrap="hanging" style:line-break="strict" style:font-independent-line-spacing="true">
        <style:tab-stops>
          <style:tab-stop style:position="0cm"/>
          <style:tab-stop style:position="0.044cm"/>
          <style:tab-stop style:position="1.04cm"/>
          <style:tab-stop style:position="2.037cm"/>
          <style:tab-stop style:position="3.033cm"/>
          <style:tab-stop style:position="4.03cm"/>
          <style:tab-stop style:position="5.027cm"/>
          <style:tab-stop style:position="6.023cm"/>
          <style:tab-stop style:position="7.02cm"/>
          <style:tab-stop style:position="8.016cm"/>
          <style:tab-stop style:position="9.013cm"/>
          <style:tab-stop style:position="10.01cm"/>
          <style:tab-stop style:position="11.006cm"/>
          <style:tab-stop style:position="12.003cm"/>
          <style:tab-stop style:position="12.999cm"/>
          <style:tab-stop style:position="13.996cm"/>
          <style:tab-stop style:position="14.993cm"/>
          <style:tab-stop style:position="15.989cm"/>
          <style:tab-stop style:position="16.986cm"/>
          <style:tab-stop style:position="17.982cm"/>
          <style:tab-stop style:position="18.97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letter-kerning="true" fo:background-color="transparent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2-outline2" style:family="presentation" style:parent-style-name="Title2-outline1">
      <style:paragraph-properties fo:margin-left="2.063cm" fo:margin-right="0cm" fo:margin-top="0.211cm" fo:margin-bottom="0cm" fo:line-height="100%" fo:text-align="center" fo:text-indent="-0.793cm" style:punctuation-wrap="hanging" style:line-break="strict" style:font-independent-line-spacing="true">
        <style:tab-stops>
          <style:tab-stop style:position="0cm"/>
          <style:tab-stop style:position="0.926cm"/>
          <style:tab-stop style:position="1.922cm"/>
          <style:tab-stop style:position="2.919cm"/>
          <style:tab-stop style:position="3.915cm"/>
          <style:tab-stop style:position="4.912cm"/>
          <style:tab-stop style:position="5.909cm"/>
          <style:tab-stop style:position="6.905cm"/>
          <style:tab-stop style:position="7.902cm"/>
          <style:tab-stop style:position="8.898cm"/>
          <style:tab-stop style:position="9.895cm"/>
          <style:tab-stop style:position="10.892cm"/>
          <style:tab-stop style:position="11.888cm"/>
          <style:tab-stop style:position="12.885cm"/>
          <style:tab-stop style:position="13.881cm"/>
          <style:tab-stop style:position="14.878cm"/>
          <style:tab-stop style:position="15.875cm"/>
          <style:tab-stop style:position="16.871cm"/>
          <style:tab-stop style:position="17.868cm"/>
          <style:tab-stop style:position="18.864cm"/>
          <style:tab-stop style:position="19.861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4pt" fo:font-style="normal" fo:text-shadow="none" style:text-underline-style="none" fo:font-weight="normal" style:font-name-asian="Arial" style:font-family-asian="Arial" style:font-family-generic-asian="swiss" style:font-pitch-asian="variable" style:font-size-asian="24pt" style:font-style-asian="normal" style:font-weight-asian="normal" style:font-name-complex="Arial" style:font-family-complex="Arial" style:font-family-generic-complex="swiss" style:font-pitch-complex="variable" style:font-size-complex="24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3.175cm" fo:margin-right="0cm" fo:margin-top="0.176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811cm"/>
          <style:tab-stop style:position="1.807cm"/>
          <style:tab-stop style:position="2.804cm"/>
          <style:tab-stop style:position="3.801cm"/>
          <style:tab-stop style:position="4.797cm"/>
          <style:tab-stop style:position="5.794cm"/>
          <style:tab-stop style:position="6.79cm"/>
          <style:tab-stop style:position="7.787cm"/>
          <style:tab-stop style:position="8.784cm"/>
          <style:tab-stop style:position="9.78cm"/>
          <style:tab-stop style:position="10.777cm"/>
          <style:tab-stop style:position="11.773cm"/>
          <style:tab-stop style:position="12.77cm"/>
          <style:tab-stop style:position="13.767cm"/>
          <style:tab-stop style:position="14.763cm"/>
          <style:tab-stop style:position="15.76cm"/>
          <style:tab-stop style:position="16.756cm"/>
          <style:tab-stop style:position="17.753cm"/>
          <style:tab-stop style:position="18.75cm"/>
          <style:tab-stop style:position="19.746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4.445cm" fo:margin-right="0cm" fo:margin-top="0.176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537cm"/>
          <style:tab-stop style:position="1.534cm"/>
          <style:tab-stop style:position="2.531cm"/>
          <style:tab-stop style:position="3.527cm"/>
          <style:tab-stop style:position="4.524cm"/>
          <style:tab-stop style:position="5.52cm"/>
          <style:tab-stop style:position="6.517cm"/>
          <style:tab-stop style:position="7.514cm"/>
          <style:tab-stop style:position="8.51cm"/>
          <style:tab-stop style:position="9.507cm"/>
          <style:tab-stop style:position="10.503cm"/>
          <style:tab-stop style:position="11.5cm"/>
          <style:tab-stop style:position="12.497cm"/>
          <style:tab-stop style:position="13.493cm"/>
          <style:tab-stop style:position="14.49cm"/>
          <style:tab-stop style:position="15.486cm"/>
          <style:tab-stop style:position="16.483cm"/>
          <style:tab-stop style:position="17.48cm"/>
          <style:tab-stop style:position="18.476cm"/>
          <style:tab-stop style:position="19.473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2-subtitle" style:family="presentation">
      <style:graphic-properties draw:stroke="none" draw:fill="none" draw:fill-color="#ffffff" draw:textarea-horizontal-align="justify" draw:textarea-vertical-align="top" draw:auto-grow-height="false" draw:auto-grow-width="false" fo:min-height="4.552cm" fo:min-width="0cm" fo:padding-top="0.13cm" fo:padding-bottom="0.13cm" fo:padding-left="0.25cm" fo:padding-right="0.25cm" fo:wrap-option="wrap" draw:shadow-color="#808080">
        <text:list-style style:name="Title2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176cm" fo:margin-bottom="0cm" fo:line-height="100%" fo:text-align="center" fo:text-indent="-0.952cm" style:punctuation-wrap="hanging" style:line-break="strict" style:font-independent-line-spacing="true">
        <style:tab-stops>
          <style:tab-stop style:position="0cm"/>
          <style:tab-stop style:position="0.044cm"/>
          <style:tab-stop style:position="1.04cm"/>
          <style:tab-stop style:position="2.037cm"/>
          <style:tab-stop style:position="3.033cm"/>
          <style:tab-stop style:position="4.03cm"/>
          <style:tab-stop style:position="5.027cm"/>
          <style:tab-stop style:position="6.023cm"/>
          <style:tab-stop style:position="7.02cm"/>
          <style:tab-stop style:position="8.016cm"/>
          <style:tab-stop style:position="9.013cm"/>
          <style:tab-stop style:position="10.01cm"/>
          <style:tab-stop style:position="11.006cm"/>
          <style:tab-stop style:position="12.003cm"/>
          <style:tab-stop style:position="12.999cm"/>
          <style:tab-stop style:position="13.996cm"/>
          <style:tab-stop style:position="14.993cm"/>
          <style:tab-stop style:position="15.989cm"/>
          <style:tab-stop style:position="16.986cm"/>
          <style:tab-stop style:position="17.982cm"/>
          <style:tab-stop style:position="18.97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letter-kerning="true" fo:background-color="transparent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Title2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font-variant="normal" fo:text-transform="none" fo:color="#333399" style:text-outline="false" style:text-line-through-style="none" style:text-line-through-type="none" style:text-position="0% 100%" style:font-name="Arial" fo:font-family="Arial" style:font-family-generic="swiss" style:font-pitch="variable" fo:font-size="36pt" fo:font-style="normal" fo:text-shadow="none" style:text-underline-style="none" fo:font-weight="normal" style:letter-kerning="true" fo:background-color="transparent" style:font-name-asian="Arial" style:font-family-asian="Arial" style:font-family-generic-asian="swiss" style:font-pitch-asian="variable" style:font-size-asian="36pt" style:font-style-asian="normal" style:font-weight-asian="normal" style:font-name-complex="Arial" style:font-family-complex="Arial" style:font-family-generic-complex="swiss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solid" draw:fill-color="#1c1c1c" draw:textarea-horizontal-align="left" draw:textarea-vertical-align="middle" draw:auto-grow-height="false" fo:min-height="2.615cm" fo:min-width="0cm" fo:padding-top="0.13cm" fo:padding-bottom="0.13cm" fo:padding-left="0.25cm" fo:padding-right="0.25cm" fo:wrap-option="no-wrap" draw:shadow-color="#808080"/>
    </style:style>
    <style:style style:name="Mgr4" style:family="graphic" style:parent-style-name="standard">
      <style:graphic-properties draw:stroke="none" draw:fill="gradient" draw:fill-color="#1c1c1c" draw:fill-gradient-name="Gradient_20_7" draw:textarea-horizontal-align="left" draw:textarea-vertical-align="middle" draw:auto-grow-height="false" fo:min-height="0cm" fo:min-width="22.302cm" fo:padding-top="0.13cm" fo:padding-bottom="0.13cm" fo:padding-left="0.25cm" fo:padding-right="0.25cm" fo:wrap-option="no-wrap" draw:shadow-color="#808080"/>
    </style:style>
    <style:style style:name="Mgr5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23cm" fo:min-width="0cm" fo:padding-top="0.13cm" fo:padding-bottom="0.13cm" fo:padding-left="0.25cm" fo:padding-right="0.25cm" fo:wrap-option="wrap" draw:shadow-color="#808080"/>
    </style:style>
    <style:style style:name="Mgr6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23cm" fo:min-width="0cm" fo:padding-top="0.13cm" fo:padding-bottom="0.13cm" fo:padding-left="0.25cm" fo:padding-right="0.25cm" fo:wrap-option="wrap" draw:shadow-color="#808080"/>
    </style:style>
    <style:style style:name="Mgr7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23cm" fo:min-width="0cm" fo:padding-top="0.13cm" fo:padding-bottom="0.13cm" fo:padding-left="0.25cm" fo:padding-right="0.25cm" fo:wrap-option="wrap" draw:shadow-color="#808080"/>
    </style:style>
    <style:style style:name="Mgr8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gr9" style:family="graphic" style:parent-style-name="standard">
      <style:graphic-properties draw:stroke="none" draw:fill="solid" draw:fill-color="#ffffff" draw:textarea-horizontal-align="left" draw:textarea-vertical-align="middle" draw:auto-grow-height="false" fo:min-height="25.138cm" fo:min-width="18.548cm" fo:padding-top="0.13cm" fo:padding-bottom="0.13cm" fo:padding-left="0.25cm" fo:padding-right="0.25cm" fo:wrap-option="no-wrap" draw:shadow-color="#808080"/>
    </style:style>
    <style:style style:name="Mgr10" style:family="graphic" style:parent-style-name="standard" style:list-style-name="ML2">
      <style:graphic-properties draw:stroke="none" draw:fill="none" draw:fill-color="#ffffff" draw:textarea-horizontal-align="justify" draw:textarea-vertical-align="top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gr11" style:family="graphic" style:parent-style-name="standard" style:list-style-name="ML2">
      <style:graphic-properties draw:stroke="none" draw:fill="none" draw:fill-color="#ffffff" draw:textarea-horizontal-align="justify" draw:textarea-vertical-align="top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gr12" style:family="graphic" style:parent-style-name="standard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gr13" style:family="graphic" style:parent-style-name="standard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gr14" style:family="graphic" style:parent-style-name="standard">
      <style:graphic-properties draw:stroke="none" draw:fill="solid" draw:fill-color="#3333cc" draw:textarea-horizontal-align="left" draw:textarea-vertical-align="middle" draw:auto-grow-height="false" fo:min-height="1.01cm" fo:min-width="0.669cm" fo:padding-top="0.13cm" fo:padding-bottom="0.13cm" fo:padding-left="0.25cm" fo:padding-right="0.25cm" fo:wrap-option="no-wrap" draw:shadow-color="#808080"/>
    </style:style>
    <style:style style:name="Mgr15" style:family="graphic" style:parent-style-name="standard">
      <style:graphic-properties draw:stroke="none" draw:fill="gradient" draw:fill-color="#3333cc" draw:fill-gradient-name="Gradient_20_8" draw:textarea-horizontal-align="left" draw:textarea-vertical-align="middle" draw:auto-grow-height="false" fo:min-height="1.01cm" fo:min-width="0.364cm" fo:padding-top="0.13cm" fo:padding-bottom="0.13cm" fo:padding-left="0.25cm" fo:padding-right="0.25cm" fo:wrap-option="no-wrap" draw:shadow-color="#808080"/>
    </style:style>
    <style:style style:name="Mgr16" style:family="graphic" style:parent-style-name="standard">
      <style:graphic-properties draw:stroke="none" draw:fill="solid" draw:fill-color="#ffcf01" draw:textarea-horizontal-align="left" draw:textarea-vertical-align="middle" draw:auto-grow-height="false" fo:min-height="1.01cm" fo:min-width="0.671cm" fo:padding-top="0.13cm" fo:padding-bottom="0.13cm" fo:padding-left="0.25cm" fo:padding-right="0.25cm" fo:wrap-option="no-wrap" draw:shadow-color="#808080"/>
    </style:style>
    <style:style style:name="Mgr17" style:family="graphic" style:parent-style-name="standard">
      <style:graphic-properties draw:stroke="none" draw:fill="gradient" draw:fill-color="#ffcf01" draw:fill-gradient-name="Gradient_20_9" draw:textarea-horizontal-align="left" draw:textarea-vertical-align="middle" draw:auto-grow-height="false" fo:min-height="1.01cm" fo:min-width="0.476cm" fo:padding-top="0.13cm" fo:padding-bottom="0.13cm" fo:padding-left="0.25cm" fo:padding-right="0.25cm" fo:wrap-option="no-wrap" draw:shadow-color="#808080"/>
    </style:style>
    <style:style style:name="Mgr18" style:family="graphic" style:parent-style-name="standard">
      <style:graphic-properties draw:stroke="none" draw:fill="gradient" draw:fill-color="#ff0000" draw:fill-gradient-name="Gradient_20_10" draw:textarea-horizontal-align="left" draw:textarea-vertical-align="middle" draw:auto-grow-height="false" fo:min-height="0.865cm" fo:min-width="1.008cm" fo:padding-top="0.13cm" fo:padding-bottom="0.13cm" fo:padding-left="0.25cm" fo:padding-right="0.25cm" fo:wrap-option="no-wrap" draw:shadow-color="#808080"/>
    </style:style>
    <style:style style:name="Mgr19" style:family="graphic" style:parent-style-name="standard">
      <style:graphic-properties draw:stroke="none" draw:fill="gradient" draw:fill-color="#1c1c1c" draw:fill-gradient-name="Gradient_20_7" draw:textarea-horizontal-align="left" draw:textarea-vertical-align="middle" draw:auto-grow-height="false" fo:min-height="0cm" fo:min-width="23.599cm" fo:padding-top="0.13cm" fo:padding-bottom="0.13cm" fo:padding-left="0.25cm" fo:padding-right="0.25cm" fo:wrap-option="no-wrap" draw:shadow-color="#808080"/>
    </style:style>
    <style:style style:name="Mgr20" style:family="graphic" style:parent-style-name="standard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gr21" style:family="graphic" style:parent-style-name="standard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gr22" style:family="graphic" style:parent-style-name="standard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gr23" style:family="graphic" style:parent-style-name="standard">
      <style:graphic-properties draw:stroke="none" draw:fill="solid" draw:fill-color="#3333cc" draw:textarea-horizontal-align="left" draw:textarea-vertical-align="middle" draw:auto-grow-height="false" fo:min-height="1.001cm" fo:min-width="0.66cm" fo:padding-top="0.13cm" fo:padding-bottom="0.13cm" fo:padding-left="0.25cm" fo:padding-right="0.25cm" fo:wrap-option="no-wrap" draw:shadow-color="#808080"/>
    </style:style>
    <style:style style:name="Mgr24" style:family="graphic" style:parent-style-name="standard">
      <style:graphic-properties draw:stroke="none" draw:fill="gradient" draw:fill-color="#3333cc" draw:fill-gradient-name="Gradient_20_8" draw:textarea-horizontal-align="left" draw:textarea-vertical-align="middle" draw:auto-grow-height="false" fo:min-height="1.001cm" fo:min-width="0.355cm" fo:padding-top="0.13cm" fo:padding-bottom="0.13cm" fo:padding-left="0.25cm" fo:padding-right="0.25cm" fo:wrap-option="no-wrap" draw:shadow-color="#808080"/>
    </style:style>
    <style:style style:name="Mgr25" style:family="graphic" style:parent-style-name="standard">
      <style:graphic-properties draw:stroke="none" draw:fill="solid" draw:fill-color="#ffcf01" draw:textarea-horizontal-align="left" draw:textarea-vertical-align="middle" draw:auto-grow-height="false" fo:min-height="1.001cm" fo:min-width="0.671cm" fo:padding-top="0.13cm" fo:padding-bottom="0.13cm" fo:padding-left="0.25cm" fo:padding-right="0.25cm" fo:wrap-option="no-wrap" draw:shadow-color="#808080"/>
    </style:style>
    <style:style style:name="Mgr26" style:family="graphic" style:parent-style-name="standard">
      <style:graphic-properties draw:stroke="none" draw:fill="gradient" draw:fill-color="#ffcf01" draw:fill-gradient-name="Gradient_20_9" draw:textarea-horizontal-align="left" draw:textarea-vertical-align="middle" draw:auto-grow-height="false" fo:min-height="1.001cm" fo:min-width="0.467cm" fo:padding-top="0.13cm" fo:padding-bottom="0.13cm" fo:padding-left="0.25cm" fo:padding-right="0.25cm" fo:wrap-option="no-wrap" draw:shadow-color="#808080"/>
    </style:style>
    <style:style style:name="Mgr27" style:family="graphic" style:parent-style-name="standard">
      <style:graphic-properties draw:stroke="none" draw:fill="gradient" draw:fill-color="#ff0000" draw:fill-gradient-name="Gradient_20_10" draw:textarea-horizontal-align="left" draw:textarea-vertical-align="middle" draw:auto-grow-height="false" fo:min-height="0.856cm" fo:min-width="0.999cm" fo:padding-top="0.13cm" fo:padding-bottom="0.13cm" fo:padding-left="0.25cm" fo:padding-right="0.25cm" fo:wrap-option="no-wrap" draw:shadow-color="#808080"/>
    </style:style>
    <style:style style:name="Mgr28" style:family="graphic" style:parent-style-name="standard">
      <style:graphic-properties draw:stroke="none" draw:fill="solid" draw:fill-color="#1c1c1c" draw:textarea-horizontal-align="left" draw:textarea-vertical-align="middle" draw:auto-grow-height="false" fo:min-height="2.607cm" fo:min-width="0cm" fo:padding-top="0.13cm" fo:padding-bottom="0.13cm" fo:padding-left="0.25cm" fo:padding-right="0.25cm" fo:wrap-option="no-wrap" draw:shadow-color="#808080"/>
    </style:style>
    <style:style style:name="Mgr29" style:family="graphic" style:parent-style-name="standard">
      <style:graphic-properties draw:stroke="none" draw:fill="gradient" draw:fill-color="#1c1c1c" draw:fill-gradient-name="Gradient_20_7" draw:textarea-horizontal-align="left" draw:textarea-vertical-align="middle" draw:auto-grow-height="false" fo:min-height="0cm" fo:min-width="23.59cm" fo:padding-top="0.13cm" fo:padding-bottom="0.13cm" fo:padding-left="0.25cm" fo:padding-right="0.25cm" fo:wrap-option="no-wrap" draw:shadow-color="#808080"/>
    </style:style>
    <style:style style:name="Mgr30" style:family="graphic" style:parent-style-name="standard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13cm" fo:min-width="0cm" fo:padding-top="0.13cm" fo:padding-bottom="0.13cm" fo:padding-left="0.25cm" fo:padding-right="0.25cm" fo:wrap-option="wrap" draw:shadow-color="#808080"/>
    </style:style>
    <style:style style:name="Mgr31" style:family="graphic" style:parent-style-name="standard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13cm" fo:min-width="0cm" fo:padding-top="0.13cm" fo:padding-bottom="0.13cm" fo:padding-left="0.25cm" fo:padding-right="0.25cm" fo:wrap-option="wrap" draw:shadow-color="#808080"/>
    </style:style>
    <style:style style:name="Mgr32" style:family="graphic" style:parent-style-name="standard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13cm" fo:min-width="0cm" fo:padding-top="0.13cm" fo:padding-bottom="0.13cm" fo:padding-left="0.25cm" fo:padding-right="0.25cm" fo:wrap-option="wrap" draw:shadow-color="#808080"/>
    </style:style>
    <style:style style:name="Mpr1" style:family="presentation" style:parent-style-name="Title1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pr2" style:family="presentation" style:parent-style-name="Title1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pr3" style:family="presentation" style:parent-style-name="Title1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pr4" style:family="presentation" style:parent-style-name="Title1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pr5" style:family="presentation" style:parent-style-name="Title2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pr6" style:family="presentation" style:parent-style-name="Title2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pr7" style:family="presentation" style:parent-style-name="Title2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pr8" style:family="presentation" style:parent-style-name="Title2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1c1c1c"/>
      <style:paragraph-properties style:writing-mode="lr-tb" style:font-independent-line-spacing="true"/>
    </style:style>
    <style:style style:name="MP6" style:family="paragraph">
      <loext:graphic-properties draw:fill="gradient" draw:fill-color="#1c1c1c" draw:fill-gradient-name="Gradient_20_7"/>
      <style:paragraph-properties style:writing-mode="lr-tb" style:font-independent-line-spacing="true"/>
    </style:style>
    <style:style style:name="MP7" style:family="paragraph">
      <style:paragraph-properties fo:margin-left="0cm" fo:margin-right="0cm" fo:text-indent="0cm" style:punctuation-wrap="hanging" style:line-break="strict" style:writing-mode="lr-tb"/>
    </style:style>
    <style:style style:name="MP8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9" style:family="paragraph">
      <loext:graphic-properties draw:fill="solid" draw:fill-color="#ffffff"/>
      <style:paragraph-properties fo:text-align="center"/>
    </style:style>
    <style:style style:name="MP10" style:family="paragraph">
      <loext:graphic-properties draw:fill="solid" draw:fill-color="#ffffff"/>
      <style:paragraph-properties style:writing-mode="lr-tb" style:font-independent-line-spacing="true"/>
    </style:style>
    <style:style style:name="MP11" style:family="paragraph">
      <style:paragraph-properties fo:margin-left="0.599cm" fo:margin-right="0cm" fo:text-indent="-0.555cm" style:line-break="strict" style:writing-mode="lr-tb"/>
    </style:style>
    <style:style style:name="MP12" style:family="paragraph">
      <loext:graphic-properties draw:fill="none" draw:fill-color="#ffffff"/>
      <style:paragraph-properties fo:margin-left="0.599cm" fo:margin-right="0cm" fo:text-indent="-0.555cm" style:line-break="strict" style:writing-mode="lr-tb" style:font-independent-line-spacing="true"/>
    </style:style>
    <style:style style:name="MP13" style:family="paragraph">
      <style:paragraph-properties fo:margin-left="0.599cm" fo:margin-right="0cm" fo:text-align="end" fo:text-indent="-0.555cm" style:line-break="strict" style:writing-mode="lr-tb"/>
    </style:style>
    <style:style style:name="MP14" style:family="paragraph">
      <loext:graphic-properties draw:fill="none" draw:fill-color="#ffffff"/>
      <style:paragraph-properties fo:margin-left="0.599cm" fo:margin-right="0cm" fo:text-align="end" fo:text-indent="-0.555cm" style:line-break="strict" style:writing-mode="lr-tb" style:font-independent-line-spacing="true"/>
    </style:style>
    <style:style style:name="MP15" style:family="paragraph">
      <loext:graphic-properties draw:fill="solid" draw:fill-color="#3333cc"/>
      <style:paragraph-properties style:writing-mode="lr-tb" style:font-independent-line-spacing="true"/>
    </style:style>
    <style:style style:name="MP16" style:family="paragraph">
      <loext:graphic-properties draw:fill="gradient" draw:fill-color="#3333cc" draw:fill-gradient-name="Gradient_20_8"/>
      <style:paragraph-properties style:writing-mode="lr-tb" style:font-independent-line-spacing="true"/>
    </style:style>
    <style:style style:name="MP17" style:family="paragraph">
      <loext:graphic-properties draw:fill="solid" draw:fill-color="#ffcf01"/>
      <style:paragraph-properties style:writing-mode="lr-tb" style:font-independent-line-spacing="true"/>
    </style:style>
    <style:style style:name="MP18" style:family="paragraph">
      <loext:graphic-properties draw:fill="gradient" draw:fill-color="#ffcf01" draw:fill-gradient-name="Gradient_20_9"/>
      <style:paragraph-properties style:writing-mode="lr-tb" style:font-independent-line-spacing="true"/>
    </style:style>
    <style:style style:name="MP19" style:family="paragraph">
      <loext:graphic-properties draw:fill="gradient" draw:fill-color="#ff0000" draw:fill-gradient-name="Gradient_20_10"/>
      <style:paragraph-properties style:writing-mode="lr-tb" style:font-independent-line-spacing="true"/>
    </style:style>
    <style:style style:name="MP20" style:family="paragraph">
      <style:paragraph-properties fo:margin-left="0cm" fo:margin-right="0cm" fo:line-height="100%" fo:text-indent="0cm" style:punctuation-wrap="hanging" style:line-break="strict" style:writing-mode="lr-tb"/>
    </style:style>
    <style:style style:name="MP21" style:family="paragraph">
      <loext:graphic-properties draw:fill="none" draw:fill-color="#ffffff"/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MP22" style:family="paragraph">
      <style:paragraph-properties fo:margin-left="0cm" fo:margin-right="0cm" fo:line-height="100%" fo:text-align="center" fo:text-indent="0cm" style:punctuation-wrap="hanging" style:line-break="strict" style:writing-mode="lr-tb"/>
    </style:style>
    <style:style style:name="MP23" style:family="paragraph">
      <loext:graphic-properties draw:fill="none" draw:fill-color="#ffffff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MP24" style:family="paragraph">
      <style:paragraph-properties fo:margin-left="0cm" fo:margin-right="0cm" fo:line-height="100%" fo:text-align="end" fo:text-indent="0cm" style:punctuation-wrap="hanging" style:line-break="strict" style:writing-mode="lr-tb"/>
    </style:style>
    <style:style style:name="MP25" style:family="paragraph">
      <loext:graphic-properties draw:fill="none" draw:fill-color="#ffffff"/>
      <style:paragraph-properties fo:margin-left="0cm" fo:margin-right="0cm" fo:line-height="100%" fo:text-align="end" fo:text-indent="0cm" style:punctuation-wrap="hanging" style:line-break="strict" style:writing-mode="lr-tb" style:font-independent-line-spacing="true"/>
    </style:style>
    <style:style style:name="MP26" style:family="paragraph">
      <style:paragraph-properties fo:margin-left="0cm" fo:margin-right="0cm" fo:line-height="100%" fo:text-indent="0cm" style:line-break="strict" style:writing-mode="lr-tb"/>
    </style:style>
    <style:style style:name="MP27" style:family="paragraph">
      <loext:graphic-properties draw:fill="none" draw:fill-color="#ffffff"/>
      <style:paragraph-properties fo:margin-left="0cm" fo:margin-right="0cm" fo:line-height="100%" fo:text-indent="0cm" style:line-break="strict" style:writing-mode="lr-tb" style:font-independent-line-spacing="true"/>
    </style:style>
    <style:style style:name="MP28" style:family="paragraph">
      <style:paragraph-properties fo:margin-left="0cm" fo:margin-right="0cm" fo:line-height="100%" fo:text-align="center" fo:text-indent="0cm" style:line-break="strict" style:writing-mode="lr-tb"/>
    </style:style>
    <style:style style:name="MP29" style:family="paragraph">
      <loext:graphic-properties draw:fill="none" draw:fill-color="#ffffff"/>
      <style:paragraph-properties fo:margin-left="0cm" fo:margin-right="0cm" fo:line-height="100%" fo:text-align="center" fo:text-indent="0cm" style:line-break="strict" style:writing-mode="lr-tb" style:font-independent-line-spacing="true"/>
    </style:style>
    <style:style style:name="MP30" style:family="paragraph">
      <style:paragraph-properties fo:margin-left="0cm" fo:margin-right="0cm" fo:line-height="100%" fo:text-align="end" fo:text-indent="0cm" style:line-break="strict" style:writing-mode="lr-tb"/>
    </style:style>
    <style:style style:name="MP31" style:family="paragraph">
      <loext:graphic-properties draw:fill="none" draw:fill-color="#ffffff"/>
      <style:paragraph-properties fo:margin-left="0cm" fo:margin-right="0cm" fo:line-height="100%" fo:text-align="end" fo:text-indent="0cm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24pt" fo:language="en" fo:country="US" style:font-name-asian="DejaVu Sans" style:font-size-asian="24pt" style:language-asian="en" style:country-asian="US" style:font-name-complex="DejaVu Sans" style:font-size-complex="24pt" style:language-complex="en" style:country-complex="US"/>
    </style:style>
    <style:style style:name="MT3" style:family="text">
      <style:text-properties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style>
    <style:style style:name="MT4" style:family="text">
      <style:text-properties fo:font-size="12pt" fo:language="th" fo:country="TH" style:font-name-asian="DejaVu Sans" style:font-size-asian="12pt" style:language-asian="th" style:country-asian="TH" style:font-name-complex="DejaVu Sans" style:font-size-complex="12pt" style:language-complex="th" style:country-complex="TH"/>
    </style:style>
    <style:style style:name="MT5" style:family="text">
      <style:text-properties fo:color="#1c1c1c" style:font-name="Tahoma" fo:font-size="14pt" fo:language="en" fo:country="US" style:font-name-asian="Tahoma" style:font-size-asian="14pt" style:language-asian="en" style:country-asian="US" style:font-name-complex="Tahoma" style:font-size-complex="14pt" style:language-complex="en" style:country-complex="US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45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3">
      <text:list-level-style-number text:level="1" style:num-format="">
        <style:list-level-properties/>
        <style:text-properties fo:color="#1c1c1c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g>
        <draw:custom-shape draw:style-name="Mgr3" draw:text-style-name="MP5" draw:layer="backgroundobjects" svg:width="0.04cm" svg:height="2.875cm" svg:x="1.411cm" svg:y="1.023cm">
          <text:p/>
          <draw:enhanced-geometry svg:viewBox="0 0 21600 21600" draw:type="rectangle" draw:enhanced-path="M 0 0 L 21600 0 21600 21600 0 21600 0 0 Z N"/>
        </draw:custom-shape>
        <draw:custom-shape draw:style-name="Mgr4" draw:text-style-name="MP6" draw:layer="backgroundobjects" svg:width="22.802cm" svg:height="0.04cm" svg:x="0.525cm" svg:y="3.219cm">
          <text:p/>
          <draw:enhanced-geometry svg:viewBox="0 0 21600 21600" draw:type="rectangle" draw:enhanced-path="M 0 0 L 21600 0 21600 21600 0 21600 0 0 Z N"/>
        </draw:custom-shape>
      </draw:g>
      <draw:frame presentation:style-name="Default-title" draw:layer="backgroundobjects" svg:width="21.956cm" svg:height="2.355cm" svg:x="1.698cm" svg:y="0.722cm" presentation:class="title" presentation:placeholder="true">
        <draw:text-box/>
      </draw:frame>
      <draw:frame presentation:style-name="Default-outline1" draw:layer="backgroundobjects" svg:width="21.956cm" svg:height="12.352cm" svg:x="1.874cm" svg:y="3.889cm" presentation:class="outline" presentation:placeholder="true">
        <draw:text-box/>
      </draw:frame>
      <draw:frame draw:style-name="Mgr5" draw:text-style-name="MP8" draw:layer="backgroundobjects" svg:width="5.243cm" svg:height="1.222cm" svg:x="1.697cm" svg:y="17.127cm" presentation:class="date-time">
        <draw:text-box>
          <text:list text:style-name="ML1">
            <text:list-header>
              <text:p text:style-name="MP7"><text:span text:style-name="MT2"><presentation:date-time/></text:span></text:p>
            </text:list-header>
          </text:list>
        </draw:text-box>
      </draw:frame>
      <draw:frame draw:style-name="Mgr6" draw:text-style-name="MP8" draw:layer="backgroundobjects" svg:width="7.995cm" svg:height="1.222cm" svg:x="9.299cm" svg:y="17.127cm" presentation:class="footer">
        <draw:text-box>
          <text:list text:style-name="ML1">
            <text:list-header>
              <text:p text:style-name="MP7"><text:span text:style-name="MT2"><presentation:footer/></text:span></text:p>
            </text:list-header>
          </text:list>
        </draw:text-box>
      </draw:frame>
      <draw:frame draw:style-name="Mgr7" draw:text-style-name="MP8" draw:layer="backgroundobjects" svg:width="5.243cm" svg:height="1.222cm" svg:x="18.899cm" svg:y="17.127cm" presentation:class="page-number">
        <draw:text-box>
          <text:list text:style-name="ML1">
            <text:list-header>
              <text:p text:style-name="MP7"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8" draw:text-style-name="MP9" draw:layer="backgroundobjects" svg:width="19.05cm" svg:height="25.4cm" svg:x="0cm" svg:y="0cm">
          <text:p/>
        </draw:rect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Mgr10" draw:text-style-name="MP12" draw:layer="backgroundobjects" svg:width="8.206cm" svg:height="1.221cm" svg:x="0cm" svg:y="-0.001cm" presentation:class="header">
          <draw:text-box>
            <text:list text:style-name="ML2">
              <text:list-header>
                <text:p text:style-name="MP11"><text:span text:style-name="MT3"><presentation:header/></text:span></text:p>
              </text:list-header>
            </text:list>
          </draw:text-box>
        </draw:frame>
        <draw:frame draw:style-name="Mgr11" draw:text-style-name="MP14" draw:layer="backgroundobjects" svg:width="8.206cm" svg:height="1.221cm" svg:x="10.791cm" svg:y="-0.001cm" presentation:class="date-time">
          <draw:text-box>
            <text:list text:style-name="ML2">
              <text:list-header>
                <text:p text:style-name="MP13"><text:span text:style-name="MT4"><presentation:date-time/></text:span></text:p>
              </text:list-header>
            </text:list>
          </draw:text-box>
        </draw:frame>
        <draw:page-thumbnail presentation:style-name="Default-title" draw:layer="backgroundobjects" svg:width="12.651cm" svg:height="9.476cm" svg:x="3.174cm" svg:y="1.905cm" presentation:class="page"/>
        <draw:frame presentation:style-name="Default-notes" draw:layer="backgroundobjects" svg:width="15.191cm" svg:height="11.381cm" svg:x="1.904cm" svg:y="12.064cm" presentation:class="notes" presentation:placeholder="true">
          <draw:text-box/>
        </draw:frame>
        <draw:frame draw:style-name="Mgr12" draw:text-style-name="MP12" draw:layer="backgroundobjects" svg:width="8.206cm" svg:height="1.221cm" svg:x="0cm" svg:y="24.125cm" presentation:class="footer">
          <draw:text-box>
            <text:list text:style-name="ML2">
              <text:list-header>
                <text:p text:style-name="MP11"><text:span text:style-name="MT3"><presentation:footer/></text:span></text:p>
              </text:list-header>
            </text:list>
          </draw:text-box>
        </draw:frame>
        <draw:frame draw:style-name="Mgr13" draw:text-style-name="MP14" draw:layer="backgroundobjects" svg:width="8.206cm" svg:height="1.221cm" svg:x="10.791cm" svg:y="24.125cm" presentation:class="page-number">
          <draw:text-box>
            <text:list text:style-name="ML2">
              <text:list-header>
                <text:p text:style-name="MP13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g>
        <draw:g>
          <draw:custom-shape draw:style-name="Mgr14" draw:text-style-name="MP15" draw:layer="backgroundobjects" svg:width="1.169cm" svg:height="1.27cm" svg:x="0.807cm" svg:y="7.073cm">
            <text:p/>
            <draw:enhanced-geometry svg:viewBox="0 0 21600 21600" draw:type="rectangle" draw:enhanced-path="M 0 0 L 21600 0 21600 21600 0 21600 0 0 Z N"/>
          </draw:custom-shape>
          <draw:custom-shape draw:style-name="Mgr15" draw:text-style-name="MP16" draw:layer="backgroundobjects" svg:width="0.864cm" svg:height="1.27cm" svg:x="1.87cm" svg:y="7.073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Mgr16" draw:text-style-name="MP17" draw:layer="backgroundobjects" svg:width="1.171cm" svg:height="1.27cm" svg:x="1.151cm" svg:y="8.246cm">
            <text:p/>
            <draw:enhanced-geometry svg:viewBox="0 0 21600 21600" draw:type="rectangle" draw:enhanced-path="M 0 0 L 21600 0 21600 21600 0 21600 0 0 Z N"/>
          </draw:custom-shape>
          <draw:custom-shape draw:style-name="Mgr17" draw:text-style-name="MP18" draw:layer="backgroundobjects" svg:width="0.976cm" svg:height="1.27cm" svg:x="2.176cm" svg:y="8.246cm">
            <text:p/>
            <draw:enhanced-geometry svg:viewBox="0 0 21600 21600" draw:type="rectangle" draw:enhanced-path="M 0 0 L 21600 0 21600 21600 0 21600 0 0 Z N"/>
          </draw:custom-shape>
        </draw:g>
        <draw:custom-shape draw:style-name="Mgr18" draw:text-style-name="MP19" draw:layer="backgroundobjects" svg:width="1.508cm" svg:height="1.125cm" svg:x="0cm" svg:y="8.043cm">
          <text:p/>
          <draw:enhanced-geometry svg:viewBox="0 0 21600 21600" draw:type="rectangle" draw:enhanced-path="M 0 0 L 21600 0 21600 21600 0 21600 0 0 Z N"/>
        </draw:custom-shape>
        <draw:custom-shape draw:style-name="Mgr3" draw:text-style-name="MP5" draw:layer="backgroundobjects" svg:width="0.04cm" svg:height="2.875cm" svg:x="1.764cm" svg:y="6.773cm">
          <text:p/>
          <draw:enhanced-geometry svg:viewBox="0 0 21600 21600" draw:type="rectangle" draw:enhanced-path="M 0 0 L 21600 0 21600 21600 0 21600 0 0 Z N"/>
        </draw:custom-shape>
        <draw:custom-shape draw:style-name="Mgr19" draw:text-style-name="MP6" draw:layer="backgroundobjects" svg:width="24.099cm" svg:height="0.105cm" svg:x="0.878cm" svg:y="9.028cm">
          <text:p/>
          <draw:enhanced-geometry svg:viewBox="0 0 21600 21600" draw:mirror-vertical="true" draw:type="rectangle" draw:enhanced-path="M 0 0 L 21600 0 21600 21600 0 21600 0 0 Z N"/>
        </draw:custom-shape>
      </draw:g>
      <draw:frame presentation:style-name="Title1-title" draw:layer="backgroundobjects" svg:width="21.541cm" svg:height="4.013cm" svg:x="2.751cm" svg:y="4.656cm" presentation:class="title" presentation:placeholder="true">
        <draw:text-box/>
      </draw:frame>
      <draw:frame presentation:style-name="Title1-subtitle" draw:layer="backgroundobjects" svg:width="17.731cm" svg:height="4.82cm" svg:x="3.809cm" svg:y="10.795cm" presentation:class="subtitle" presentation:placeholder="true">
        <draw:text-box/>
      </draw:frame>
      <draw:frame draw:style-name="Mgr20" draw:text-style-name="MP21" draw:layer="backgroundobjects" svg:width="5.243cm" svg:height="1.221cm" svg:x="2.751cm" svg:y="17.356cm" presentation:class="date-time">
        <draw:text-box>
          <text:list text:style-name="ML3">
            <text:list-header>
              <text:p text:style-name="MP20"><text:span text:style-name="MT5"><presentation:date-time/></text:span></text:p>
            </text:list-header>
          </text:list>
        </draw:text-box>
      </draw:frame>
      <draw:frame draw:style-name="Mgr21" draw:text-style-name="MP23" draw:layer="backgroundobjects" svg:width="7.995cm" svg:height="1.221cm" svg:x="9.524cm" svg:y="17.356cm" presentation:class="footer">
        <draw:text-box>
          <text:list text:style-name="ML3">
            <text:list-header>
              <text:p text:style-name="MP22"><text:span text:style-name="MT5"><presentation:footer/></text:span></text:p>
            </text:list-header>
          </text:list>
        </draw:text-box>
      </draw:frame>
      <draw:frame draw:style-name="Mgr22" draw:text-style-name="MP25" draw:layer="backgroundobjects" svg:width="5.243cm" svg:height="1.221cm" svg:x="19.049cm" svg:y="17.356cm" presentation:class="page-number">
        <draw:text-box>
          <text:list text:style-name="ML3">
            <text:list-header>
              <text:p text:style-name="MP24"><text:span text:style-name="MT5"><text:page-number>&lt;number&gt;</text:page-number></text:span></text:p>
            </text:list-header>
          </text:list>
        </draw:text-box>
      </draw:frame>
      <draw:frame presentation:style-name="Title1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rect draw:style-name="Mgr8" draw:text-style-name="MP9" draw:layer="backgroundobjects" svg:width="19.05cm" svg:height="25.4cm" svg:x="0cm" svg:y="0cm">
          <text:p/>
        </draw:rect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1" draw:text-style-name="MP12" draw:layer="backgroundobjects" svg:width="8.206cm" svg:height="1.221cm" svg:x="0cm" svg:y="-0.001cm" presentation:class="header">
          <draw:text-box>
            <text:list text:style-name="ML2">
              <text:list-header>
                <text:p text:style-name="MP11"><text:span text:style-name="MT3"><presentation:header/></text:span></text:p>
              </text:list-header>
            </text:list>
          </draw:text-box>
        </draw:frame>
        <draw:frame presentation:style-name="Mpr2" draw:text-style-name="MP14" draw:layer="backgroundobjects" svg:width="8.206cm" svg:height="1.221cm" svg:x="10.791cm" svg:y="-0.001cm" presentation:class="date-time">
          <draw:text-box>
            <text:list text:style-name="ML2">
              <text:list-header>
                <text:p text:style-name="MP13"><text:span text:style-name="MT4"><presentation:date-time/></text:span></text:p>
              </text:list-header>
            </text:list>
          </draw:text-box>
        </draw:frame>
        <draw:page-thumbnail presentation:style-name="Title1-title" draw:layer="backgroundobjects" svg:width="12.651cm" svg:height="9.476cm" svg:x="3.174cm" svg:y="1.905cm" presentation:class="page"/>
        <draw:frame presentation:style-name="Title1-notes" draw:layer="backgroundobjects" svg:width="15.191cm" svg:height="11.381cm" svg:x="1.904cm" svg:y="12.064cm" presentation:class="notes" presentation:placeholder="true">
          <draw:text-box/>
        </draw:frame>
        <draw:frame presentation:style-name="Mpr3" draw:text-style-name="MP12" draw:layer="backgroundobjects" svg:width="8.206cm" svg:height="1.221cm" svg:x="0cm" svg:y="24.125cm" presentation:class="footer">
          <draw:text-box>
            <text:list text:style-name="ML2">
              <text:list-header>
                <text:p text:style-name="MP11"><text:span text:style-name="MT3"><presentation:footer/></text:span></text:p>
              </text:list-header>
            </text:list>
          </draw:text-box>
        </draw:frame>
        <draw:frame presentation:style-name="Mpr4" draw:text-style-name="MP14" draw:layer="backgroundobjects" svg:width="8.206cm" svg:height="1.221cm" svg:x="10.791cm" svg:y="24.125cm" presentation:class="page-number">
          <draw:text-box>
            <text:list text:style-name="ML2">
              <text:list-header>
                <text:p text:style-name="MP13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2" style:page-layout-name="PM1" draw:style-name="Mdp1">
      <draw:g>
        <draw:g>
          <draw:custom-shape draw:style-name="Mgr23" draw:text-style-name="MP15" draw:layer="backgroundobjects" svg:width="1.16cm" svg:height="1.261cm" svg:x="0.807cm" svg:y="7.073cm">
            <text:p/>
            <draw:enhanced-geometry svg:viewBox="0 0 21600 21600" draw:type="rectangle" draw:enhanced-path="M 0 0 L 21600 0 21600 21600 0 21600 0 0 Z N"/>
          </draw:custom-shape>
          <draw:custom-shape draw:style-name="Mgr24" draw:text-style-name="MP16" draw:layer="backgroundobjects" svg:width="0.855cm" svg:height="1.261cm" svg:x="1.87cm" svg:y="7.073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Mgr25" draw:text-style-name="MP17" draw:layer="backgroundobjects" svg:width="1.171cm" svg:height="1.261cm" svg:x="1.151cm" svg:y="8.246cm">
            <text:p/>
            <draw:enhanced-geometry svg:viewBox="0 0 21600 21600" draw:type="rectangle" draw:enhanced-path="M 0 0 L 21600 0 21600 21600 0 21600 0 0 Z N"/>
          </draw:custom-shape>
          <draw:custom-shape draw:style-name="Mgr26" draw:text-style-name="MP18" draw:layer="backgroundobjects" svg:width="0.967cm" svg:height="1.261cm" svg:x="2.176cm" svg:y="8.246cm">
            <text:p/>
            <draw:enhanced-geometry svg:viewBox="0 0 21600 21600" draw:type="rectangle" draw:enhanced-path="M 0 0 L 21600 0 21600 21600 0 21600 0 0 Z N"/>
          </draw:custom-shape>
        </draw:g>
        <draw:custom-shape draw:style-name="Mgr27" draw:text-style-name="MP19" draw:layer="backgroundobjects" svg:width="1.499cm" svg:height="1.116cm" svg:x="0cm" svg:y="8.043cm">
          <text:p/>
          <draw:enhanced-geometry svg:viewBox="0 0 21600 21600" draw:type="rectangle" draw:enhanced-path="M 0 0 L 21600 0 21600 21600 0 21600 0 0 Z N"/>
        </draw:custom-shape>
        <draw:custom-shape draw:style-name="Mgr28" draw:text-style-name="MP5" draw:layer="backgroundobjects" svg:width="0.031cm" svg:height="2.867cm" svg:x="1.764cm" svg:y="6.773cm">
          <text:p/>
          <draw:enhanced-geometry svg:viewBox="0 0 21600 21600" draw:type="rectangle" draw:enhanced-path="M 0 0 L 21600 0 21600 21600 0 21600 0 0 Z N"/>
        </draw:custom-shape>
        <draw:custom-shape draw:style-name="Mgr29" draw:text-style-name="MP6" draw:layer="backgroundobjects" svg:width="24.09cm" svg:height="0.097cm" svg:x="0.878cm" svg:y="9.028cm">
          <text:p/>
          <draw:enhanced-geometry svg:viewBox="0 0 21600 21600" draw:mirror-vertical="true" draw:type="rectangle" draw:enhanced-path="M 0 0 L 21600 0 21600 21600 0 21600 0 0 Z N"/>
        </draw:custom-shape>
      </draw:g>
      <draw:frame presentation:style-name="Title2-title" draw:layer="backgroundobjects" svg:width="21.532cm" svg:height="4.004cm" svg:x="2.752cm" svg:y="4.657cm" presentation:class="title" presentation:placeholder="true">
        <draw:text-box/>
      </draw:frame>
      <draw:frame presentation:style-name="Title2-subtitle" draw:layer="backgroundobjects" svg:width="17.723cm" svg:height="4.811cm" svg:x="3.809cm" svg:y="10.794cm" presentation:class="subtitle" presentation:placeholder="true">
        <draw:text-box/>
      </draw:frame>
      <draw:frame draw:style-name="Mgr30" draw:text-style-name="MP27" draw:layer="backgroundobjects" svg:width="5.234cm" svg:height="1.212cm" svg:x="2.752cm" svg:y="17.357cm" presentation:class="date-time">
        <draw:text-box>
          <text:list text:style-name="ML3">
            <text:list-header>
              <text:p text:style-name="MP26"><text:span text:style-name="MT5"><presentation:date-time/></text:span></text:p>
            </text:list-header>
          </text:list>
        </draw:text-box>
      </draw:frame>
      <draw:frame draw:style-name="Mgr31" draw:text-style-name="MP29" draw:layer="backgroundobjects" svg:width="7.986cm" svg:height="1.212cm" svg:x="9.525cm" svg:y="17.357cm" presentation:class="footer">
        <draw:text-box>
          <text:list text:style-name="ML3">
            <text:list-header>
              <text:p text:style-name="MP28"><text:span text:style-name="MT5"><presentation:footer/></text:span></text:p>
            </text:list-header>
          </text:list>
        </draw:text-box>
      </draw:frame>
      <draw:frame draw:style-name="Mgr32" draw:text-style-name="MP31" draw:layer="backgroundobjects" svg:width="5.234cm" svg:height="1.212cm" svg:x="19.05cm" svg:y="17.357cm" presentation:class="page-number">
        <draw:text-box>
          <text:list text:style-name="ML3">
            <text:list-header>
              <text:p text:style-name="MP30"><text:span text:style-name="MT5"><text:page-number>&lt;number&gt;</text:page-number></text:span></text:p>
            </text:list-header>
          </text:list>
        </draw:text-box>
      </draw:frame>
      <draw:frame presentation:style-name="Title2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rect draw:style-name="Mgr8" draw:text-style-name="MP9" draw:layer="backgroundobjects" svg:width="19.05cm" svg:height="25.4cm" svg:x="0cm" svg:y="0cm">
          <text:p/>
        </draw:rect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5" draw:text-style-name="MP12" draw:layer="backgroundobjects" svg:width="8.206cm" svg:height="1.221cm" svg:x="0cm" svg:y="-0.001cm" presentation:class="header">
          <draw:text-box>
            <text:list text:style-name="ML2">
              <text:list-header>
                <text:p text:style-name="MP11"><text:span text:style-name="MT3"><presentation:header/></text:span></text:p>
              </text:list-header>
            </text:list>
          </draw:text-box>
        </draw:frame>
        <draw:frame presentation:style-name="Mpr6" draw:text-style-name="MP14" draw:layer="backgroundobjects" svg:width="8.206cm" svg:height="1.221cm" svg:x="10.791cm" svg:y="-0.001cm" presentation:class="date-time">
          <draw:text-box>
            <text:list text:style-name="ML2">
              <text:list-header>
                <text:p text:style-name="MP13"><text:span text:style-name="MT4"><presentation:date-time/></text:span></text:p>
              </text:list-header>
            </text:list>
          </draw:text-box>
        </draw:frame>
        <draw:page-thumbnail presentation:style-name="Title2-title" draw:layer="backgroundobjects" svg:width="12.651cm" svg:height="9.476cm" svg:x="3.174cm" svg:y="1.905cm" presentation:class="page"/>
        <draw:frame presentation:style-name="Title2-notes" draw:layer="backgroundobjects" svg:width="15.191cm" svg:height="11.381cm" svg:x="1.904cm" svg:y="12.064cm" presentation:class="notes" presentation:placeholder="true">
          <draw:text-box/>
        </draw:frame>
        <draw:frame presentation:style-name="Mpr7" draw:text-style-name="MP12" draw:layer="backgroundobjects" svg:width="8.206cm" svg:height="1.221cm" svg:x="0cm" svg:y="24.125cm" presentation:class="footer">
          <draw:text-box>
            <text:list text:style-name="ML2">
              <text:list-header>
                <text:p text:style-name="MP11"><text:span text:style-name="MT3"><presentation:footer/></text:span></text:p>
              </text:list-header>
            </text:list>
          </draw:text-box>
        </draw:frame>
        <draw:frame presentation:style-name="Mpr8" draw:text-style-name="MP14" draw:layer="backgroundobjects" svg:width="8.206cm" svg:height="1.221cm" svg:x="10.791cm" svg:y="24.125cm" presentation:class="page-number">
          <draw:text-box>
            <text:list text:style-name="ML2">
              <text:list-header>
                <text:p text:style-name="MP13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Type Checking</dc:title>
    <meta:creation-date>2019-11-17T14:31:40.364700430</meta:creation-date>
    <meta:editing-cycles>30</meta:editing-cycles>
    <meta:editing-duration>PT7H38M11S</meta:editing-duration>
    <meta:generator>LibreOffice/6.0.7.3$Linux_X86_64 LibreOffice_project/00m0$Build-3</meta:generator>
    <dc:date>2021-10-30T13:09:47.667008514</dc:date>
    <meta:document-statistic meta:object-count="275"/>
  </office:meta>
</office:document-meta>
</file>